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1.972in"/>
    </style:style>
    <style:style style:name="co3" style:family="table-column">
      <style:table-column-properties fo:break-before="auto" style:column-width="1.3472in"/>
    </style:style>
    <style:style style:name="co4" style:family="table-column">
      <style:table-column-properties fo:break-before="auto" style:column-width="1.3752in"/>
    </style:style>
    <style:style style:name="co5" style:family="table-column">
      <style:table-column-properties fo:break-before="auto" style:column-width="1.3937in"/>
    </style:style>
    <style:style style:name="co6" style:family="table-column">
      <style:table-column-properties fo:break-before="auto" style:column-width="1.1984in"/>
    </style:style>
    <style:style style:name="co7" style:family="table-column">
      <style:table-column-properties fo:break-before="auto" style:column-width="1.598in"/>
    </style:style>
    <style:style style:name="co8" style:family="table-column">
      <style:table-column-properties fo:break-before="auto" style:column-width="1.1146in"/>
    </style:style>
    <style:style style:name="co9" style:family="table-column">
      <style:table-column-properties fo:break-before="auto" style:column-width="1.1874in"/>
    </style:style>
    <style:style style:name="co10" style:family="table-column">
      <style:table-column-properties fo:break-before="auto" style:column-width="1.3626in"/>
    </style:style>
    <style:style style:name="co12" style:family="table-column">
      <style:table-column-properties fo:break-before="auto" style:column-width="0.9598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ro3" style:family="table-row">
      <style:table-row-properties style:row-height="0.161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6000" number:language="en" number:country="CA">
      <number:number number:min-integer-digits="1"/>
    </number:number-style>
    <number:number-style style:name="N16001" number:language="en" number:country="CA">
      <number:number number:decimal-places="0" number:min-integer-digits="1"/>
    </number:number-style>
    <style:style style:name="ce8" style:family="table-cell" style:parent-style-name="Default" style:data-style-name="N16001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6001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6000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6001">
      <style:table-cell-properties style:text-align-source="fix" style:repeat-content="false"/>
      <style:paragraph-properties fo:text-align="center" fo:margin-left="0in"/>
      <style:text-properties fo:color="#000000" style:font-name="Arial" style:font-name-asian="Arial Unicode MS" style:font-name-complex="Arial"/>
    </style:style>
    <style:style style:name="ce11" style:family="table-cell" style:parent-style-name="Default" style:data-style-name="N16000">
      <style:table-cell-properties style:text-align-source="fix" style:repeat-content="false" fo:background-color="transparent"/>
      <style:paragraph-properties fo:text-align="center" fo:margin-left="0in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Calibri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ce6" style:family="table-cell" style:parent-style-name="Default" style:data-style-name="N1600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nyc_geo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number-columns-repeated="4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8"/>
        <table:table-row table:style-name="ro1">
          <table:table-cell table:style-name="ce1" office:value-type="string">
            <text:p>borough</text:p>
          </table:table-cell>
          <table:table-cell table:style-name="ce1" office:value-type="string">
            <text:p>neighborhood</text:p>
          </table:table-cell>
          <table:table-cell table:style-name="ce3" office:value-type="string">
            <text:p>latitude</text:p>
          </table:table-cell>
          <table:table-cell table:style-name="ce3" office:value-type="string">
            <text:p>longitude</text:p>
          </table:table-cell>
          <table:table-cell table:style-name="ce3" office:value-type="string">
            <text:p>studio_2021</text:p>
          </table:table-cell>
          <table:table-cell table:style-name="ce3" office:value-type="string">
            <text:p>br_1_2021</text:p>
          </table:table-cell>
          <table:table-cell table:style-name="ce5" office:value-type="string">
            <text:p>br_2_2021</text:p>
          </table:table-cell>
          <table:table-cell table:style-name="ce3" office:value-type="string">
            <text:p>no_of_school</text:p>
          </table:table-cell>
          <table:table-cell table:style-name="ce3" office:value-type="string">
            <text:p>no_of_hospital</text:p>
          </table:table-cell>
          <table:table-cell table:style-name="ce3" office:value-type="string">
            <text:p>no_of_restaurant</text:p>
          </table:table-cell>
          <table:table-cell table:style-name="ce3" office:value-type="string">
            <text:p>no_of_bank</text:p>
          </table:table-cell>
          <table:table-cell table:style-name="ce3" office:value-type="string">
            <text:p>criminal_rate</text:p>
          </table:table-cell>
          <table:table-cell table:style-name="ce6" office:value-type="string">
            <text:p>population_2020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Allerton</text:p>
          </table:table-cell>
          <table:table-cell office:value-type="float" office:value="40.8657878780298">
            <text:p>40.865787878</text:p>
          </table:table-cell>
          <table:table-cell office:value-type="float" office:value="-73.8593186322165">
            <text:p>-73.8593186322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<text:s/>2704</text:p>
          </table:table-cell>
          <table:table-cell table:style-name="ce7" office:value-type="float" office:value="34623">
            <text:p>34623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Annadale</text:p>
          </table:table-cell>
          <table:table-cell office:value-type="float" office:value="40.5381141747451">
            <text:p>40.5381141747</text:p>
          </table:table-cell>
          <table:table-cell office:value-type="float" office:value="-74.1785486616588">
            <text:p>-74.1785486617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<text:s/>173</text:p>
          </table:table-cell>
          <table:table-cell table:style-name="ce7" office:value-type="float" office:value="10133">
            <text:p>10133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Arden Heights</text:p>
          </table:table-cell>
          <table:table-cell office:value-type="float" office:value="40.5492858227832">
            <text:p>40.5492858228</text:p>
          </table:table-cell>
          <table:table-cell office:value-type="float" office:value="-74.1858867458389">
            <text:p>-74.1858867458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<text:s/>238</text:p>
          </table:table-cell>
          <table:table-cell table:style-name="ce7" office:value-type="float" office:value="15341">
            <text:p>15341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Arlington</text:p>
          </table:table-cell>
          <table:table-cell office:value-type="float" office:value="40.6353250991149">
            <text:p>40.6353250991</text:p>
          </table:table-cell>
          <table:table-cell office:value-type="float" office:value="-74.1651042024112">
            <text:p>-74.1651042024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<text:s/>959</text:p>
          </table:table-cell>
          <table:table-cell office:value-type="float" office:value="11164">
            <text:p>11164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Arrochar</text:p>
          </table:table-cell>
          <table:table-cell office:value-type="float" office:value="40.5963125712767">
            <text:p>40.5963125713</text:p>
          </table:table-cell>
          <table:table-cell office:value-type="float" office:value="-74.0671236322558">
            <text:p>-74.0671236323</text:p>
          </table:table-cell>
          <table:table-cell table:number-columns-repeated="3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string">
            <text:p><text:s/>433</text:p>
          </table:table-cell>
          <table:table-cell office:value-type="float" office:value="9064">
            <text:p>9064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Arverne</text:p>
          </table:table-cell>
          <table:table-cell office:value-type="float" office:value="40.5891439437297">
            <text:p>40.5891439437</text:p>
          </table:table-cell>
          <table:table-cell office:value-type="float" office:value="-73.7919923313694">
            <text:p>-73.7919923314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<text:s/>1033</text:p>
          </table:table-cell>
          <table:table-cell table:style-name="ce9" office:value-type="float" office:value="13789">
            <text:p>13789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Astoria</text:p>
          </table:table-cell>
          <table:table-cell office:value-type="float" office:value="40.7685085933549">
            <text:p>40.7685085934</text:p>
          </table:table-cell>
          <table:table-cell office:value-type="float" office:value="-73.9156537430423">
            <text:p>-73.915653743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office:value-type="string">
            <text:p><text:s/>3061</text:p>
          </table:table-cell>
          <table:table-cell table:style-name="ce7" office:value-type="float" office:value="38673">
            <text:p>38673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Astoria Heights</text:p>
          </table:table-cell>
          <table:table-cell office:value-type="float" office:value="40.7703173929982">
            <text:p>40.770317393</text:p>
          </table:table-cell>
          <table:table-cell office:value-type="float" office:value="-73.8946799627057">
            <text:p>-73.8946799627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string">
            <text:p><text:s/>675</text:p>
          </table:table-cell>
          <table:table-cell table:style-name="ce7" office:value-type="float" office:value="25112">
            <text:p>25112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Auburndale</text:p>
          </table:table-cell>
          <table:table-cell office:value-type="float" office:value="40.7617295490326">
            <text:p>40.761729549</text:p>
          </table:table-cell>
          <table:table-cell office:value-type="float" office:value="-73.7917624372806">
            <text:p>-73.7917624373</text:p>
          </table:table-cell>
          <table:table-cell table:number-columns-repeated="3"/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string">
            <text:p><text:s/>642</text:p>
          </table:table-cell>
          <table:table-cell table:style-name="ce7" office:value-type="float" office:value="36182">
            <text:p>36182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ath Beach</text:p>
          </table:table-cell>
          <table:table-cell office:value-type="float" office:value="40.5995187028224">
            <text:p>40.5995187028</text:p>
          </table:table-cell>
          <table:table-cell office:value-type="float" office:value="-73.9987522144352">
            <text:p>-73.9987522144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string">
            <text:p><text:s/>1832</text:p>
          </table:table-cell>
          <table:table-cell table:style-name="ce7" office:value-type="float" office:value="33070">
            <text:p>33070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Battery Park City</text:p>
          </table:table-cell>
          <table:table-cell office:value-type="float" office:value="40.7119319839457">
            <text:p>40.7119319839</text:p>
          </table:table-cell>
          <table:table-cell office:value-type="float" office:value="-74.0168693050862">
            <text:p>-74.0168693051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string">
            <text:p><text:s/>3336</text:p>
          </table:table-cell>
          <table:table-cell office:value-type="float" office:value="26496">
            <text:p>26496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ay Ridge</text:p>
          </table:table-cell>
          <table:table-cell office:value-type="float" office:value="40.6258010650107">
            <text:p>40.625801065</text:p>
          </table:table-cell>
          <table:table-cell office:value-type="float" office:value="-74.0306206935381">
            <text:p>-74.0306206935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string">
            <text:p><text:s/>1783</text:p>
          </table:table-cell>
          <table:table-cell table:style-name="ce7" office:value-type="float" office:value="86779">
            <text:p>86779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ay Terrace</text:p>
          </table:table-cell>
          <table:table-cell office:value-type="float" office:value="40.7828428062456">
            <text:p>40.7828428062</text:p>
          </table:table-cell>
          <table:table-cell office:value-type="float" office:value="-73.7768022262158">
            <text:p>-73.7768022262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string">
            <text:p><text:s/>215</text:p>
          </table:table-cell>
          <table:table-cell table:style-name="ce7" office:value-type="float" office:value="11643">
            <text:p>11643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Bay Terrace</text:p>
          </table:table-cell>
          <table:table-cell office:value-type="float" office:value="40.5539880085846">
            <text:p>40.5539880086</text:p>
          </table:table-cell>
          <table:table-cell office:value-type="float" office:value="-74.1391662217577">
            <text:p>-74.1391662218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<text:s/>239</text:p>
          </table:table-cell>
          <table:table-cell office:value-type="float" office:value="3749">
            <text:p>3749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Baychester</text:p>
          </table:table-cell>
          <table:table-cell office:value-type="float" office:value="40.8668581072527">
            <text:p>40.8668581073</text:p>
          </table:table-cell>
          <table:table-cell office:value-type="float" office:value="-73.8357975980812">
            <text:p>-73.8357975981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<text:s/>1382</text:p>
          </table:table-cell>
          <table:table-cell table:style-name="ce9" office:value-type="float" office:value="17245">
            <text:p>17245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ayside</text:p>
          </table:table-cell>
          <table:table-cell office:value-type="float" office:value="40.7660406328106">
            <text:p>40.7660406328</text:p>
          </table:table-cell>
          <table:table-cell office:value-type="float" office:value="-73.7742736306867">
            <text:p>-73.7742736307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string">
            <text:p><text:s/>688</text:p>
          </table:table-cell>
          <table:table-cell table:style-name="ce7" office:value-type="float" office:value="35588">
            <text:p>3558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ayswater</text:p>
          </table:table-cell>
          <table:table-cell office:value-type="float" office:value="40.6113216912838">
            <text:p>40.6113216913</text:p>
          </table:table-cell>
          <table:table-cell office:value-type="float" office:value="-73.7659678144563">
            <text:p>-73.7659678145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400</text:p>
          </table:table-cell>
          <table:table-cell office:value-type="float" office:value="29324">
            <text:p>29324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Bedford Park</text:p>
          </table:table-cell>
          <table:table-cell office:value-type="float" office:value="40.8701851649753">
            <text:p>40.870185165</text:p>
          </table:table-cell>
          <table:table-cell office:value-type="float" office:value="-73.8855121841913">
            <text:p>-73.8855121842</text:p>
          </table:table-cell>
          <table:table-cell table:number-columns-repeated="3"/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<text:s/>3912</text:p>
          </table:table-cell>
          <table:table-cell table:style-name="ce7" office:value-type="float" office:value="55521">
            <text:p>55521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edford Stuyvesant</text:p>
          </table:table-cell>
          <table:table-cell office:value-type="float" office:value="40.6872316077205">
            <text:p>40.6872316077</text:p>
          </table:table-cell>
          <table:table-cell office:value-type="float" office:value="-73.941784886903">
            <text:p>-73.9417848869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string">
            <text:p><text:s/>4740</text:p>
          </table:table-cell>
          <table:table-cell table:style-name="ce7" office:value-type="float" office:value="158534">
            <text:p>158534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eechhurst</text:p>
          </table:table-cell>
          <table:table-cell office:value-type="float" office:value="40.7927814036005">
            <text:p>40.7927814036</text:p>
          </table:table-cell>
          <table:table-cell office:value-type="float" office:value="-73.8043645172099">
            <text:p>-73.8043645172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string">
            <text:p><text:s/>246</text:p>
          </table:table-cell>
          <table:table-cell table:style-name="ce7" office:value-type="float" office:value="104934">
            <text:p>104934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Beekman/Sutton Place</text:p>
          </table:table-cell>
          <table:table-cell office:value-type="float" office:value="40.753385">
            <text:p>40.753385</text:p>
          </table:table-cell>
          <table:table-cell office:value-type="float" office:value="-73.964809">
            <text:p>-73.964809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<text:s/>3201</text:p>
          </table:table-cell>
          <table:table-cell office:value-type="float" office:value="14172">
            <text:p>14172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ellaire</text:p>
          </table:table-cell>
          <table:table-cell office:value-type="float" office:value="40.7330140402783">
            <text:p>40.7330140403</text:p>
          </table:table-cell>
          <table:table-cell office:value-type="float" office:value="-73.7388919891248">
            <text:p>-73.7388919891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string">
            <text:p><text:s/>922</text:p>
          </table:table-cell>
          <table:table-cell table:style-name="ce10" office:value-type="float" office:value="24576">
            <text:p>24576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elle Harbor</text:p>
          </table:table-cell>
          <table:table-cell office:value-type="float" office:value="40.5761555654311">
            <text:p>40.5761555654</text:p>
          </table:table-cell>
          <table:table-cell office:value-type="float" office:value="-73.8540175039252">
            <text:p>-73.8540175039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/>149</text:p>
          </table:table-cell>
          <table:table-cell office:value-type="float" office:value="6033">
            <text:p>6033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ellerose</text:p>
          </table:table-cell>
          <table:table-cell office:value-type="float" office:value="40.7285731817668">
            <text:p>40.7285731818</text:p>
          </table:table-cell>
          <table:table-cell office:value-type="float" office:value="-73.720128148269">
            <text:p>-73.7201281483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<text:s/>383</text:p>
          </table:table-cell>
          <table:table-cell table:style-name="ce7" office:value-type="float" office:value="26566">
            <text:p>26566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Belmont</text:p>
          </table:table-cell>
          <table:table-cell office:value-type="float" office:value="40.857277100739">
            <text:p>40.8572771007</text:p>
          </table:table-cell>
          <table:table-cell office:value-type="float" office:value="-73.888451961348">
            <text:p>-73.8884519613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<text:s/>6228</text:p>
          </table:table-cell>
          <table:table-cell table:style-name="ce7" office:value-type="float" office:value="35825">
            <text:p>35825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ensonhurst</text:p>
          </table:table-cell>
          <table:table-cell office:value-type="float" office:value="40.6110089020204">
            <text:p>40.611008902</text:p>
          </table:table-cell>
          <table:table-cell office:value-type="float" office:value="-73.9951799838073">
            <text:p>-73.9951799838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string">
            <text:p><text:s/>2049</text:p>
          </table:table-cell>
          <table:table-cell table:style-name="ce7" office:value-type="float" office:value="104934">
            <text:p>104934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ergen Beach</text:p>
          </table:table-cell>
          <table:table-cell office:value-type="float" office:value="40.6151495504531">
            <text:p>40.6151495505</text:p>
          </table:table-cell>
          <table:table-cell office:value-type="float" office:value="-73.8985563363032">
            <text:p>-73.8985563363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<text:s/>92</text:p>
          </table:table-cell>
          <table:table-cell office:value-type="float" office:value="15651">
            <text:p>15651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lissville</text:p>
          </table:table-cell>
          <table:table-cell office:value-type="float" office:value="40.737250716945">
            <text:p>40.7372507169</text:p>
          </table:table-cell>
          <table:table-cell office:value-type="float" office:value="-73.9324423526018">
            <text:p>-73.9324423526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<text:s/>809</text:p>
          </table:table-cell>
          <table:table-cell office:value-type="float" office:value="32348">
            <text:p>32348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Bloomfield</text:p>
          </table:table-cell>
          <table:table-cell office:value-type="float" office:value="40.6057786845236">
            <text:p>40.6057786845</text:p>
          </table:table-cell>
          <table:table-cell office:value-type="float" office:value="-74.1872563838157">
            <text:p>-74.1872563838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<text:s/>73</text:p>
          </table:table-cell>
          <table:table-cell office:value-type="float" office:value="16342">
            <text:p>16342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oerum Hill</text:p>
          </table:table-cell>
          <table:table-cell office:value-type="float" office:value="40.6856829120915">
            <text:p>40.6856829121</text:p>
          </table:table-cell>
          <table:table-cell office:value-type="float" office:value="-73.983748241158">
            <text:p>-73.9837482412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<text:s/>5921</text:p>
          </table:table-cell>
          <table:table-cell office:value-type="float" office:value="20484">
            <text:p>20484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orough Park</text:p>
          </table:table-cell>
          <table:table-cell office:value-type="float" office:value="40.633130512758">
            <text:p>40.6331305128</text:p>
          </table:table-cell>
          <table:table-cell office:value-type="float" office:value="-73.9904982304481">
            <text:p>-73.9904982304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  <table:table-cell office:value-type="string">
            <text:p><text:s/>1126</text:p>
          </table:table-cell>
          <table:table-cell table:style-name="ce7" office:value-type="float" office:value="69">
            <text:p>69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Bowery</text:p>
          </table:table-cell>
          <table:table-cell office:value-type="float" office:value="40.721704">
            <text:p>40.721704</text:p>
          </table:table-cell>
          <table:table-cell office:value-type="float" office:value="-73.991557">
            <text:p>-73.991557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string">
            <text:p><text:s/>10091</text:p>
          </table:table-cell>
          <table:table-cell office:value-type="float" office:value="1693">
            <text:p>1693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reezy Point</text:p>
          </table:table-cell>
          <table:table-cell office:value-type="float" office:value="40.5574012884545">
            <text:p>40.5574012885</text:p>
          </table:table-cell>
          <table:table-cell office:value-type="float" office:value="-73.9255119699417">
            <text:p>-73.9255119699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<text:s/>25</text:p>
          </table:table-cell>
          <table:table-cell office:value-type="float" office:value="6033">
            <text:p>6033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riarwood</text:p>
          </table:table-cell>
          <table:table-cell office:value-type="float" office:value="40.7109354725227">
            <text:p>40.7109354725</text:p>
          </table:table-cell>
          <table:table-cell office:value-type="float" office:value="-73.8117482245863">
            <text:p>-73.8117482246</text:p>
          </table:table-cell>
          <table:table-cell table:number-columns-repeated="3"/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string">
            <text:p><text:s/>1574</text:p>
          </table:table-cell>
          <table:table-cell office:value-type="float" office:value="19646">
            <text:p>19646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righton Beach</text:p>
          </table:table-cell>
          <table:table-cell office:value-type="float" office:value="40.576825065666">
            <text:p>40.5768250657</text:p>
          </table:table-cell>
          <table:table-cell office:value-type="float" office:value="-73.9650944878534">
            <text:p>-73.9650944879</text:p>
          </table:table-cell>
          <table:table-cell table:number-columns-repeated="3"/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string">
            <text:p><text:s/>2004</text:p>
          </table:table-cell>
          <table:table-cell office:value-type="float" office:value="33568">
            <text:p>3356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road Channel</text:p>
          </table:table-cell>
          <table:table-cell office:value-type="float" office:value="40.6030265835124">
            <text:p>40.6030265835</text:p>
          </table:table-cell>
          <table:table-cell office:value-type="float" office:value="-73.8200548911032">
            <text:p>-73.820054891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<text:s/>73</text:p>
          </table:table-cell>
          <table:table-cell office:value-type="float" office:value="6033">
            <text:p>6033</text:p>
          </table:table-cell>
        </table:table-row>
        <table:table-row table:style-name="ro3">
          <table:table-cell office:value-type="string">
            <text:p>Manhattan</text:p>
          </table:table-cell>
          <table:table-cell office:value-type="string">
            <text:p>Broadway Corridor</text:p>
          </table:table-cell>
          <table:table-cell office:value-type="float" office:value="40.812433">
            <text:p>40.812433</text:p>
          </table:table-cell>
          <table:table-cell office:value-type="float" office:value="-73.960534">
            <text:p>-73.960534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<text:s/>4538</text:p>
          </table:table-cell>
          <table:table-cell table:style-name="ce10" office:value-type="float" office:value="110458">
            <text:p>110458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roadway Junction</text:p>
          </table:table-cell>
          <table:table-cell office:value-type="float" office:value="40.6778610476953">
            <text:p>40.6778610477</text:p>
          </table:table-cell>
          <table:table-cell office:value-type="float" office:value="-73.903316848526">
            <text:p>-73.9033168485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<text:s/>3637</text:p>
          </table:table-cell>
          <table:table-cell office:value-type="float" office:value="5327">
            <text:p>5327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Bronxdale</text:p>
          </table:table-cell>
          <table:table-cell office:value-type="float" office:value="40.8527229763302">
            <text:p>40.8527229763</text:p>
          </table:table-cell>
          <table:table-cell office:value-type="float" office:value="-73.8617257755512">
            <text:p>-73.8617257756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<text:s/>2048</text:p>
          </table:table-cell>
          <table:table-cell office:value-type="float" office:value="75714">
            <text:p>75714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rooklyn Heights</text:p>
          </table:table-cell>
          <table:table-cell office:value-type="float" office:value="40.6958637227241">
            <text:p>40.6958637227</text:p>
          </table:table-cell>
          <table:table-cell office:value-type="float" office:value="-73.9937822549642">
            <text:p>-73.993782255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string">
            <text:p><text:s/>3119</text:p>
          </table:table-cell>
          <table:table-cell table:style-name="ce7" office:value-type="float" office:value="25092">
            <text:p>25092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rooklyn Navy Yard</text:p>
          </table:table-cell>
          <table:table-cell office:value-type="float" office:value="40.702087">
            <text:p>40.702087</text:p>
          </table:table-cell>
          <table:table-cell office:value-type="float" office:value="-73.972412">
            <text:p>-73.972412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<text:s/>1742</text:p>
          </table:table-cell>
          <table:table-cell table:style-name="ce7" office:value-type="float" office:value="5">
            <text:p>5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rookville</text:p>
          </table:table-cell>
          <table:table-cell office:value-type="float" office:value="40.6600032273361">
            <text:p>40.6600032273</text:p>
          </table:table-cell>
          <table:table-cell office:value-type="float" office:value="-73.7517531073115">
            <text:p>-73.7517531073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620</text:p>
          </table:table-cell>
          <table:table-cell office:value-type="float" office:value="11551">
            <text:p>11551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rownsville</text:p>
          </table:table-cell>
          <table:table-cell office:value-type="float" office:value="40.6639499433975">
            <text:p>40.6639499434</text:p>
          </table:table-cell>
          <table:table-cell office:value-type="float" office:value="-73.9102353617661">
            <text:p>-73.9102353618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<text:s/>6060</text:p>
          </table:table-cell>
          <table:table-cell table:style-name="ce7" office:value-type="float" office:value="60470">
            <text:p>60470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Bulls Head</text:p>
          </table:table-cell>
          <table:table-cell office:value-type="float" office:value="40.6095918004203">
            <text:p>40.6095918004</text:p>
          </table:table-cell>
          <table:table-cell office:value-type="float" office:value="-74.1594094865712">
            <text:p>-74.1594094866</text:p>
          </table:table-cell>
          <table:table-cell table:number-columns-repeated="3"/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string">
            <text:p><text:s/>348</text:p>
          </table:table-cell>
          <table:table-cell office:value-type="float" office:value="10717">
            <text:p>10717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ushwick</text:p>
          </table:table-cell>
          <table:table-cell office:value-type="float" office:value="40.698116110179">
            <text:p>40.6981161102</text:p>
          </table:table-cell>
          <table:table-cell office:value-type="float" office:value="-73.9252579748704">
            <text:p>-73.9252579749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string">
            <text:p><text:s/>4915</text:p>
          </table:table-cell>
          <table:table-cell office:value-type="float" office:value="120741">
            <text:p>120741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Butler Manor</text:p>
          </table:table-cell>
          <table:table-cell office:value-type="float" office:value="40.5060816534631">
            <text:p>40.5060816535</text:p>
          </table:table-cell>
          <table:table-cell office:value-type="float" office:value="-74.2295035026003">
            <text:p>-74.2295035026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106</text:p>
          </table:table-cell>
          <table:table-cell office:value-type="float" office:value="1835">
            <text:p>1835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Cambria Heights</text:p>
          </table:table-cell>
          <table:table-cell office:value-type="float" office:value="40.6927746391609">
            <text:p>40.6927746392</text:p>
          </table:table-cell>
          <table:table-cell office:value-type="float" office:value="-73.7352687370803">
            <text:p>-73.7352687371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string">
            <text:p><text:s/>635</text:p>
          </table:table-cell>
          <table:table-cell table:style-name="ce7" office:value-type="float" office:value="19081">
            <text:p>19081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Canarsie</text:p>
          </table:table-cell>
          <table:table-cell office:value-type="float" office:value="40.6355643279743">
            <text:p>40.635564328</text:p>
          </table:table-cell>
          <table:table-cell office:value-type="float" office:value="-73.9020926977897">
            <text:p>-73.9020926978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string">
            <text:p><text:s/>1577</text:p>
          </table:table-cell>
          <table:table-cell table:style-name="ce7" office:value-type="float" office:value="89932">
            <text:p>89932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Carnegie Hill</text:p>
          </table:table-cell>
          <table:table-cell office:value-type="float" office:value="40.7826825671257">
            <text:p>40.7826825671</text:p>
          </table:table-cell>
          <table:table-cell office:value-type="float" office:value="-73.9532564683711">
            <text:p>-73.9532564684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<text:s/>4740</text:p>
          </table:table-cell>
          <table:table-cell office:value-type="float" office:value="31205">
            <text:p>31205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Carroll Gardens</text:p>
          </table:table-cell>
          <table:table-cell office:value-type="float" office:value="40.6805402310765">
            <text:p>40.6805402311</text:p>
          </table:table-cell>
          <table:table-cell office:value-type="float" office:value="-73.9946537282801">
            <text:p>-73.9946537283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<text:s/>1943</text:p>
          </table:table-cell>
          <table:table-cell table:style-name="ce7" office:value-type="float" office:value="14791">
            <text:p>14791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Castle Hill</text:p>
          </table:table-cell>
          <table:table-cell office:value-type="float" office:value="40.8190143769883">
            <text:p>40.819014377</text:p>
          </table:table-cell>
          <table:table-cell office:value-type="float" office:value="-73.8480272958274">
            <text:p>-73.8480272958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<text:s/>1348</text:p>
          </table:table-cell>
          <table:table-cell table:style-name="ce7" office:value-type="float" office:value="41420">
            <text:p>41420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Castleton Corners</text:p>
          </table:table-cell>
          <table:table-cell office:value-type="float" office:value="40.6133359376674">
            <text:p>40.6133359377</text:p>
          </table:table-cell>
          <table:table-cell office:value-type="float" office:value="-74.1191805853484">
            <text:p>-74.1191805853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string">
            <text:p><text:s/>363</text:p>
          </table:table-cell>
          <table:table-cell office:value-type="float" office:value="15729">
            <text:p>15729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Central Harlem</text:p>
          </table:table-cell>
          <table:table-cell office:value-type="float" office:value="40.8159760674241">
            <text:p>40.8159760674</text:p>
          </table:table-cell>
          <table:table-cell office:value-type="float" office:value="-73.943211126039">
            <text:p>-73.943211126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string">
            <text:p><text:s/>9038</text:p>
          </table:table-cell>
          <table:table-cell office:value-type="float" office:value="136351">
            <text:p>136351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Central Park</text:p>
          </table:table-cell>
          <table:table-cell office:value-type="float" office:value="40.765215">
            <text:p>40.765215</text:p>
          </table:table-cell>
          <table:table-cell office:value-type="float" office:value="-73.979667">
            <text:p>-73.979667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string">
            <text:p><text:s/>609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Charleston</text:p>
          </table:table-cell>
          <table:table-cell office:value-type="float" office:value="40.5305314828331">
            <text:p>40.5305314828</text:p>
          </table:table-cell>
          <table:table-cell office:value-type="float" office:value="-74.2321577589653">
            <text:p>-74.232157759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<text:s/>132</text:p>
          </table:table-cell>
          <table:table-cell office:value-type="float" office:value="8044">
            <text:p>8044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Chelsea</text:p>
          </table:table-cell>
          <table:table-cell office:value-type="float" office:value="40.744034706748">
            <text:p>40.7440347067</text:p>
          </table:table-cell>
          <table:table-cell office:value-type="float" office:value="-74.0031163347281">
            <text:p>-74.0031163347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string">
            <text:p><text:s/>5339</text:p>
          </table:table-cell>
          <table:table-cell table:style-name="ce7" office:value-type="float" office:value="69741">
            <text:p>69741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Chelsea</text:p>
          </table:table-cell>
          <table:table-cell office:value-type="float" office:value="40.594726027463">
            <text:p>40.5947260275</text:p>
          </table:table-cell>
          <table:table-cell office:value-type="float" office:value="-74.1895604551969">
            <text:p>-74.1895604552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<text:s/>160</text:p>
          </table:table-cell>
          <table:table-cell office:value-type="float" office:value="3006">
            <text:p>3006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Chinatown</text:p>
          </table:table-cell>
          <table:table-cell office:value-type="float" office:value="40.7156184223143">
            <text:p>40.7156184223</text:p>
          </table:table-cell>
          <table:table-cell office:value-type="float" office:value="-73.9942793625598">
            <text:p>-73.9942793626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<text:s/>8126</text:p>
          </table:table-cell>
          <table:table-cell table:style-name="ce7" office:value-type="float" office:value="42556">
            <text:p>42556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City Island</text:p>
          </table:table-cell>
          <table:table-cell office:value-type="float" office:value="40.8472467049181">
            <text:p>40.8472467049</text:p>
          </table:table-cell>
          <table:table-cell office:value-type="float" office:value="-73.7864884526741">
            <text:p>-73.7864884527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<text:s/>141</text:p>
          </table:table-cell>
          <table:table-cell office:value-type="float" office:value="9820">
            <text:p>9820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City Line</text:p>
          </table:table-cell>
          <table:table-cell office:value-type="float" office:value="40.6785699572748">
            <text:p>40.6785699573</text:p>
          </table:table-cell>
          <table:table-cell office:value-type="float" office:value="-73.8679759808133">
            <text:p>-73.8679759808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<text:s/>3000</text:p>
          </table:table-cell>
          <table:table-cell office:value-type="float" office:value="22779">
            <text:p>22779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Civic Center</text:p>
          </table:table-cell>
          <table:table-cell office:value-type="float" office:value="40.7152289204628">
            <text:p>40.7152289205</text:p>
          </table:table-cell>
          <table:table-cell office:value-type="float" office:value="-74.0054152987336">
            <text:p>-74.0054152987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<text:s/>6267</text:p>
          </table:table-cell>
          <table:table-cell office:value-type="float" office:value="12695">
            <text:p>12695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Claremont Village</text:p>
          </table:table-cell>
          <table:table-cell office:value-type="float" office:value="40.8314283416155">
            <text:p>40.8314283416</text:p>
          </table:table-cell>
          <table:table-cell office:value-type="float" office:value="-73.9011990338767">
            <text:p>-73.9011990339</text:p>
          </table:table-cell>
          <table:table-cell table:number-columns-repeated="3"/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<text:s/>6267</text:p>
          </table:table-cell>
          <table:table-cell office:value-type="float" office:value="12276">
            <text:p>12276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Clason Point</text:p>
          </table:table-cell>
          <table:table-cell office:value-type="float" office:value="40.8065511200359">
            <text:p>40.80655112</text:p>
          </table:table-cell>
          <table:table-cell office:value-type="float" office:value="-73.8541441618927">
            <text:p>-73.8541441619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<text:s/>294</text:p>
          </table:table-cell>
          <table:table-cell office:value-type="float" office:value="18648">
            <text:p>1864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Clearview</text:p>
          </table:table-cell>
          <table:table-cell office:value-type="float" office:value="40.779985">
            <text:p>40.779985</text:p>
          </table:table-cell>
          <table:table-cell office:value-type="float" office:value="-73.796978">
            <text:p>-73.796978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string">
            <text:p><text:s/>2072</text:p>
          </table:table-cell>
          <table:table-cell office:value-type="float" office:value="11643">
            <text:p>11643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Clifton</text:p>
          </table:table-cell>
          <table:table-cell office:value-type="float" office:value="40.6191784520284">
            <text:p>40.619178452</text:p>
          </table:table-cell>
          <table:table-cell office:value-type="float" office:value="-74.072642445484">
            <text:p>-74.0726424455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<text:s/>1240</text:p>
          </table:table-cell>
          <table:table-cell office:value-type="float" office:value="6342">
            <text:p>6342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Clinton</text:p>
          </table:table-cell>
          <table:table-cell office:value-type="float" office:value="40.7591008914621">
            <text:p>40.7591008915</text:p>
          </table:table-cell>
          <table:table-cell office:value-type="float" office:value="-73.9961193630948">
            <text:p>-73.9961193631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string">
            <text:p><text:s/>8392</text:p>
          </table:table-cell>
          <table:table-cell office:value-type="float" office:value="46648">
            <text:p>46648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Clinton Hill</text:p>
          </table:table-cell>
          <table:table-cell office:value-type="float" office:value="40.6932294218815">
            <text:p>40.6932294219</text:p>
          </table:table-cell>
          <table:table-cell office:value-type="float" office:value="-73.9678430621637">
            <text:p>-73.9678430622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<text:s/>2691</text:p>
          </table:table-cell>
          <table:table-cell table:style-name="ce7" office:value-type="float" office:value="28647">
            <text:p>28647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Co-op City</text:p>
          </table:table-cell>
          <table:table-cell office:value-type="float" office:value="40.8742941930301">
            <text:p>40.874294193</text:p>
          </table:table-cell>
          <table:table-cell office:value-type="float" office:value="-73.829939108124">
            <text:p>-73.8299391081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string">
            <text:p><text:s/>1470</text:p>
          </table:table-cell>
          <table:table-cell table:style-name="ce7" office:value-type="float" office:value="37369">
            <text:p>37369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Cobble Hill</text:p>
          </table:table-cell>
          <table:table-cell office:value-type="float" office:value="40.6879197224856">
            <text:p>40.6879197225</text:p>
          </table:table-cell>
          <table:table-cell office:value-type="float" office:value="-73.9985613921846">
            <text:p>-73.9985613922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string">
            <text:p><text:s/>1872</text:p>
          </table:table-cell>
          <table:table-cell office:value-type="float" office:value="14791">
            <text:p>14791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College Point</text:p>
          </table:table-cell>
          <table:table-cell office:value-type="float" office:value="40.7849027492602">
            <text:p>40.7849027493</text:p>
          </table:table-cell>
          <table:table-cell office:value-type="float" office:value="-73.8430452889613">
            <text:p>-73.843045289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string">
            <text:p><text:s/>1156</text:p>
          </table:table-cell>
          <table:table-cell table:style-name="ce7" office:value-type="float" office:value="33625">
            <text:p>33625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Concord</text:p>
          </table:table-cell>
          <table:table-cell office:value-type="float" office:value="40.6044731896879">
            <text:p>40.6044731897</text:p>
          </table:table-cell>
          <table:table-cell office:value-type="float" office:value="-74.0840236474036">
            <text:p>-74.0840236474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824</text:p>
          </table:table-cell>
          <table:table-cell office:value-type="float" office:value="8316">
            <text:p>8316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Concourse</text:p>
          </table:table-cell>
          <table:table-cell office:value-type="float" office:value="40.8342838073385">
            <text:p>40.8342838073</text:p>
          </table:table-cell>
          <table:table-cell office:value-type="float" office:value="-73.9155894177344">
            <text:p>-73.9155894177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<text:s/>7832</text:p>
          </table:table-cell>
          <table:table-cell table:style-name="ce7" office:value-type="float" office:value="34693">
            <text:p>34693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Concourse Village</text:p>
          </table:table-cell>
          <table:table-cell office:value-type="float" office:value="40.8247804908429">
            <text:p>40.8247804908</text:p>
          </table:table-cell>
          <table:table-cell office:value-type="float" office:value="-73.9158465275901">
            <text:p>-73.9158465276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<text:s/>7720</text:p>
          </table:table-cell>
          <table:table-cell office:value-type="float" office:value="34693">
            <text:p>34693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Coney Island</text:p>
          </table:table-cell>
          <table:table-cell office:value-type="float" office:value="40.574292564716">
            <text:p>40.5742925647</text:p>
          </table:table-cell>
          <table:table-cell office:value-type="float" office:value="-73.9886829582164">
            <text:p>-73.9886829582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string">
            <text:p><text:s/>2237</text:p>
          </table:table-cell>
          <table:table-cell table:style-name="ce9" office:value-type="float" office:value="24758">
            <text:p>2475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Corona</text:p>
          </table:table-cell>
          <table:table-cell office:value-type="float" office:value="40.7423817501567">
            <text:p>40.7423817502</text:p>
          </table:table-cell>
          <table:table-cell office:value-type="float" office:value="-73.8568249734526">
            <text:p>-73.8568249735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string">
            <text:p><text:s/>2743</text:p>
          </table:table-cell>
          <table:table-cell table:style-name="ce7" office:value-type="float" office:value="73822">
            <text:p>73822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Country Club</text:p>
          </table:table-cell>
          <table:table-cell office:value-type="float" office:value="40.8442459369474">
            <text:p>40.8442459369</text:p>
          </table:table-cell>
          <table:table-cell office:value-type="float" office:value="-73.8240992675385">
            <text:p>-73.8240992675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<text:s/>859</text:p>
          </table:table-cell>
          <table:table-cell office:value-type="float" office:value="9820">
            <text:p>9820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Crotona Park East</text:p>
          </table:table-cell>
          <table:table-cell office:value-type="float" office:value="40.83656">
            <text:p>40.83656</text:p>
          </table:table-cell>
          <table:table-cell office:value-type="float" office:value="-73.893348">
            <text:p>-73.893348</text:p>
          </table:table-cell>
          <table:table-cell table:number-columns-repeated="3"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<text:s/>5132</text:p>
          </table:table-cell>
          <table:table-cell table:style-name="ce9" office:value-type="float" office:value="30158">
            <text:p>30158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Crown Heights</text:p>
          </table:table-cell>
          <table:table-cell office:value-type="float" office:value="40.6708291769529">
            <text:p>40.670829177</text:p>
          </table:table-cell>
          <table:table-cell office:value-type="float" office:value="-73.9432911907358">
            <text:p>-73.9432911907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<text:s/>4006</text:p>
          </table:table-cell>
          <table:table-cell office:value-type="float" office:value="118623">
            <text:p>118623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Cypress Hills</text:p>
          </table:table-cell>
          <table:table-cell office:value-type="float" office:value="40.6823910114421">
            <text:p>40.6823910114</text:p>
          </table:table-cell>
          <table:table-cell office:value-type="float" office:value="-73.876615964573">
            <text:p>-73.8766159646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<text:s/>2474</text:p>
          </table:table-cell>
          <table:table-cell table:style-name="ce9" office:value-type="float" office:value="43256">
            <text:p>43256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Ditmas Park</text:p>
          </table:table-cell>
          <table:table-cell office:value-type="float" office:value="40.643675183341">
            <text:p>40.6436751833</text:p>
          </table:table-cell>
          <table:table-cell office:value-type="float" office:value="-73.9610131246678">
            <text:p>-73.9610131247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/>3891</text:p>
          </table:table-cell>
          <table:table-cell office:value-type="float" office:value="21508">
            <text:p>21508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Dongan Hills</text:p>
          </table:table-cell>
          <table:table-cell office:value-type="float" office:value="40.5886729481993">
            <text:p>40.5886729482</text:p>
          </table:table-cell>
          <table:table-cell office:value-type="float" office:value="-74.0963990531252">
            <text:p>-74.0963990531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string">
            <text:p><text:s/>580</text:p>
          </table:table-cell>
          <table:table-cell office:value-type="float" office:value="9064">
            <text:p>9064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Douglaston</text:p>
          </table:table-cell>
          <table:table-cell office:value-type="float" office:value="40.7668460979076">
            <text:p>40.7668460979</text:p>
          </table:table-cell>
          <table:table-cell office:value-type="float" office:value="-73.7424982072733">
            <text:p>-73.7424982073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<text:s/>175</text:p>
          </table:table-cell>
          <table:table-cell table:style-name="ce9" office:value-type="float" office:value="12631">
            <text:p>12631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Downtown</text:p>
          </table:table-cell>
          <table:table-cell office:value-type="float" office:value="40.690844021098">
            <text:p>40.6908440211</text:p>
          </table:table-cell>
          <table:table-cell office:value-type="float" office:value="-73.983463374311">
            <text:p>-73.9834633743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<text:s/>6117</text:p>
          </table:table-cell>
          <table:table-cell table:style-name="ce9" office:value-type="float" office:value="20484">
            <text:p>20484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Dumbo</text:p>
          </table:table-cell>
          <table:table-cell office:value-type="float" office:value="40.7031763282269">
            <text:p>40.7031763282</text:p>
          </table:table-cell>
          <table:table-cell office:value-type="float" office:value="-73.9887528074504">
            <text:p>-73.9887528075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<text:s/>1730</text:p>
          </table:table-cell>
          <table:table-cell office:value-type="float" office:value="20484">
            <text:p>20484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Dyker Heights</text:p>
          </table:table-cell>
          <table:table-cell office:value-type="float" office:value="40.6192194577226">
            <text:p>40.6192194577</text:p>
          </table:table-cell>
          <table:table-cell office:value-type="float" office:value="-74.0193137563602">
            <text:p>-74.0193137564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string">
            <text:p><text:s/>1167</text:p>
          </table:table-cell>
          <table:table-cell table:style-name="ce9" office:value-type="float" office:value="46756">
            <text:p>46756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East Elmhurst</text:p>
          </table:table-cell>
          <table:table-cell office:value-type="float" office:value="40.7640732388309">
            <text:p>40.7640732388</text:p>
          </table:table-cell>
          <table:table-cell office:value-type="float" office:value="-73.8670414765877">
            <text:p>-73.8670414766</text:p>
          </table:table-cell>
          <table:table-cell table:number-columns-repeated="3"/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<text:s/>1503</text:p>
          </table:table-cell>
          <table:table-cell table:style-name="ce9" office:value-type="float" office:value="33573">
            <text:p>33573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East Flatbush</text:p>
          </table:table-cell>
          <table:table-cell office:value-type="float" office:value="40.6417177666896">
            <text:p>40.6417177667</text:p>
          </table:table-cell>
          <table:table-cell office:value-type="float" office:value="-73.9361025618584">
            <text:p>-73.9361025619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string">
            <text:p><text:s/>1807</text:p>
          </table:table-cell>
          <table:table-cell table:style-name="ce9" office:value-type="float" office:value="99101">
            <text:p>99101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East Harlem</text:p>
          </table:table-cell>
          <table:table-cell office:value-type="float" office:value="40.7922494666303">
            <text:p>40.7922494666</text:p>
          </table:table-cell>
          <table:table-cell office:value-type="float" office:value="-73.9441822314852">
            <text:p>-73.9441822315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string">
            <text:p><text:s/>8068</text:p>
          </table:table-cell>
          <table:table-cell office:value-type="float" office:value="124469">
            <text:p>124469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East New York</text:p>
          </table:table-cell>
          <table:table-cell office:value-type="float" office:value="40.6699257008471">
            <text:p>40.6699257008</text:p>
          </table:table-cell>
          <table:table-cell office:value-type="float" office:value="-73.8806986391737">
            <text:p>-73.8806986392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string">
            <text:p><text:s/>4232</text:p>
          </table:table-cell>
          <table:table-cell office:value-type="float" office:value="118401">
            <text:p>118401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East Tremont</text:p>
          </table:table-cell>
          <table:table-cell office:value-type="float" office:value="40.8426961578605">
            <text:p>40.8426961579</text:p>
          </table:table-cell>
          <table:table-cell office:value-type="float" office:value="-73.8873561753234">
            <text:p>-73.8873561753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string">
            <text:p><text:s/>4981</text:p>
          </table:table-cell>
          <table:table-cell office:value-type="float" office:value="34453">
            <text:p>34453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East Village</text:p>
          </table:table-cell>
          <table:table-cell office:value-type="float" office:value="40.7278467772702">
            <text:p>40.7278467773</text:p>
          </table:table-cell>
          <table:table-cell office:value-type="float" office:value="-73.9822261650642">
            <text:p>-73.9822261651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office:value-type="float" office:value="26">
            <text:p>26</text:p>
          </table:table-cell>
          <table:table-cell office:value-type="string">
            <text:p><text:s/>7624</text:p>
          </table:table-cell>
          <table:table-cell table:style-name="ce9" office:value-type="float" office:value="71436">
            <text:p>71436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East Williamsburg</text:p>
          </table:table-cell>
          <table:table-cell office:value-type="float" office:value="40.7084924104155">
            <text:p>40.7084924104</text:p>
          </table:table-cell>
          <table:table-cell office:value-type="float" office:value="-73.938858152692">
            <text:p>-73.9388581527</text:p>
          </table:table-cell>
          <table:table-cell table:number-columns-repeated="3"/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string">
            <text:p><text:s/>3614</text:p>
          </table:table-cell>
          <table:table-cell table:style-name="ce9" office:value-type="float" office:value="52998">
            <text:p>52998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Eastchester</text:p>
          </table:table-cell>
          <table:table-cell office:value-type="float" office:value="40.8875556773508">
            <text:p>40.8875556774</text:p>
          </table:table-cell>
          <table:table-cell office:value-type="float" office:value="-73.8278064471641">
            <text:p>-73.8278064472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<text:s/>905</text:p>
          </table:table-cell>
          <table:table-cell table:style-name="ce9" office:value-type="float" office:value="17245">
            <text:p>17245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Edenwald</text:p>
          </table:table-cell>
          <table:table-cell office:value-type="float" office:value="40.8845613030373">
            <text:p>40.884561303</text:p>
          </table:table-cell>
          <table:table-cell office:value-type="float" office:value="-73.8480827187717">
            <text:p>-73.8480827188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<text:s/>3025</text:p>
          </table:table-cell>
          <table:table-cell office:value-type="float" office:value="17245">
            <text:p>17245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Edgemere</text:p>
          </table:table-cell>
          <table:table-cell office:value-type="float" office:value="40.5956418073685">
            <text:p>40.5956418074</text:p>
          </table:table-cell>
          <table:table-cell office:value-type="float" office:value="-73.7761328239171">
            <text:p>-73.7761328239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<text:s/>1029</text:p>
          </table:table-cell>
          <table:table-cell table:style-name="ce9" office:value-type="float" office:value="13789">
            <text:p>13789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Edgewater Park</text:p>
          </table:table-cell>
          <table:table-cell office:value-type="float" office:value="40.8219861181635">
            <text:p>40.8219861182</text:p>
          </table:table-cell>
          <table:table-cell office:value-type="float" office:value="-73.8138851442862">
            <text:p>-73.8138851443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<text:s/>793</text:p>
          </table:table-cell>
          <table:table-cell office:value-type="float" office:value="8930">
            <text:p>8930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Egbertville</text:p>
          </table:table-cell>
          <table:table-cell office:value-type="float" office:value="40.5791187429612">
            <text:p>40.579118743</text:p>
          </table:table-cell>
          <table:table-cell office:value-type="float" office:value="-74.1272724060495">
            <text:p>-74.127272406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<text:s/>138</text:p>
          </table:table-cell>
          <table:table-cell office:value-type="float" office:value="15721">
            <text:p>15721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Elm Park</text:p>
          </table:table-cell>
          <table:table-cell office:value-type="float" office:value="40.6301467411938">
            <text:p>40.6301467412</text:p>
          </table:table-cell>
          <table:table-cell office:value-type="float" office:value="-74.1418167896889">
            <text:p>-74.1418167897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string">
            <text:p><text:s/>1411</text:p>
          </table:table-cell>
          <table:table-cell office:value-type="float" office:value="18037">
            <text:p>18037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Elmhurst</text:p>
          </table:table-cell>
          <table:table-cell office:value-type="float" office:value="40.744048505122">
            <text:p>40.7440485051</text:p>
          </table:table-cell>
          <table:table-cell office:value-type="float" office:value="-73.8816562228839">
            <text:p>-73.8816562229</text:p>
          </table:table-cell>
          <table:table-cell table:number-columns-repeated="3"/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string">
            <text:p><text:s/>4456</text:p>
          </table:table-cell>
          <table:table-cell table:style-name="ce9" office:value-type="float" office:value="107864">
            <text:p>107864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Eltingville</text:p>
          </table:table-cell>
          <table:table-cell office:value-type="float" office:value="40.5422307474507">
            <text:p>40.5422307475</text:p>
          </table:table-cell>
          <table:table-cell office:value-type="float" office:value="-74.1643308041936">
            <text:p>-74.1643308042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string">
            <text:p><text:s/>296</text:p>
          </table:table-cell>
          <table:table-cell office:value-type="float" office:value="27349">
            <text:p>27349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Emerson Hill</text:p>
          </table:table-cell>
          <table:table-cell office:value-type="float" office:value="40.606794394801">
            <text:p>40.6067943948</text:p>
          </table:table-cell>
          <table:table-cell office:value-type="float" office:value="-74.0977620697252">
            <text:p>-74.0977620697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<text:s/>325</text:p>
          </table:table-cell>
          <table:table-cell office:value-type="float" office:value="8205">
            <text:p>8205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Erasmus</text:p>
          </table:table-cell>
          <table:table-cell office:value-type="float" office:value="40.6469260665858">
            <text:p>40.6469260666</text:p>
          </table:table-cell>
          <table:table-cell office:value-type="float" office:value="-73.9481770992018">
            <text:p>-73.9481770992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<text:s/>4161</text:p>
          </table:table-cell>
          <table:table-cell office:value-type="float" office:value="23845">
            <text:p>23845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Far Rockaway</text:p>
          </table:table-cell>
          <table:table-cell office:value-type="float" office:value="40.6031344325009">
            <text:p>40.6031344325</text:p>
          </table:table-cell>
          <table:table-cell office:value-type="float" office:value="-73.7549796804387">
            <text:p>-73.7549796804</text:p>
          </table:table-cell>
          <table:table-cell table:number-columns-repeated="3"/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string">
            <text:p><text:s/>2529</text:p>
          </table:table-cell>
          <table:table-cell office:value-type="float" office:value="29324">
            <text:p>29324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Fieldston</text:p>
          </table:table-cell>
          <table:table-cell office:value-type="float" office:value="40.8954374269038">
            <text:p>40.8954374269</text:p>
          </table:table-cell>
          <table:table-cell office:value-type="float" office:value="-73.9056425959168">
            <text:p>-73.9056425959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<text:s/>465</text:p>
          </table:table-cell>
          <table:table-cell office:value-type="float" office:value="22422">
            <text:p>22422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Financial District</text:p>
          </table:table-cell>
          <table:table-cell office:value-type="float" office:value="40.7071071072705">
            <text:p>40.7071071073</text:p>
          </table:table-cell>
          <table:table-cell office:value-type="float" office:value="-74.0106654452127">
            <text:p>-74.0106654452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string">
            <text:p><text:s/>3854</text:p>
          </table:table-cell>
          <table:table-cell office:value-type="float" office:value="26496">
            <text:p>26496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Flatbush</text:p>
          </table:table-cell>
          <table:table-cell office:value-type="float" office:value="40.6363258902668">
            <text:p>40.6363258903</text:p>
          </table:table-cell>
          <table:table-cell office:value-type="float" office:value="-73.958401065339">
            <text:p>-73.9584010653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string">
            <text:p><text:s/>2874</text:p>
          </table:table-cell>
          <table:table-cell table:style-name="ce9" office:value-type="float" office:value="44995">
            <text:p>44995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Flatiron</text:p>
          </table:table-cell>
          <table:table-cell office:value-type="float" office:value="40.7396730476384">
            <text:p>40.7396730476</text:p>
          </table:table-cell>
          <table:table-cell office:value-type="float" office:value="-73.9909471052826">
            <text:p>-73.9909471053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<text:s/>8867</text:p>
          </table:table-cell>
          <table:table-cell office:value-type="float" office:value="16607">
            <text:p>16607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Flatlands</text:p>
          </table:table-cell>
          <table:table-cell office:value-type="float" office:value="40.6304460437575">
            <text:p>40.6304460438</text:p>
          </table:table-cell>
          <table:table-cell office:value-type="float" office:value="-73.9291130264467">
            <text:p>-73.9291130264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string">
            <text:p><text:s/>1753</text:p>
          </table:table-cell>
          <table:table-cell table:style-name="ce9" office:value-type="float" office:value="67087">
            <text:p>67087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Floral Park</text:p>
          </table:table-cell>
          <table:table-cell office:value-type="float" office:value="40.7413784219454">
            <text:p>40.7413784219</text:p>
          </table:table-cell>
          <table:table-cell office:value-type="float" office:value="-73.7088470588925">
            <text:p>-73.7088470589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<text:s/>443</text:p>
          </table:table-cell>
          <table:table-cell office:value-type="float" office:value="11682">
            <text:p>11682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Flushing</text:p>
          </table:table-cell>
          <table:table-cell office:value-type="float" office:value="40.7644541969785">
            <text:p>40.764454197</text:p>
          </table:table-cell>
          <table:table-cell office:value-type="float" office:value="-73.8317730032958">
            <text:p>-73.8317730033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<text:s/>3102</text:p>
          </table:table-cell>
          <table:table-cell office:value-type="float" office:value="69879">
            <text:p>69879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Fordham</text:p>
          </table:table-cell>
          <table:table-cell office:value-type="float" office:value="40.8609967963865">
            <text:p>40.8609967964</text:p>
          </table:table-cell>
          <table:table-cell office:value-type="float" office:value="-73.8964265598162">
            <text:p>-73.8964265598</text:p>
          </table:table-cell>
          <table:table-cell table:number-columns-repeated="3"/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string">
            <text:p><text:s/>8272</text:p>
          </table:table-cell>
          <table:table-cell office:value-type="float" office:value="23269">
            <text:p>23269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Forest Hills</text:p>
          </table:table-cell>
          <table:table-cell office:value-type="float" office:value="40.725263782165">
            <text:p>40.7252637822</text:p>
          </table:table-cell>
          <table:table-cell office:value-type="float" office:value="-73.8444750078898">
            <text:p>-73.8444750079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string">
            <text:p><text:s/>1780</text:p>
          </table:table-cell>
          <table:table-cell table:style-name="ce9" office:value-type="float" office:value="88965">
            <text:p>88965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Forest Hills Gardens</text:p>
          </table:table-cell>
          <table:table-cell office:value-type="float" office:value="40.7146110815117">
            <text:p>40.7146110815</text:p>
          </table:table-cell>
          <table:table-cell office:value-type="float" office:value="-73.8410221123401">
            <text:p>-73.8410221123</text:p>
          </table:table-cell>
          <table:table-cell table:number-columns-repeated="3"/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string">
            <text:p><text:s/>1360</text:p>
          </table:table-cell>
          <table:table-cell office:value-type="float" office:value="73034">
            <text:p>73034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Fort Greene</text:p>
          </table:table-cell>
          <table:table-cell office:value-type="float" office:value="40.6885272601898">
            <text:p>40.6885272602</text:p>
          </table:table-cell>
          <table:table-cell office:value-type="float" office:value="-73.9729057436909">
            <text:p>-73.9729057437</text:p>
          </table:table-cell>
          <table:table-cell table:number-columns-repeated="3"/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float" office:value="25">
            <text:p>25</text:p>
          </table:table-cell>
          <table:table-cell office:value-type="string">
            <text:p><text:s/>4865</text:p>
          </table:table-cell>
          <table:table-cell table:style-name="ce9" office:value-type="float" office:value="32938">
            <text:p>32938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Fort Hamilton</text:p>
          </table:table-cell>
          <table:table-cell office:value-type="float" office:value="40.6147681269423">
            <text:p>40.6147681269</text:p>
          </table:table-cell>
          <table:table-cell office:value-type="float" office:value="-74.0319791453798">
            <text:p>-74.0319791454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<text:s/>1033</text:p>
          </table:table-cell>
          <table:table-cell table:style-name="ce9" office:value-type="float" office:value="775">
            <text:p>775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Fox Hills</text:p>
          </table:table-cell>
          <table:table-cell office:value-type="float" office:value="40.6173107925298">
            <text:p>40.6173107925</text:p>
          </table:table-cell>
          <table:table-cell office:value-type="float" office:value="-74.0817399221196">
            <text:p>-74.081739922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string">
            <text:p><text:s/>1610</text:p>
          </table:table-cell>
          <table:table-cell office:value-type="float" office:value="6342">
            <text:p>6342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Foxhurst</text:p>
          </table:table-cell>
          <table:table-cell office:value-type="float" office:value="40.825558">
            <text:p>40.825558</text:p>
          </table:table-cell>
          <table:table-cell office:value-type="float" office:value="-73.892691">
            <text:p>-73.892691</text:p>
          </table:table-cell>
          <table:table-cell table:number-columns-repeated="3"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<text:s/>5812</text:p>
          </table:table-cell>
          <table:table-cell office:value-type="float" office:value="48780">
            <text:p>48780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Fresh Meadows</text:p>
          </table:table-cell>
          <table:table-cell office:value-type="float" office:value="40.7343944653313">
            <text:p>40.7343944653</text:p>
          </table:table-cell>
          <table:table-cell office:value-type="float" office:value="-73.7827133700326">
            <text:p>-73.78271337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string">
            <text:p><text:s/>572</text:p>
          </table:table-cell>
          <table:table-cell table:style-name="ce9" office:value-type="float" office:value="23434">
            <text:p>23434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Fulton Ferry</text:p>
          </table:table-cell>
          <table:table-cell office:value-type="float" office:value="40.7032810909301">
            <text:p>40.7032810909</text:p>
          </table:table-cell>
          <table:table-cell office:value-type="float" office:value="-73.9955075188842">
            <text:p>-73.9955075189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string">
            <text:p><text:s/>1518</text:p>
          </table:table-cell>
          <table:table-cell office:value-type="float" office:value="12367">
            <text:p>12367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Garment District</text:p>
          </table:table-cell>
          <table:table-cell office:value-type="float" office:value="40.753735">
            <text:p>40.753735</text:p>
          </table:table-cell>
          <table:table-cell office:value-type="float" office:value="-73.990759">
            <text:p>-73.990759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<text:s/>13024</text:p>
          </table:table-cell>
          <table:table-cell office:value-type="float" office:value="4769">
            <text:p>4769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Georgetown</text:p>
          </table:table-cell>
          <table:table-cell office:value-type="float" office:value="40.6238452447842">
            <text:p>40.6238452448</text:p>
          </table:table-cell>
          <table:table-cell office:value-type="float" office:value="-73.9160748395132">
            <text:p>-73.9160748395</text:p>
          </table:table-cell>
          <table:table-cell table:number-columns-repeated="3"/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string">
            <text:p><text:s/>1051</text:p>
          </table:table-cell>
          <table:table-cell office:value-type="float" office:value="93534">
            <text:p>93534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Gerritsen Beach</text:p>
          </table:table-cell>
          <table:table-cell office:value-type="float" office:value="40.590848433902">
            <text:p>40.5908484339</text:p>
          </table:table-cell>
          <table:table-cell office:value-type="float" office:value="-73.930101706912">
            <text:p>-73.9301017069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<text:s/>799</text:p>
          </table:table-cell>
          <table:table-cell office:value-type="float" office:value="23028">
            <text:p>2302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Glen Oaks</text:p>
          </table:table-cell>
          <table:table-cell office:value-type="float" office:value="40.7494407997433">
            <text:p>40.7494407997</text:p>
          </table:table-cell>
          <table:table-cell office:value-type="float" office:value="-73.7154811899915">
            <text:p>-73.71548119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string">
            <text:p><text:s/>401</text:p>
          </table:table-cell>
          <table:table-cell office:value-type="float" office:value="11682">
            <text:p>11682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Glendale</text:p>
          </table:table-cell>
          <table:table-cell office:value-type="float" office:value="40.7027624296784">
            <text:p>40.7027624297</text:p>
          </table:table-cell>
          <table:table-cell office:value-type="float" office:value="-73.8707416743561">
            <text:p>-73.8707416744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string">
            <text:p><text:s/>575</text:p>
          </table:table-cell>
          <table:table-cell table:style-name="ce9" office:value-type="float" office:value="35135">
            <text:p>35135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Gowanus</text:p>
          </table:table-cell>
          <table:table-cell office:value-type="float" office:value="40.6739311431872">
            <text:p>40.6739311432</text:p>
          </table:table-cell>
          <table:table-cell office:value-type="float" office:value="-73.9944408714534">
            <text:p>-73.9944408715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string">
            <text:p><text:s/>1749</text:p>
          </table:table-cell>
          <table:table-cell office:value-type="float" office:value="14791">
            <text:p>14791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Gramercy</text:p>
          </table:table-cell>
          <table:table-cell office:value-type="float" office:value="40.737209832715">
            <text:p>40.7372098327</text:p>
          </table:table-cell>
          <table:table-cell office:value-type="float" office:value="-73.9813759483354">
            <text:p>-73.9813759483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 office:value-type="string">
            <text:p><text:s/>6467</text:p>
          </table:table-cell>
          <table:table-cell table:style-name="ce9" office:value-type="float" office:value="28628">
            <text:p>28628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Graniteville</text:p>
          </table:table-cell>
          <table:table-cell office:value-type="float" office:value="40.6201715122319">
            <text:p>40.6201715122</text:p>
          </table:table-cell>
          <table:table-cell office:value-type="float" office:value="-74.1531524638776">
            <text:p>-74.1531524639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<text:s/>1013</text:p>
          </table:table-cell>
          <table:table-cell office:value-type="float" office:value="11164">
            <text:p>11164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Grant City</text:p>
          </table:table-cell>
          <table:table-cell office:value-type="float" office:value="40.5762155871179">
            <text:p>40.5762155871</text:p>
          </table:table-cell>
          <table:table-cell office:value-type="float" office:value="-74.1058559854543">
            <text:p>-74.1058559855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<text:s/>734</text:p>
          </table:table-cell>
          <table:table-cell office:value-type="float" office:value="53877">
            <text:p>53877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Grasmere</text:p>
          </table:table-cell>
          <table:table-cell office:value-type="float" office:value="40.5982683595999">
            <text:p>40.5982683596</text:p>
          </table:table-cell>
          <table:table-cell office:value-type="float" office:value="-74.0766743627905">
            <text:p>-74.0766743628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string">
            <text:p><text:s/>661</text:p>
          </table:table-cell>
          <table:table-cell office:value-type="float" office:value="9064">
            <text:p>9064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Gravesend</text:p>
          </table:table-cell>
          <table:table-cell office:value-type="float" office:value="40.5952600130659">
            <text:p>40.5952600131</text:p>
          </table:table-cell>
          <table:table-cell office:value-type="float" office:value="-73.9734708770845">
            <text:p>-73.9734708771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string">
            <text:p><text:s/>1172</text:p>
          </table:table-cell>
          <table:table-cell office:value-type="float" office:value="117297">
            <text:p>117297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Great Kills</text:p>
          </table:table-cell>
          <table:table-cell office:value-type="float" office:value="40.5494802287136">
            <text:p>40.5494802287</text:p>
          </table:table-cell>
          <table:table-cell office:value-type="float" office:value="-74.1493238149099">
            <text:p>-74.1493238149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<text:s/>336</text:p>
          </table:table-cell>
          <table:table-cell office:value-type="float" office:value="27921">
            <text:p>27921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Greenpoint</text:p>
          </table:table-cell>
          <table:table-cell office:value-type="float" office:value="40.7302009848647">
            <text:p>40.7302009849</text:p>
          </table:table-cell>
          <table:table-cell office:value-type="float" office:value="-73.9542409312739">
            <text:p>-73.9542409313</text:p>
          </table:table-cell>
          <table:table-cell table:number-columns-repeated="3"/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string">
            <text:p><text:s/>1523</text:p>
          </table:table-cell>
          <table:table-cell table:style-name="ce11" office:value-type="float" office:value="38980">
            <text:p>38980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Greenridge</text:p>
          </table:table-cell>
          <table:table-cell office:value-type="float" office:value="40.5552952361732">
            <text:p>40.5552952362</text:p>
          </table:table-cell>
          <table:table-cell office:value-type="float" office:value="-74.1707941478609">
            <text:p>-74.1707941479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<text:s/>365</text:p>
          </table:table-cell>
          <table:table-cell office:value-type="float" office:value="8847">
            <text:p>8847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Greenwich Village</text:p>
          </table:table-cell>
          <table:table-cell office:value-type="float" office:value="40.7269328853613">
            <text:p>40.7269328854</text:p>
          </table:table-cell>
          <table:table-cell office:value-type="float" office:value="-73.999914029459">
            <text:p>-73.9999140295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string">
            <text:p><text:s/>7627</text:p>
          </table:table-cell>
          <table:table-cell table:style-name="ce9" office:value-type="float" office:value="34147">
            <text:p>34147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Greenwood Heights</text:p>
          </table:table-cell>
          <table:table-cell office:value-type="float" office:value="40.657649">
            <text:p>40.657649</text:p>
          </table:table-cell>
          <table:table-cell office:value-type="float" office:value="-73.997425">
            <text:p>-73.997425</text:p>
          </table:table-cell>
          <table:table-cell table:number-columns-repeated="3"/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string">
            <text:p><text:s/>1267</text:p>
          </table:table-cell>
          <table:table-cell table:style-name="ce9" office:value-type="float" office:value="5">
            <text:p>5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Grymes Hill</text:p>
          </table:table-cell>
          <table:table-cell office:value-type="float" office:value="40.624184791313">
            <text:p>40.6241847913</text:p>
          </table:table-cell>
          <table:table-cell office:value-type="float" office:value="-74.0872481998373">
            <text:p>-74.0872481998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<text:s/>1080</text:p>
          </table:table-cell>
          <table:table-cell office:value-type="float" office:value="12337">
            <text:p>12337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Hamilton Heights</text:p>
          </table:table-cell>
          <table:table-cell office:value-type="float" office:value="40.8236042848119">
            <text:p>40.8236042848</text:p>
          </table:table-cell>
          <table:table-cell office:value-type="float" office:value="-73.9496879188337">
            <text:p>-73.9496879188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string">
            <text:p><text:s/>6734</text:p>
          </table:table-cell>
          <table:table-cell table:style-name="ce9" office:value-type="float" office:value="49410">
            <text:p>49410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Hammels</text:p>
          </table:table-cell>
          <table:table-cell office:value-type="float" office:value="40.5873377401874">
            <text:p>40.5873377402</text:p>
          </table:table-cell>
          <table:table-cell office:value-type="float" office:value="-73.8055300296872">
            <text:p>-73.8055300297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<text:s/>1026</text:p>
          </table:table-cell>
          <table:table-cell office:value-type="float" office:value="13000">
            <text:p>13000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Heartland Village</text:p>
          </table:table-cell>
          <table:table-cell office:value-type="float" office:value="40.5891389487528">
            <text:p>40.5891389488</text:p>
          </table:table-cell>
          <table:table-cell office:value-type="float" office:value="-74.159022081566">
            <text:p>-74.1590220816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<text:s/>535</text:p>
          </table:table-cell>
          <table:table-cell office:value-type="float" office:value="89792">
            <text:p>89792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Hell's Kitchen</text:p>
          </table:table-cell>
          <table:table-cell office:value-type="float" office:value="40.762535">
            <text:p>40.762535</text:p>
          </table:table-cell>
          <table:table-cell office:value-type="float" office:value="-73.993621">
            <text:p>-73.99362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string">
            <text:p><text:s/>8211</text:p>
          </table:table-cell>
          <table:table-cell table:style-name="ce9" office:value-type="float" office:value="59524">
            <text:p>59524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High <text:s/>Bridge</text:p>
          </table:table-cell>
          <table:table-cell office:value-type="float" office:value="40.8366230107061">
            <text:p>40.8366230107</text:p>
          </table:table-cell>
          <table:table-cell office:value-type="float" office:value="-73.9261020935813">
            <text:p>-73.9261020936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string">
            <text:p><text:s/>5927</text:p>
          </table:table-cell>
          <table:table-cell table:style-name="ce9" office:value-type="float" office:value="32456">
            <text:p>32456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Highland Park</text:p>
          </table:table-cell>
          <table:table-cell office:value-type="float" office:value="40.6819989345173">
            <text:p>40.6819989345</text:p>
          </table:table-cell>
          <table:table-cell office:value-type="float" office:value="-73.890345709872">
            <text:p>-73.8903457099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<text:s/>1704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Hillcrest</text:p>
          </table:table-cell>
          <table:table-cell office:value-type="float" office:value="40.7238249018292">
            <text:p>40.7238249018</text:p>
          </table:table-cell>
          <table:table-cell office:value-type="float" office:value="-73.7976030091267">
            <text:p>-73.7976030091</text:p>
          </table:table-cell>
          <table:table-cell table:number-columns-repeated="3"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string">
            <text:p><text:s/>513</text:p>
          </table:table-cell>
          <table:table-cell office:value-type="float" office:value="17834">
            <text:p>17834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Hollis</text:p>
          </table:table-cell>
          <table:table-cell office:value-type="float" office:value="40.711243441919">
            <text:p>40.7112434419</text:p>
          </table:table-cell>
          <table:table-cell office:value-type="float" office:value="-73.7592500933559">
            <text:p>-73.7592500934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<text:s/>1196</text:p>
          </table:table-cell>
          <table:table-cell table:style-name="ce9" office:value-type="float" office:value="24576">
            <text:p>24576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Holliswood</text:p>
          </table:table-cell>
          <table:table-cell office:value-type="float" office:value="40.7209572076444">
            <text:p>40.7209572076</text:p>
          </table:table-cell>
          <table:table-cell office:value-type="float" office:value="-73.7671416671473">
            <text:p>-73.7671416671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string">
            <text:p><text:s/>700</text:p>
          </table:table-cell>
          <table:table-cell office:value-type="float" office:value="11788">
            <text:p>11788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Homecrest</text:p>
          </table:table-cell>
          <table:table-cell office:value-type="float" office:value="40.5985250951373">
            <text:p>40.5985250951</text:p>
          </table:table-cell>
          <table:table-cell office:value-type="float" office:value="-73.959184594287">
            <text:p>-73.9591845943</text:p>
          </table:table-cell>
          <table:table-cell table:number-columns-repeated="3"/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string">
            <text:p><text:s/>1518</text:p>
          </table:table-cell>
          <table:table-cell office:value-type="float" office:value="26389">
            <text:p>26389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Howard Beach</text:p>
          </table:table-cell>
          <table:table-cell office:value-type="float" office:value="40.6542252773849">
            <text:p>40.6542252774</text:p>
          </table:table-cell>
          <table:table-cell office:value-type="float" office:value="-73.8381376460028">
            <text:p>-73.838137646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<text:s/>397</text:p>
          </table:table-cell>
          <table:table-cell table:style-name="ce9" office:value-type="float" office:value="13660">
            <text:p>13660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Howland Hook</text:p>
          </table:table-cell>
          <table:table-cell office:value-type="float" office:value="40.638432837948">
            <text:p>40.6384328379</text:p>
          </table:table-cell>
          <table:table-cell office:value-type="float" office:value="-74.1862233174982">
            <text:p>-74.1862233175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<text:s/>9</text:p>
          </table:table-cell>
          <table:table-cell office:value-type="float" office:value="1073">
            <text:p>1073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Hudson Yards</text:p>
          </table:table-cell>
          <table:table-cell office:value-type="float" office:value="40.7566580822752">
            <text:p>40.7566580823</text:p>
          </table:table-cell>
          <table:table-cell office:value-type="float" office:value="-74.0001113620264">
            <text:p>-74.000111362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string">
            <text:p><text:s/>6452</text:p>
          </table:table-cell>
          <table:table-cell office:value-type="float" office:value="7762">
            <text:p>7762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Huguenot</text:p>
          </table:table-cell>
          <table:table-cell office:value-type="float" office:value="40.5319119204896">
            <text:p>40.5319119205</text:p>
          </table:table-cell>
          <table:table-cell office:value-type="float" office:value="-74.1917410574781">
            <text:p>-74.1917410575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<text:s/>149</text:p>
          </table:table-cell>
          <table:table-cell office:value-type="float" office:value="10133">
            <text:p>10133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Hunters Point</text:p>
          </table:table-cell>
          <table:table-cell office:value-type="float" office:value="40.7434140900735">
            <text:p>40.7434140901</text:p>
          </table:table-cell>
          <table:table-cell office:value-type="float" office:value="-73.9538678213075">
            <text:p>-73.9538678213</text:p>
          </table:table-cell>
          <table:table-cell table:number-columns-repeated="3"/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string">
            <text:p><text:s/>1324</text:p>
          </table:table-cell>
          <table:table-cell office:value-type="float" office:value="16108">
            <text:p>16108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Hunts Point</text:p>
          </table:table-cell>
          <table:table-cell office:value-type="float" office:value="40.8097298793871">
            <text:p>40.8097298794</text:p>
          </table:table-cell>
          <table:table-cell office:value-type="float" office:value="-73.8833150595529">
            <text:p>-73.8833150596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string">
            <text:p><text:s/>744</text:p>
          </table:table-cell>
          <table:table-cell table:style-name="ce9" office:value-type="float" office:value="15131">
            <text:p>15131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Inwood</text:p>
          </table:table-cell>
          <table:table-cell office:value-type="float" office:value="40.8676839644992">
            <text:p>40.8676839645</text:p>
          </table:table-cell>
          <table:table-cell office:value-type="float" office:value="-73.921210422039">
            <text:p>-73.921210422</text:p>
          </table:table-cell>
          <table:table-cell table:number-columns-repeated="3"/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5">
            <text:p>15</text:p>
          </table:table-cell>
          <table:table-cell office:value-type="string">
            <text:p><text:s/>2624</text:p>
          </table:table-cell>
          <table:table-cell table:style-name="ce9" office:value-type="float" office:value="36299">
            <text:p>36299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Jackson Heights</text:p>
          </table:table-cell>
          <table:table-cell office:value-type="float" office:value="40.7519813800737">
            <text:p>40.7519813801</text:p>
          </table:table-cell>
          <table:table-cell office:value-type="float" office:value="-73.8828210916437">
            <text:p>-73.8828210916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25">
            <text:p>25</text:p>
          </table:table-cell>
          <table:table-cell office:value-type="string">
            <text:p><text:s/>5276</text:p>
          </table:table-cell>
          <table:table-cell table:style-name="ce9" office:value-type="float" office:value="101848">
            <text:p>10184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Jamaica Center</text:p>
          </table:table-cell>
          <table:table-cell office:value-type="float" office:value="40.7046573606872">
            <text:p>40.7046573607</text:p>
          </table:table-cell>
          <table:table-cell office:value-type="float" office:value="-73.7969016588829">
            <text:p>-73.7969016589</text:p>
          </table:table-cell>
          <table:table-cell table:number-columns-repeated="3"/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 office:value-type="string">
            <text:p><text:s/>3919</text:p>
          </table:table-cell>
          <table:table-cell office:value-type="float" office:value="61026">
            <text:p>61026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Jamaica Estates</text:p>
          </table:table-cell>
          <table:table-cell office:value-type="float" office:value="40.7168048301461">
            <text:p>40.7168048301</text:p>
          </table:table-cell>
          <table:table-cell office:value-type="float" office:value="-73.7872269693666">
            <text:p>-73.7872269694</text:p>
          </table:table-cell>
          <table:table-cell table:number-columns-repeated="3"/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string">
            <text:p><text:s/>1176</text:p>
          </table:table-cell>
          <table:table-cell table:style-name="ce9" office:value-type="float" office:value="11788">
            <text:p>1178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Jamaica Hills</text:p>
          </table:table-cell>
          <table:table-cell office:value-type="float" office:value="40.7114596437048">
            <text:p>40.7114596437</text:p>
          </table:table-cell>
          <table:table-cell office:value-type="float" office:value="-73.7964646208159">
            <text:p>-73.7964646208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<text:s/>3386</text:p>
          </table:table-cell>
          <table:table-cell table:style-name="ce9" office:value-type="float" office:value="19646">
            <text:p>19646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Kensington</text:p>
          </table:table-cell>
          <table:table-cell office:value-type="float" office:value="40.6423819580035">
            <text:p>40.642381958</text:p>
          </table:table-cell>
          <table:table-cell office:value-type="float" office:value="-73.9804211055948">
            <text:p>-73.9804211056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  <table:table-cell office:value-type="string">
            <text:p><text:s/>1444</text:p>
          </table:table-cell>
          <table:table-cell table:style-name="ce9" office:value-type="float" office:value="41758">
            <text:p>4175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Kew Gardens</text:p>
          </table:table-cell>
          <table:table-cell office:value-type="float" office:value="40.7051790354148">
            <text:p>40.7051790354</text:p>
          </table:table-cell>
          <table:table-cell office:value-type="float" office:value="-73.829819058257">
            <text:p>-73.8298190583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string">
            <text:p><text:s/>1515</text:p>
          </table:table-cell>
          <table:table-cell table:style-name="ce9" office:value-type="float" office:value="24371">
            <text:p>24371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Kew Gardens Hills</text:p>
          </table:table-cell>
          <table:table-cell office:value-type="float" office:value="40.722578244228">
            <text:p>40.7225782442</text:p>
          </table:table-cell>
          <table:table-cell office:value-type="float" office:value="-73.8208776493357">
            <text:p>-73.8208776493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string">
            <text:p><text:s/>878</text:p>
          </table:table-cell>
          <table:table-cell table:style-name="ce9" office:value-type="float" office:value="36009">
            <text:p>36009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Kingsbridge</text:p>
          </table:table-cell>
          <table:table-cell office:value-type="float" office:value="40.8816873712052">
            <text:p>40.8816873712</text:p>
          </table:table-cell>
          <table:table-cell office:value-type="float" office:value="-73.902817987246">
            <text:p>-73.9028179872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<text:s/>3370</text:p>
          </table:table-cell>
          <table:table-cell office:value-type="float" office:value="11403">
            <text:p>11403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Kingsbridge Heights</text:p>
          </table:table-cell>
          <table:table-cell office:value-type="float" office:value="40.8703923914147">
            <text:p>40.8703923914</text:p>
          </table:table-cell>
          <table:table-cell office:value-type="float" office:value="-73.9015226451314">
            <text:p>-73.9015226451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<text:s/>4976</text:p>
          </table:table-cell>
          <table:table-cell office:value-type="float" office:value="17888">
            <text:p>17888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Kips Bay</text:p>
          </table:table-cell>
          <table:table-cell office:value-type="float" office:value="40.741068">
            <text:p>40.741068</text:p>
          </table:table-cell>
          <table:table-cell office:value-type="float" office:value="-73.977322">
            <text:p>-73.977322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string">
            <text:p><text:s/>4612</text:p>
          </table:table-cell>
          <table:table-cell office:value-type="float" office:value="31760">
            <text:p>31760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Koreatown</text:p>
          </table:table-cell>
          <table:table-cell office:value-type="float" office:value="40.74771">
            <text:p>40.74771</text:p>
          </table:table-cell>
          <table:table-cell office:value-type="float" office:value="-73.98678">
            <text:p>-73.98678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string">
            <text:p><text:s/>11305</text:p>
          </table:table-cell>
          <table:table-cell office:value-type="float" office:value="1785">
            <text:p>1785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Laurelton</text:p>
          </table:table-cell>
          <table:table-cell office:value-type="float" office:value="40.6678838966025">
            <text:p>40.6678838966</text:p>
          </table:table-cell>
          <table:table-cell office:value-type="float" office:value="-73.7402560798982">
            <text:p>-73.7402560799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>
            <text:p><text:s/>745</text:p>
          </table:table-cell>
          <table:table-cell table:style-name="ce9" office:value-type="float" office:value="26088">
            <text:p>2608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Lefrak City</text:p>
          </table:table-cell>
          <table:table-cell office:value-type="float" office:value="40.7360745708308">
            <text:p>40.7360745708</text:p>
          </table:table-cell>
          <table:table-cell office:value-type="float" office:value="-73.8625247141374">
            <text:p>-73.8625247141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string">
            <text:p><text:s/>3380</text:p>
          </table:table-cell>
          <table:table-cell office:value-type="float" office:value="91510">
            <text:p>91510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Lenox Hill</text:p>
          </table:table-cell>
          <table:table-cell office:value-type="float" office:value="40.7681126582873">
            <text:p>40.7681126583</text:p>
          </table:table-cell>
          <table:table-cell office:value-type="float" office:value="-73.9588596881376">
            <text:p>-73.9588596881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<text:s/>4030</text:p>
          </table:table-cell>
          <table:table-cell office:value-type="float" office:value="28509">
            <text:p>28509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Lighthouse Hill</text:p>
          </table:table-cell>
          <table:table-cell office:value-type="float" office:value="40.5765062937949">
            <text:p>40.5765062938</text:p>
          </table:table-cell>
          <table:table-cell office:value-type="float" office:value="-74.1379266377157">
            <text:p>-74.1379266377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string">
            <text:p><text:s/>93</text:p>
          </table:table-cell>
          <table:table-cell office:value-type="float" office:value="8205">
            <text:p>8205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Lincoln Square</text:p>
          </table:table-cell>
          <table:table-cell office:value-type="float" office:value="40.7735288894217">
            <text:p>40.7735288894</text:p>
          </table:table-cell>
          <table:table-cell office:value-type="float" office:value="-73.9853377700126">
            <text:p>-73.98533777</text:p>
          </table:table-cell>
          <table:table-cell table:number-columns-repeated="3"/>
          <table:table-cell office:value-type="float" office:value="49">
            <text:p>49</text:p>
          </table:table-cell>
          <table:table-cell office:value-type="float" office:value="13">
            <text:p>13</text:p>
          </table:table-cell>
          <table:table-cell office:value-type="float" office:value="47">
            <text:p>47</text:p>
          </table:table-cell>
          <table:table-cell office:value-type="float" office:value="42">
            <text:p>42</text:p>
          </table:table-cell>
          <table:table-cell office:value-type="string">
            <text:p><text:s/>4300</text:p>
          </table:table-cell>
          <table:table-cell office:value-type="float" office:value="35348">
            <text:p>3534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Lindenwood</text:p>
          </table:table-cell>
          <table:table-cell office:value-type="float" office:value="40.6639184192514">
            <text:p>40.6639184193</text:p>
          </table:table-cell>
          <table:table-cell office:value-type="float" office:value="-73.8496378240244">
            <text:p>-73.849637824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string">
            <text:p><text:s/>688</text:p>
          </table:table-cell>
          <table:table-cell office:value-type="float" office:value="13660">
            <text:p>13660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Little Italy</text:p>
          </table:table-cell>
          <table:table-cell office:value-type="float" office:value="40.7193237939591">
            <text:p>40.719323794</text:p>
          </table:table-cell>
          <table:table-cell office:value-type="float" office:value="-73.9973046720807">
            <text:p>-73.9973046721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<text:s/>8563</text:p>
          </table:table-cell>
          <table:table-cell office:value-type="float" office:value="7762">
            <text:p>7762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Little Neck</text:p>
          </table:table-cell>
          <table:table-cell office:value-type="float" office:value="40.7708261928267">
            <text:p>40.7708261928</text:p>
          </table:table-cell>
          <table:table-cell office:value-type="float" office:value="-73.7388977558074">
            <text:p>-73.7388977558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string">
            <text:p><text:s/>169</text:p>
          </table:table-cell>
          <table:table-cell office:value-type="float" office:value="12631">
            <text:p>12631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Long Island City</text:p>
          </table:table-cell>
          <table:table-cell office:value-type="float" office:value="40.7502173461053">
            <text:p>40.7502173461</text:p>
          </table:table-cell>
          <table:table-cell office:value-type="float" office:value="-73.9392022391551">
            <text:p>-73.9392022392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string">
            <text:p><text:s/>2753</text:p>
          </table:table-cell>
          <table:table-cell table:style-name="ce9" office:value-type="float" office:value="16108">
            <text:p>16108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Longwood</text:p>
          </table:table-cell>
          <table:table-cell office:value-type="float" office:value="40.8150990454582">
            <text:p>40.8150990455</text:p>
          </table:table-cell>
          <table:table-cell office:value-type="float" office:value="-73.8957882009446">
            <text:p>-73.8957882009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string">
            <text:p><text:s/>4532</text:p>
          </table:table-cell>
          <table:table-cell table:style-name="ce9" office:value-type="float" office:value="40289">
            <text:p>40289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Lower East Side</text:p>
          </table:table-cell>
          <table:table-cell office:value-type="float" office:value="40.7178067489277">
            <text:p>40.7178067489</text:p>
          </table:table-cell>
          <table:table-cell office:value-type="float" office:value="-73.9808903199929">
            <text:p>-73.98089032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<text:s/>7800</text:p>
          </table:table-cell>
          <table:table-cell table:style-name="ce9" office:value-type="float" office:value="49149">
            <text:p>49149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Madison</text:p>
          </table:table-cell>
          <table:table-cell office:value-type="float" office:value="40.6093777011377">
            <text:p>40.6093777011</text:p>
          </table:table-cell>
          <table:table-cell office:value-type="float" office:value="-73.9484151532889">
            <text:p>-73.9484151533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<text:s/>1080</text:p>
          </table:table-cell>
          <table:table-cell table:style-name="ce9" office:value-type="float" office:value="41465">
            <text:p>41465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Malba</text:p>
          </table:table-cell>
          <table:table-cell office:value-type="float" office:value="40.7906015567015">
            <text:p>40.7906015567</text:p>
          </table:table-cell>
          <table:table-cell office:value-type="float" office:value="-73.8266775713864">
            <text:p>-73.8266775714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<text:s/>219</text:p>
          </table:table-cell>
          <table:table-cell office:value-type="float" office:value="18693">
            <text:p>18693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Manhattan Beach</text:p>
          </table:table-cell>
          <table:table-cell office:value-type="float" office:value="40.5779135030866">
            <text:p>40.5779135031</text:p>
          </table:table-cell>
          <table:table-cell office:value-type="float" office:value="-73.9435372289189">
            <text:p>-73.9435372289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<text:s/>348</text:p>
          </table:table-cell>
          <table:table-cell office:value-type="float" office:value="23028">
            <text:p>23028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Manhattan Terrace</text:p>
          </table:table-cell>
          <table:table-cell office:value-type="float" office:value="40.614432513351">
            <text:p>40.6144325134</text:p>
          </table:table-cell>
          <table:table-cell office:value-type="float" office:value="-73.9574384055994">
            <text:p>-73.9574384056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string">
            <text:p><text:s/>1541</text:p>
          </table:table-cell>
          <table:table-cell office:value-type="float" office:value="51973">
            <text:p>51973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Manhattan Valley</text:p>
          </table:table-cell>
          <table:table-cell office:value-type="float" office:value="40.7973070417029">
            <text:p>40.7973070417</text:p>
          </table:table-cell>
          <table:table-cell office:value-type="float" office:value="-73.9642861774066">
            <text:p>-73.9642861774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string">
            <text:p><text:s/>4422</text:p>
          </table:table-cell>
          <table:table-cell office:value-type="float" office:value="25875">
            <text:p>25875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Manhattanville</text:p>
          </table:table-cell>
          <table:table-cell office:value-type="float" office:value="40.8169344294978">
            <text:p>40.8169344295</text:p>
          </table:table-cell>
          <table:table-cell office:value-type="float" office:value="-73.9573853935188">
            <text:p>-73.9573853935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string">
            <text:p><text:s/>4934</text:p>
          </table:table-cell>
          <table:table-cell table:style-name="ce9" office:value-type="float" office:value="22183">
            <text:p>22183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Manor Heights</text:p>
          </table:table-cell>
          <table:table-cell office:value-type="float" office:value="40.6018095763144">
            <text:p>40.6018095763</text:p>
          </table:table-cell>
          <table:table-cell office:value-type="float" office:value="-74.12059399718">
            <text:p>-74.1205939972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<text:s/>375</text:p>
          </table:table-cell>
          <table:table-cell office:value-type="float" office:value="8205">
            <text:p>8205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Mapleton</text:p>
          </table:table-cell>
          <table:table-cell office:value-type="float" office:value="40.619768">
            <text:p>40.619768</text:p>
          </table:table-cell>
          <table:table-cell office:value-type="float" office:value="-73.980701">
            <text:p>-73.980701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<text:s/>1390</text:p>
          </table:table-cell>
          <table:table-cell office:value-type="float" office:value="19568">
            <text:p>19568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Marble Hill</text:p>
          </table:table-cell>
          <table:table-cell office:value-type="float" office:value="40.8765507787996">
            <text:p>40.8765507788</text:p>
          </table:table-cell>
          <table:table-cell office:value-type="float" office:value="-73.9106596586298">
            <text:p>-73.9106596586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string">
            <text:p><text:s/>3070</text:p>
          </table:table-cell>
          <table:table-cell table:style-name="ce9" office:value-type="float" office:value="11403">
            <text:p>11403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Marine Park</text:p>
          </table:table-cell>
          <table:table-cell office:value-type="float" office:value="40.6097477798946">
            <text:p>40.6097477799</text:p>
          </table:table-cell>
          <table:table-cell office:value-type="float" office:value="-73.931344041085">
            <text:p>-73.9313440411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<text:s/>893</text:p>
          </table:table-cell>
          <table:table-cell table:style-name="ce9" office:value-type="float" office:value="15651">
            <text:p>15651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Mariner's Harbor</text:p>
          </table:table-cell>
          <table:table-cell office:value-type="float" office:value="40.6325463904811">
            <text:p>40.6325463905</text:p>
          </table:table-cell>
          <table:table-cell office:value-type="float" office:value="-74.1500853704698">
            <text:p>-74.1500853705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<text:s/>1099</text:p>
          </table:table-cell>
          <table:table-cell table:style-name="ce9" office:value-type="float" office:value="11164">
            <text:p>11164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Maspeth</text:p>
          </table:table-cell>
          <table:table-cell office:value-type="float" office:value="40.7254273740936">
            <text:p>40.7254273741</text:p>
          </table:table-cell>
          <table:table-cell office:value-type="float" office:value="-73.8962171362686">
            <text:p>-73.8962171363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string">
            <text:p><text:s/>842</text:p>
          </table:table-cell>
          <table:table-cell table:style-name="ce9" office:value-type="float" office:value="43257">
            <text:p>43257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Melrose</text:p>
          </table:table-cell>
          <table:table-cell office:value-type="float" office:value="40.8197543705949">
            <text:p>40.8197543706</text:p>
          </table:table-cell>
          <table:table-cell office:value-type="float" office:value="-73.9094216075744">
            <text:p>-73.9094216076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string">
            <text:p><text:s/>8129</text:p>
          </table:table-cell>
          <table:table-cell table:style-name="ce9" office:value-type="float" office:value="42651">
            <text:p>42651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Middle Village</text:p>
          </table:table-cell>
          <table:table-cell office:value-type="float" office:value="40.7164145111582">
            <text:p>40.7164145112</text:p>
          </table:table-cell>
          <table:table-cell office:value-type="float" office:value="-73.881143192006">
            <text:p>-73.881143192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string">
            <text:p><text:s/>619</text:p>
          </table:table-cell>
          <table:table-cell table:style-name="ce9" office:value-type="float" office:value="34474">
            <text:p>34474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Midland Beach</text:p>
          </table:table-cell>
          <table:table-cell office:value-type="float" office:value="40.5735269057428">
            <text:p>40.5735269057</text:p>
          </table:table-cell>
          <table:table-cell office:value-type="float" office:value="-74.0934826630359">
            <text:p>-74.093482663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string">
            <text:p><text:s/>282</text:p>
          </table:table-cell>
          <table:table-cell office:value-type="float" office:value="14541">
            <text:p>14541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Midtown</text:p>
          </table:table-cell>
          <table:table-cell office:value-type="float" office:value="40.7546911027062">
            <text:p>40.7546911027</text:p>
          </table:table-cell>
          <table:table-cell office:value-type="float" office:value="-73.981668827303">
            <text:p>-73.9816688273</text:p>
          </table:table-cell>
          <table:table-cell table:number-columns-repeated="3"/>
          <table:table-cell office:value-type="float" office:value="43">
            <text:p>43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office:value-type="string">
            <text:p><text:s/>12139</text:p>
          </table:table-cell>
          <table:table-cell office:value-type="float" office:value="19568">
            <text:p>19568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Midtown South</text:p>
          </table:table-cell>
          <table:table-cell office:value-type="float" office:value="40.7485096643122">
            <text:p>40.7485096643</text:p>
          </table:table-cell>
          <table:table-cell office:value-type="float" office:value="-73.9887131328525">
            <text:p>-73.9887131329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string">
            <text:p><text:s/>12027</text:p>
          </table:table-cell>
          <table:table-cell table:style-name="ce9" office:value-type="float" office:value="16607">
            <text:p>16607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Midwood</text:p>
          </table:table-cell>
          <table:table-cell office:value-type="float" office:value="40.6255958986984">
            <text:p>40.6255958987</text:p>
          </table:table-cell>
          <table:table-cell office:value-type="float" office:value="-73.9575952348984">
            <text:p>-73.9575952349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string">
            <text:p><text:s/>1340</text:p>
          </table:table-cell>
          <table:table-cell table:style-name="ce9" office:value-type="float" office:value="52891">
            <text:p>52891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Mill Basin</text:p>
          </table:table-cell>
          <table:table-cell office:value-type="float" office:value="40.6159742396234">
            <text:p>40.6159742396</text:p>
          </table:table-cell>
          <table:table-cell office:value-type="float" office:value="-73.915153915504">
            <text:p>-73.9151539155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<text:s/>1077</text:p>
          </table:table-cell>
          <table:table-cell office:value-type="float" office:value="15651">
            <text:p>15651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Mill Island</text:p>
          </table:table-cell>
          <table:table-cell office:value-type="float" office:value="40.6063364216856">
            <text:p>40.6063364217</text:p>
          </table:table-cell>
          <table:table-cell office:value-type="float" office:value="-73.9081857177742">
            <text:p>-73.9081857178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<text:s/>129</text:p>
          </table:table-cell>
          <table:table-cell office:value-type="float" office:value="48356">
            <text:p>48356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Morningside Heights</text:p>
          </table:table-cell>
          <table:table-cell office:value-type="float" office:value="40.8079997381658">
            <text:p>40.8079997382</text:p>
          </table:table-cell>
          <table:table-cell office:value-type="float" office:value="-73.9638962790533">
            <text:p>-73.9638962791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<text:s/>3414</text:p>
          </table:table-cell>
          <table:table-cell table:style-name="ce9" office:value-type="float" office:value="38865">
            <text:p>38865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Morris Heights</text:p>
          </table:table-cell>
          <table:table-cell office:value-type="float" office:value="40.8478979260627">
            <text:p>40.8478979261</text:p>
          </table:table-cell>
          <table:table-cell office:value-type="float" office:value="-73.9196715911957">
            <text:p>-73.9196715912</text:p>
          </table:table-cell>
          <table:table-cell table:number-columns-repeated="3"/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<text:s/>5332</text:p>
          </table:table-cell>
          <table:table-cell office:value-type="float" office:value="27341">
            <text:p>27341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Morris Park</text:p>
          </table:table-cell>
          <table:table-cell office:value-type="float" office:value="40.8475490635363">
            <text:p>40.8475490635</text:p>
          </table:table-cell>
          <table:table-cell office:value-type="float" office:value="-73.8504017803042">
            <text:p>-73.8504017803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<text:s/>1405</text:p>
          </table:table-cell>
          <table:table-cell table:style-name="ce9" office:value-type="float" office:value="25077">
            <text:p>25077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Morrisania</text:p>
          </table:table-cell>
          <table:table-cell office:value-type="float" office:value="40.8235919858553">
            <text:p>40.8235919859</text:p>
          </table:table-cell>
          <table:table-cell office:value-type="float" office:value="-73.9015064894306">
            <text:p>-73.9015064894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string">
            <text:p><text:s/>7406</text:p>
          </table:table-cell>
          <table:table-cell table:style-name="ce9" office:value-type="float" office:value="37607">
            <text:p>37607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Mott Haven</text:p>
          </table:table-cell>
          <table:table-cell office:value-type="float" office:value="40.8062387493518">
            <text:p>40.8062387494</text:p>
          </table:table-cell>
          <table:table-cell office:value-type="float" office:value="-73.9160998748758">
            <text:p>-73.9160998749</text:p>
          </table:table-cell>
          <table:table-cell table:number-columns-repeated="3"/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string">
            <text:p><text:s/>4338</text:p>
          </table:table-cell>
          <table:table-cell office:value-type="float" office:value="28859">
            <text:p>28859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Mount Eden</text:p>
          </table:table-cell>
          <table:table-cell office:value-type="float" office:value="40.8438261767165">
            <text:p>40.8438261767</text:p>
          </table:table-cell>
          <table:table-cell office:value-type="float" office:value="-73.9165555196442">
            <text:p>-73.9165555196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<text:s/>6942</text:p>
          </table:table-cell>
          <table:table-cell table:style-name="ce9" office:value-type="float" office:value="49651">
            <text:p>49651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Mount Hope</text:p>
          </table:table-cell>
          <table:table-cell office:value-type="float" office:value="40.8488416072466">
            <text:p>40.8488416072</text:p>
          </table:table-cell>
          <table:table-cell office:value-type="float" office:value="-73.9082993088199">
            <text:p>-73.9082993088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<text:s/>7340</text:p>
          </table:table-cell>
          <table:table-cell table:style-name="ce9" office:value-type="float" office:value="49099">
            <text:p>49099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Murray Hill</text:p>
          </table:table-cell>
          <table:table-cell office:value-type="float" office:value="40.7483030772522">
            <text:p>40.7483030773</text:p>
          </table:table-cell>
          <table:table-cell office:value-type="float" office:value="-73.9783320792413">
            <text:p>-73.9783320792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string">
            <text:p><text:s/>8577</text:p>
          </table:table-cell>
          <table:table-cell table:style-name="ce9" office:value-type="float" office:value="31760">
            <text:p>31760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Murray Hill</text:p>
          </table:table-cell>
          <table:table-cell office:value-type="float" office:value="40.7641261226141">
            <text:p>40.7641261226</text:p>
          </table:table-cell>
          <table:table-cell office:value-type="float" office:value="-73.8127626913587">
            <text:p>-73.8127626914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string">
            <text:p><text:s/>1061</text:p>
          </table:table-cell>
          <table:table-cell table:style-name="ce9" office:value-type="float" office:value="57387">
            <text:p>57387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Neponsit</text:p>
          </table:table-cell>
          <table:table-cell office:value-type="float" office:value="40.572036730217">
            <text:p>40.5720367302</text:p>
          </table:table-cell>
          <table:table-cell office:value-type="float" office:value="-73.8575467241083">
            <text:p>-73.8575467241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<text:s/>93</text:p>
          </table:table-cell>
          <table:table-cell office:value-type="float" office:value="21202">
            <text:p>21202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New Brighton</text:p>
          </table:table-cell>
          <table:table-cell office:value-type="float" office:value="40.6406145591351">
            <text:p>40.6406145591</text:p>
          </table:table-cell>
          <table:table-cell office:value-type="float" office:value="-74.0870165051662">
            <text:p>-74.0870165052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<text:s/>2052</text:p>
          </table:table-cell>
          <table:table-cell table:style-name="ce9" office:value-type="float" office:value="10274">
            <text:p>10274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New Dorp</text:p>
          </table:table-cell>
          <table:table-cell office:value-type="float" office:value="40.5725723182063">
            <text:p>40.5725723182</text:p>
          </table:table-cell>
          <table:table-cell office:value-type="float" office:value="-74.1164794360638">
            <text:p>-74.1164794361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string">
            <text:p><text:s/>786</text:p>
          </table:table-cell>
          <table:table-cell office:value-type="float" office:value="14541">
            <text:p>14541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New Dorp Beach</text:p>
          </table:table-cell>
          <table:table-cell office:value-type="float" office:value="40.5642554930734">
            <text:p>40.5642554931</text:p>
          </table:table-cell>
          <table:table-cell office:value-type="float" office:value="-74.1043270746912">
            <text:p>-74.1043270747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<text:s/>531</text:p>
          </table:table-cell>
          <table:table-cell office:value-type="float" office:value="14541">
            <text:p>14541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New Lots</text:p>
          </table:table-cell>
          <table:table-cell office:value-type="float" office:value="40.6627442796966">
            <text:p>40.6627442797</text:p>
          </table:table-cell>
          <table:table-cell office:value-type="float" office:value="-73.8851177637929">
            <text:p>-73.8851177638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<text:s/>4182</text:p>
          </table:table-cell>
          <table:table-cell office:value-type="float" office:value="40016">
            <text:p>40016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New Springville</text:p>
          </table:table-cell>
          <table:table-cell office:value-type="float" office:value="40.5942523791617">
            <text:p>40.5942523792</text:p>
          </table:table-cell>
          <table:table-cell office:value-type="float" office:value="-74.1649603132983">
            <text:p>-74.1649603133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string">
            <text:p><text:s/>381</text:p>
          </table:table-cell>
          <table:table-cell office:value-type="float" office:value="10717">
            <text:p>10717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Noho</text:p>
          </table:table-cell>
          <table:table-cell office:value-type="float" office:value="40.7232590188577">
            <text:p>40.7232590189</text:p>
          </table:table-cell>
          <table:table-cell office:value-type="float" office:value="-73.988433680236">
            <text:p>-73.9884336802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string">
            <text:p><text:s/>9915</text:p>
          </table:table-cell>
          <table:table-cell office:value-type="float" office:value="5532">
            <text:p>5532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NoLiTa</text:p>
          </table:table-cell>
          <table:table-cell office:value-type="float" office:value="40.722386">
            <text:p>40.722386</text:p>
          </table:table-cell>
          <table:table-cell office:value-type="float" office:value="-73.995149">
            <text:p>-73.995149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9255</text:p>
          </table:table-cell>
          <table:table-cell office:value-type="float" office:value="4843">
            <text:p>4843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NoMad</text:p>
          </table:table-cell>
          <table:table-cell office:value-type="float" office:value="40.744109">
            <text:p>40.744109</text:p>
          </table:table-cell>
          <table:table-cell office:value-type="float" office:value="-73.986659">
            <text:p>-73.986659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10476</text:p>
          </table:table-cell>
          <table:table-cell office:value-type="float" office:value="20015">
            <text:p>20015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North Corona</text:p>
          </table:table-cell>
          <table:table-cell office:value-type="float" office:value="40.7540709990489">
            <text:p>40.754070999</text:p>
          </table:table-cell>
          <table:table-cell office:value-type="float" office:value="-73.8575179067645">
            <text:p>-73.8575179068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<text:s/>2820</text:p>
          </table:table-cell>
          <table:table-cell table:style-name="ce9" office:value-type="float" office:value="43434">
            <text:p>43434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North Riverdale</text:p>
          </table:table-cell>
          <table:table-cell office:value-type="float" office:value="40.9085428295067">
            <text:p>40.9085428295</text:p>
          </table:table-cell>
          <table:table-cell office:value-type="float" office:value="-73.9045305490893">
            <text:p>-73.9045305491</text:p>
          </table:table-cell>
          <table:table-cell table:number-columns-repeated="3"/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<text:s/>334</text:p>
          </table:table-cell>
          <table:table-cell office:value-type="float" office:value="23963">
            <text:p>23963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North Side</text:p>
          </table:table-cell>
          <table:table-cell office:value-type="float" office:value="40.714822906532">
            <text:p>40.7148229065</text:p>
          </table:table-cell>
          <table:table-cell office:value-type="float" office:value="-73.9588085758758">
            <text:p>-73.9588085759</text:p>
          </table:table-cell>
          <table:table-cell table:number-columns-repeated="3"/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<text:s/>3122</text:p>
          </table:table-cell>
          <table:table-cell office:value-type="float" office:value="61391">
            <text:p>61391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Norwood</text:p>
          </table:table-cell>
          <table:table-cell office:value-type="float" office:value="40.8772241559945">
            <text:p>40.877224156</text:p>
          </table:table-cell>
          <table:table-cell office:value-type="float" office:value="-73.8793907395681">
            <text:p>-73.8793907396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string">
            <text:p><text:s/>3401</text:p>
          </table:table-cell>
          <table:table-cell table:style-name="ce9" office:value-type="float" office:value="43466">
            <text:p>43466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Oakland Gardens</text:p>
          </table:table-cell>
          <table:table-cell office:value-type="float" office:value="40.7456185714185">
            <text:p>40.7456185714</text:p>
          </table:table-cell>
          <table:table-cell office:value-type="float" office:value="-73.7549497623433">
            <text:p>-73.7549497623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string">
            <text:p><text:s/>520</text:p>
          </table:table-cell>
          <table:table-cell table:style-name="ce9" office:value-type="float" office:value="25249">
            <text:p>25249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Oakwood</text:p>
          </table:table-cell>
          <table:table-cell office:value-type="float" office:value="40.5584622432888">
            <text:p>40.5584622433</text:p>
          </table:table-cell>
          <table:table-cell office:value-type="float" office:value="-74.121565937719">
            <text:p>-74.1215659377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<text:s/>327</text:p>
          </table:table-cell>
          <table:table-cell office:value-type="float" office:value="11194">
            <text:p>11194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Ocean Hill</text:p>
          </table:table-cell>
          <table:table-cell office:value-type="float" office:value="40.6784025547954">
            <text:p>40.6784025548</text:p>
          </table:table-cell>
          <table:table-cell office:value-type="float" office:value="-73.913068317874">
            <text:p>-73.9130683179</text:p>
          </table:table-cell>
          <table:table-cell table:number-columns-repeated="3"/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string">
            <text:p><text:s/>4995</text:p>
          </table:table-cell>
          <table:table-cell table:style-name="ce9" office:value-type="float" office:value="32625">
            <text:p>32625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Ocean Parkway</text:p>
          </table:table-cell>
          <table:table-cell office:value-type="float" office:value="40.6130597666794">
            <text:p>40.6130597667</text:p>
          </table:table-cell>
          <table:table-cell office:value-type="float" office:value="-73.9683667803554">
            <text:p>-73.9683667804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<text:s/>1347</text:p>
          </table:table-cell>
          <table:table-cell office:value-type="float" office:value="44840">
            <text:p>44840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Old Town</text:p>
          </table:table-cell>
          <table:table-cell office:value-type="float" office:value="40.5963289137951">
            <text:p>40.5963289138</text:p>
          </table:table-cell>
          <table:table-cell office:value-type="float" office:value="-74.0875111800558">
            <text:p>-74.0875111801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<text:s/>657</text:p>
          </table:table-cell>
          <table:table-cell office:value-type="float" office:value="8589">
            <text:p>8589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Olinville</text:p>
          </table:table-cell>
          <table:table-cell office:value-type="float" office:value="40.8713707819237">
            <text:p>40.8713707819</text:p>
          </table:table-cell>
          <table:table-cell office:value-type="float" office:value="-73.8633236165278">
            <text:p>-73.8633236165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string">
            <text:p><text:s/>3329</text:p>
          </table:table-cell>
          <table:table-cell office:value-type="float" office:value="30673">
            <text:p>30673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Ozone Park</text:p>
          </table:table-cell>
          <table:table-cell office:value-type="float" office:value="40.6807084682654">
            <text:p>40.6807084683</text:p>
          </table:table-cell>
          <table:table-cell office:value-type="float" office:value="-73.8432026617345">
            <text:p>-73.8432026617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string">
            <text:p><text:s/>1960</text:p>
          </table:table-cell>
          <table:table-cell table:style-name="ce9" office:value-type="float" office:value="23518">
            <text:p>23518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Paerdegat Basin</text:p>
          </table:table-cell>
          <table:table-cell office:value-type="float" office:value="40.6313175503967">
            <text:p>40.6313175504</text:p>
          </table:table-cell>
          <table:table-cell office:value-type="float" office:value="-73.9023347429584">
            <text:p>-73.902334743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<text:s/>1092</text:p>
          </table:table-cell>
          <table:table-cell office:value-type="float" office:value="22191">
            <text:p>22191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Park Hill</text:p>
          </table:table-cell>
          <table:table-cell office:value-type="float" office:value="40.6091904443456">
            <text:p>40.6091904443</text:p>
          </table:table-cell>
          <table:table-cell office:value-type="float" office:value="-74.080157349363">
            <text:p>-74.0801573494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<text:s/>1173</text:p>
          </table:table-cell>
          <table:table-cell office:value-type="float" office:value="8503">
            <text:p>8503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Park Slope</text:p>
          </table:table-cell>
          <table:table-cell office:value-type="float" office:value="40.672320522682">
            <text:p>40.6723205227</text:p>
          </table:table-cell>
          <table:table-cell office:value-type="float" office:value="-73.9770503018392">
            <text:p>-73.9770503018</text:p>
          </table:table-cell>
          <table:table-cell table:number-columns-repeated="3"/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string">
            <text:p><text:s/>1956</text:p>
          </table:table-cell>
          <table:table-cell table:style-name="ce9" office:value-type="float" office:value="57405">
            <text:p>57405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Park/Fifth Ave. to 79th St.</text:p>
          </table:table-cell>
          <table:table-cell office:value-type="float" office:value="40.773673">
            <text:p>40.773673</text:p>
          </table:table-cell>
          <table:table-cell office:value-type="float" office:value="-73.955823">
            <text:p>-73.955823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<text:s/>4340</text:p>
          </table:table-cell>
          <table:table-cell office:value-type="float" office:value="8239">
            <text:p>8239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Parkchester</text:p>
          </table:table-cell>
          <table:table-cell office:value-type="float" office:value="40.8379378222673">
            <text:p>40.8379378223</text:p>
          </table:table-cell>
          <table:table-cell office:value-type="float" office:value="-73.8560031053578">
            <text:p>-73.8560031054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8">
            <text:p>18</text:p>
          </table:table-cell>
          <table:table-cell office:value-type="string">
            <text:p><text:s/>3166</text:p>
          </table:table-cell>
          <table:table-cell office:value-type="float" office:value="33602">
            <text:p>33602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Pelham Bay</text:p>
          </table:table-cell>
          <table:table-cell office:value-type="float" office:value="40.8506414094034">
            <text:p>40.8506414094</text:p>
          </table:table-cell>
          <table:table-cell office:value-type="float" office:value="-73.8320737824047">
            <text:p>-73.8320737824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<text:s/>922</text:p>
          </table:table-cell>
          <table:table-cell office:value-type="float" office:value="9820">
            <text:p>9820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Pelham Gardens</text:p>
          </table:table-cell>
          <table:table-cell office:value-type="float" office:value="40.86296562478">
            <text:p>40.8629656248</text:p>
          </table:table-cell>
          <table:table-cell office:value-type="float" office:value="-73.8416119483122">
            <text:p>-73.8416119483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<text:s/>1314</text:p>
          </table:table-cell>
          <table:table-cell table:style-name="ce9" office:value-type="float" office:value="29402">
            <text:p>29402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Pelham Parkway</text:p>
          </table:table-cell>
          <table:table-cell office:value-type="float" office:value="40.8574134980887">
            <text:p>40.8574134981</text:p>
          </table:table-cell>
          <table:table-cell office:value-type="float" office:value="-73.85475564018">
            <text:p>-73.8547556402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string">
            <text:p><text:s/>1642</text:p>
          </table:table-cell>
          <table:table-cell table:style-name="ce9" office:value-type="float" office:value="32425">
            <text:p>32425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Pleasant Plains</text:p>
          </table:table-cell>
          <table:table-cell office:value-type="float" office:value="40.5246993761181">
            <text:p>40.5246993761</text:p>
          </table:table-cell>
          <table:table-cell office:value-type="float" office:value="-74.2198310661678">
            <text:p>-74.2198310662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string">
            <text:p><text:s/>133</text:p>
          </table:table-cell>
          <table:table-cell office:value-type="float" office:value="6704">
            <text:p>6704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Pomonok</text:p>
          </table:table-cell>
          <table:table-cell office:value-type="float" office:value="40.7349361807548">
            <text:p>40.7349361808</text:p>
          </table:table-cell>
          <table:table-cell office:value-type="float" office:value="-73.8048612004054">
            <text:p>-73.8048612004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<text:s/>1396</text:p>
          </table:table-cell>
          <table:table-cell table:style-name="ce9" office:value-type="float" office:value="17834">
            <text:p>17834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Port Ivory</text:p>
          </table:table-cell>
          <table:table-cell office:value-type="float" office:value="40.6396829784554">
            <text:p>40.6396829785</text:p>
          </table:table-cell>
          <table:table-cell office:value-type="float" office:value="-74.1746453299354">
            <text:p>-74.1746453299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<text:s/>355</text:p>
          </table:table-cell>
          <table:table-cell office:value-type="float" office:value="3918">
            <text:p>3918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Port Morris</text:p>
          </table:table-cell>
          <table:table-cell office:value-type="float" office:value="40.8016636277562">
            <text:p>40.8016636278</text:p>
          </table:table-cell>
          <table:table-cell office:value-type="float" office:value="-73.9132213938614">
            <text:p>-73.9132213939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<text:s/>1791</text:p>
          </table:table-cell>
          <table:table-cell office:value-type="float" office:value="28859">
            <text:p>28859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Port Richmond</text:p>
          </table:table-cell>
          <table:table-cell office:value-type="float" office:value="40.6336693055436">
            <text:p>40.6336693055</text:p>
          </table:table-cell>
          <table:table-cell office:value-type="float" office:value="-74.1294342679701">
            <text:p>-74.129434268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string">
            <text:p><text:s/>1411</text:p>
          </table:table-cell>
          <table:table-cell table:style-name="ce9" office:value-type="float" office:value="22609">
            <text:p>22609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Prince's Bay</text:p>
          </table:table-cell>
          <table:table-cell office:value-type="float" office:value="40.5262640673481">
            <text:p>40.5262640673</text:p>
          </table:table-cell>
          <table:table-cell office:value-type="float" office:value="-74.2015255645766">
            <text:p>-74.2015255646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<text:s/>138</text:p>
          </table:table-cell>
          <table:table-cell office:value-type="float" office:value="10133">
            <text:p>10133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Prospect Heights</text:p>
          </table:table-cell>
          <table:table-cell office:value-type="float" office:value="40.6768222622547">
            <text:p>40.6768222623</text:p>
          </table:table-cell>
          <table:table-cell office:value-type="float" office:value="-73.9648592426269">
            <text:p>-73.9648592426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string">
            <text:p><text:s/>2625</text:p>
          </table:table-cell>
          <table:table-cell table:style-name="ce9" office:value-type="float" office:value="23515">
            <text:p>23515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Prospect Lefferts Gardens</text:p>
          </table:table-cell>
          <table:table-cell office:value-type="float" office:value="40.6584200174698">
            <text:p>40.6584200175</text:p>
          </table:table-cell>
          <table:table-cell office:value-type="float" office:value="-73.9548986707771">
            <text:p>-73.9548986708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string">
            <text:p><text:s/>4351</text:p>
          </table:table-cell>
          <table:table-cell table:style-name="ce9" office:value-type="float" office:value="24756">
            <text:p>24756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Prospect Park South</text:p>
          </table:table-cell>
          <table:table-cell office:value-type="float" office:value="40.6470086031852">
            <text:p>40.6470086032</text:p>
          </table:table-cell>
          <table:table-cell office:value-type="float" office:value="-73.9626131671605">
            <text:p>-73.9626131672</text:p>
          </table:table-cell>
          <table:table-cell table:number-columns-repeated="3"/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string">
            <text:p><text:s/>3886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Queens Village</text:p>
          </table:table-cell>
          <table:table-cell office:value-type="float" office:value="40.7188930921674">
            <text:p>40.7188930922</text:p>
          </table:table-cell>
          <table:table-cell office:value-type="float" office:value="-73.7387148457843">
            <text:p>-73.7387148458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string">
            <text:p><text:s/>1235</text:p>
          </table:table-cell>
          <table:table-cell table:style-name="ce9" office:value-type="float" office:value="54345">
            <text:p>54345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Queensboro Hill</text:p>
          </table:table-cell>
          <table:table-cell office:value-type="float" office:value="40.7445723092867">
            <text:p>40.7445723093</text:p>
          </table:table-cell>
          <table:table-cell office:value-type="float" office:value="-73.8258091511056">
            <text:p>-73.8258091511</text:p>
          </table:table-cell>
          <table:table-cell table:number-columns-repeated="3"/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string">
            <text:p><text:s/>815</text:p>
          </table:table-cell>
          <table:table-cell table:style-name="ce9" office:value-type="float" office:value="23638">
            <text:p>2363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Queensbridge</text:p>
          </table:table-cell>
          <table:table-cell office:value-type="float" office:value="40.7560912970947">
            <text:p>40.7560912971</text:p>
          </table:table-cell>
          <table:table-cell office:value-type="float" office:value="-73.9456307033409">
            <text:p>-73.9456307033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<text:s/>2414</text:p>
          </table:table-cell>
          <table:table-cell table:style-name="ce9" office:value-type="float" office:value="16477">
            <text:p>16477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Randall Manor</text:p>
          </table:table-cell>
          <table:table-cell office:value-type="float" office:value="40.6356300068115">
            <text:p>40.6356300068</text:p>
          </table:table-cell>
          <table:table-cell office:value-type="float" office:value="-74.0980506237389">
            <text:p>-74.0980506237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<text:s/>582</text:p>
          </table:table-cell>
          <table:table-cell office:value-type="float" office:value="10239">
            <text:p>10239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Ravenswood</text:p>
          </table:table-cell>
          <table:table-cell office:value-type="float" office:value="40.7617045260542">
            <text:p>40.7617045261</text:p>
          </table:table-cell>
          <table:table-cell office:value-type="float" office:value="-73.9315750607288">
            <text:p>-73.9315750607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office:value-type="string">
            <text:p><text:s/>2921</text:p>
          </table:table-cell>
          <table:table-cell office:value-type="float" office:value="16477">
            <text:p>16477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Red Hook</text:p>
          </table:table-cell>
          <table:table-cell office:value-type="float" office:value="40.6762532302509">
            <text:p>40.6762532303</text:p>
          </table:table-cell>
          <table:table-cell office:value-type="float" office:value="-74.0127589747356">
            <text:p>-74.0127589747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string">
            <text:p><text:s/>865</text:p>
          </table:table-cell>
          <table:table-cell office:value-type="float" office:value="14791">
            <text:p>14791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Rego Park</text:p>
          </table:table-cell>
          <table:table-cell office:value-type="float" office:value="40.7289740948074">
            <text:p>40.7289740948</text:p>
          </table:table-cell>
          <table:table-cell office:value-type="float" office:value="-73.8578268690537">
            <text:p>-73.8578268691</text:p>
          </table:table-cell>
          <table:table-cell table:number-columns-repeated="3"/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string">
            <text:p><text:s/>2145</text:p>
          </table:table-cell>
          <table:table-cell table:style-name="ce9" office:value-type="float" office:value="30741">
            <text:p>30741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Remsen Village</text:p>
          </table:table-cell>
          <table:table-cell office:value-type="float" office:value="40.6521174517935">
            <text:p>40.6521174518</text:p>
          </table:table-cell>
          <table:table-cell office:value-type="float" office:value="-73.9166533197805">
            <text:p>-73.9166533198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string">
            <text:p><text:s/>2877</text:p>
          </table:table-cell>
          <table:table-cell office:value-type="float" office:value="19557">
            <text:p>19557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Richmond Hill</text:p>
          </table:table-cell>
          <table:table-cell office:value-type="float" office:value="40.6979473147176">
            <text:p>40.6979473147</text:p>
          </table:table-cell>
          <table:table-cell office:value-type="float" office:value="-73.8318332144689">
            <text:p>-73.8318332145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<text:s/>1864</text:p>
          </table:table-cell>
          <table:table-cell table:style-name="ce9" office:value-type="float" office:value="34100">
            <text:p>34100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Richmond Town</text:p>
          </table:table-cell>
          <table:table-cell office:value-type="float" office:value="40.569605942755">
            <text:p>40.5696059428</text:p>
          </table:table-cell>
          <table:table-cell office:value-type="float" office:value="-74.1340572986257">
            <text:p>-74.1340572986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<text:s/>239</text:p>
          </table:table-cell>
          <table:table-cell office:value-type="float" office:value="11194">
            <text:p>11194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Richmond Valley</text:p>
          </table:table-cell>
          <table:table-cell office:value-type="float" office:value="40.5195414574891">
            <text:p>40.5195414575</text:p>
          </table:table-cell>
          <table:table-cell office:value-type="float" office:value="-74.2295708062694">
            <text:p>-74.2295708063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<text:s/>116</text:p>
          </table:table-cell>
          <table:table-cell office:value-type="float" office:value="34058">
            <text:p>3405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Ridgewood</text:p>
          </table:table-cell>
          <table:table-cell office:value-type="float" office:value="40.7083231561386">
            <text:p>40.7083231561</text:p>
          </table:table-cell>
          <table:table-cell office:value-type="float" office:value="-73.9014351755959">
            <text:p>-73.9014351756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string">
            <text:p><text:s/>2254</text:p>
          </table:table-cell>
          <table:table-cell table:style-name="ce9" office:value-type="float" office:value="66402">
            <text:p>66402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Riverdale</text:p>
          </table:table-cell>
          <table:table-cell office:value-type="float" office:value="40.8908344938913">
            <text:p>40.8908344939</text:p>
          </table:table-cell>
          <table:table-cell office:value-type="float" office:value="-73.9125854610857">
            <text:p>-73.9125854611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string">
            <text:p><text:s/>574</text:p>
          </table:table-cell>
          <table:table-cell table:style-name="ce9" office:value-type="float" office:value="47927">
            <text:p>47927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Riverside Dr./West End Ave.</text:p>
          </table:table-cell>
          <table:table-cell office:value-type="float" office:value="40.836572">
            <text:p>40.836572</text:p>
          </table:table-cell>
          <table:table-cell office:value-type="float" office:value="-73.948488">
            <text:p>-73.948488</text:p>
          </table:table-cell>
          <table:table-cell table:number-columns-repeated="3"/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string">
            <text:p><text:s/>3511</text:p>
          </table:table-cell>
          <table:table-cell office:value-type="float" office:value="472">
            <text:p>472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Rochdale</text:p>
          </table:table-cell>
          <table:table-cell office:value-type="float" office:value="40.6752113959173">
            <text:p>40.6752113959</text:p>
          </table:table-cell>
          <table:table-cell office:value-type="float" office:value="-73.7725878762091">
            <text:p>-73.7725878762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<text:s/>2179</text:p>
          </table:table-cell>
          <table:table-cell office:value-type="float" office:value="16441">
            <text:p>16441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Rockaway Beach</text:p>
          </table:table-cell>
          <table:table-cell office:value-type="float" office:value="40.5828016968456">
            <text:p>40.5828016968</text:p>
          </table:table-cell>
          <table:table-cell office:value-type="float" office:value="-73.8223612108875">
            <text:p>-73.8223612109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<text:s/>722</text:p>
          </table:table-cell>
          <table:table-cell table:style-name="ce9" office:value-type="float" office:value="13789">
            <text:p>13789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Rockaway Park</text:p>
          </table:table-cell>
          <table:table-cell office:value-type="float" office:value="40.5803429564613">
            <text:p>40.5803429565</text:p>
          </table:table-cell>
          <table:table-cell office:value-type="float" office:value="-73.8415337022619">
            <text:p>-73.8415337023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string">
            <text:p><text:s/>392</text:p>
          </table:table-cell>
          <table:table-cell table:style-name="ce9" office:value-type="float" office:value="6033">
            <text:p>6033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Roosevelt Island</text:p>
          </table:table-cell>
          <table:table-cell office:value-type="float" office:value="40.7621596057628">
            <text:p>40.7621596058</text:p>
          </table:table-cell>
          <table:table-cell office:value-type="float" office:value="-73.9491676922795">
            <text:p>-73.9491676923</text:p>
          </table:table-cell>
          <table:table-cell table:number-columns-repeated="3"/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string">
            <text:p><text:s/>2038</text:p>
          </table:table-cell>
          <table:table-cell office:value-type="float" office:value="28509">
            <text:p>28509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Rosebank</text:p>
          </table:table-cell>
          <table:table-cell office:value-type="float" office:value="40.6153049465276">
            <text:p>40.6153049465</text:p>
          </table:table-cell>
          <table:table-cell office:value-type="float" office:value="-74.0698052671614">
            <text:p>-74.0698052672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string">
            <text:p><text:s/>570</text:p>
          </table:table-cell>
          <table:table-cell office:value-type="float" office:value="8503">
            <text:p>8503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Rosedale</text:p>
          </table:table-cell>
          <table:table-cell office:value-type="float" office:value="40.6598164334281">
            <text:p>40.6598164334</text:p>
          </table:table-cell>
          <table:table-cell office:value-type="float" office:value="-73.7352607942828">
            <text:p>-73.7352607943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string">
            <text:p><text:s/>738</text:p>
          </table:table-cell>
          <table:table-cell table:style-name="ce9" office:value-type="float" office:value="27101">
            <text:p>27101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Rossville</text:p>
          </table:table-cell>
          <table:table-cell office:value-type="float" office:value="40.5494040065007">
            <text:p>40.5494040065</text:p>
          </table:table-cell>
          <table:table-cell office:value-type="float" office:value="-74.2157285111395">
            <text:p>-74.215728511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<text:s/>214</text:p>
          </table:table-cell>
          <table:table-cell office:value-type="float" office:value="15341">
            <text:p>15341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Roxbury</text:p>
          </table:table-cell>
          <table:table-cell office:value-type="float" office:value="40.5673758895703">
            <text:p>40.5673758896</text:p>
          </table:table-cell>
          <table:table-cell office:value-type="float" office:value="-73.8921376023282">
            <text:p>-73.8921376023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<text:s/>12</text:p>
          </table:table-cell>
          <table:table-cell office:value-type="float" office:value="2247">
            <text:p>2247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Rugby</text:p>
          </table:table-cell>
          <table:table-cell office:value-type="float" office:value="40.6555723132808">
            <text:p>40.6555723133</text:p>
          </table:table-cell>
          <table:table-cell office:value-type="float" office:value="-73.9268821261696">
            <text:p>-73.9268821262</text:p>
          </table:table-cell>
          <table:table-cell table:number-columns-repeated="3"/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<text:s/>3630</text:p>
          </table:table-cell>
          <table:table-cell office:value-type="float" office:value="21381">
            <text:p>21381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andy Ground</text:p>
          </table:table-cell>
          <table:table-cell office:value-type="float" office:value="40.5411399220918">
            <text:p>40.5411399221</text:p>
          </table:table-cell>
          <table:table-cell office:value-type="float" office:value="-74.2177663606857">
            <text:p>-74.2177663607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string">
            <text:p><text:s/>273</text:p>
          </table:table-cell>
          <table:table-cell office:value-type="float" office:value="782">
            <text:p>782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Schuylerville</text:p>
          </table:table-cell>
          <table:table-cell office:value-type="float" office:value="40.8265795168692">
            <text:p>40.8265795169</text:p>
          </table:table-cell>
          <table:table-cell office:value-type="float" office:value="-73.8262027599407">
            <text:p>-73.8262027599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string">
            <text:p><text:s/>1512</text:p>
          </table:table-cell>
          <table:table-cell office:value-type="float" office:value="24085">
            <text:p>24085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Sea Gate</text:p>
          </table:table-cell>
          <table:table-cell office:value-type="float" office:value="40.5763753789022">
            <text:p>40.5763753789</text:p>
          </table:table-cell>
          <table:table-cell office:value-type="float" office:value="-74.0078731120024">
            <text:p>-74.007873112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<text:s/>917</text:p>
          </table:table-cell>
          <table:table-cell office:value-type="float" office:value="24758">
            <text:p>24758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Sheepshead Bay</text:p>
          </table:table-cell>
          <table:table-cell office:value-type="float" office:value="40.5868901267838">
            <text:p>40.5868901268</text:p>
          </table:table-cell>
          <table:table-cell office:value-type="float" office:value="-73.9431864048298">
            <text:p>-73.9431864048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string">
            <text:p><text:s/>1144</text:p>
          </table:table-cell>
          <table:table-cell office:value-type="float" office:value="23028">
            <text:p>23028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hore Acres</text:p>
          </table:table-cell>
          <table:table-cell office:value-type="float" office:value="40.6097193407928">
            <text:p>40.6097193408</text:p>
          </table:table-cell>
          <table:table-cell office:value-type="float" office:value="-74.0666776606177">
            <text:p>-74.0666776606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<text:s/>458</text:p>
          </table:table-cell>
          <table:table-cell office:value-type="float" office:value="8503">
            <text:p>8503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ilver Lake</text:p>
          </table:table-cell>
          <table:table-cell office:value-type="float" office:value="40.6191931079268">
            <text:p>40.6191931079</text:p>
          </table:table-cell>
          <table:table-cell office:value-type="float" office:value="-74.0962902923546">
            <text:p>-74.0962902924</text:p>
          </table:table-cell>
          <table:table-cell table:number-columns-repeated="3"/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<text:s/>305</text:p>
          </table:table-cell>
          <table:table-cell office:value-type="float" office:value="12337">
            <text:p>12337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Soho</text:p>
          </table:table-cell>
          <table:table-cell office:value-type="float" office:value="40.7221838413179">
            <text:p>40.7221838413</text:p>
          </table:table-cell>
          <table:table-cell office:value-type="float" office:value="-74.0006566695976">
            <text:p>-74.0006566696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6777</text:p>
          </table:table-cell>
          <table:table-cell office:value-type="float" office:value="7762">
            <text:p>7762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Somerville</text:p>
          </table:table-cell>
          <table:table-cell office:value-type="float" office:value="40.5977106156577">
            <text:p>40.5977106157</text:p>
          </table:table-cell>
          <table:table-cell office:value-type="float" office:value="-73.7966475084405">
            <text:p>-73.7966475084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string">
            <text:p><text:s/>858</text:p>
          </table:table-cell>
          <table:table-cell office:value-type="float" office:value="13113">
            <text:p>13113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Soundview</text:p>
          </table:table-cell>
          <table:table-cell office:value-type="float" office:value="40.821012197914">
            <text:p>40.8210121979</text:p>
          </table:table-cell>
          <table:table-cell office:value-type="float" office:value="-73.8657460955492">
            <text:p>-73.8657460955</text:p>
          </table:table-cell>
          <table:table-cell table:number-columns-repeated="3"/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<text:s/>3227</text:p>
          </table:table-cell>
          <table:table-cell table:style-name="ce9" office:value-type="float" office:value="92990">
            <text:p>92990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outh Beach</text:p>
          </table:table-cell>
          <table:table-cell office:value-type="float" office:value="40.5802474135096">
            <text:p>40.5802474135</text:p>
          </table:table-cell>
          <table:table-cell office:value-type="float" office:value="-74.0795529253982">
            <text:p>-74.0795529254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<text:s/>86</text:p>
          </table:table-cell>
          <table:table-cell office:value-type="float" office:value="9064">
            <text:p>9064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South Jamaica</text:p>
          </table:table-cell>
          <table:table-cell office:value-type="float" office:value="40.6969112537899">
            <text:p>40.6969112538</text:p>
          </table:table-cell>
          <table:table-cell office:value-type="float" office:value="-73.7904261313554">
            <text:p>-73.7904261314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<text:s/>2039</text:p>
          </table:table-cell>
          <table:table-cell table:style-name="ce9" office:value-type="float" office:value="44401">
            <text:p>44401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South Ozone Park</text:p>
          </table:table-cell>
          <table:table-cell office:value-type="float" office:value="40.668549577672">
            <text:p>40.6685495777</text:p>
          </table:table-cell>
          <table:table-cell office:value-type="float" office:value="-73.8098647864904">
            <text:p>-73.8098647865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<text:s/>988</text:p>
          </table:table-cell>
          <table:table-cell table:style-name="ce9" office:value-type="float" office:value="79540">
            <text:p>79540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South Side</text:p>
          </table:table-cell>
          <table:table-cell office:value-type="float" office:value="40.7108614726506">
            <text:p>40.7108614727</text:p>
          </table:table-cell>
          <table:table-cell office:value-type="float" office:value="-73.9580009515333">
            <text:p>-73.9580009515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3423</text:p>
          </table:table-cell>
          <table:table-cell office:value-type="float" office:value="64728">
            <text:p>64728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South Slope - Greenwood Heights</text:p>
          </table:table-cell>
          <table:table-cell office:value-type="float" office:value="40.660932">
            <text:p>40.660932</text:p>
          </table:table-cell>
          <table:table-cell office:value-type="float" office:value="-73.987796">
            <text:p>-73.987796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<text:s/>1505</text:p>
          </table:table-cell>
          <table:table-cell office:value-type="float" office:value="11811">
            <text:p>11811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Springfield Gardens</text:p>
          </table:table-cell>
          <table:table-cell office:value-type="float" office:value="40.6662304903686">
            <text:p>40.6662304904</text:p>
          </table:table-cell>
          <table:table-cell office:value-type="float" office:value="-73.7604209268229">
            <text:p>-73.7604209268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<text:s/>1048</text:p>
          </table:table-cell>
          <table:table-cell office:value-type="float" office:value="39545">
            <text:p>39545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Spuyten Duyvil</text:p>
          </table:table-cell>
          <table:table-cell office:value-type="float" office:value="40.8813949772709">
            <text:p>40.8813949773</text:p>
          </table:table-cell>
          <table:table-cell office:value-type="float" office:value="-73.9171904821039">
            <text:p>-73.9171904821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<text:s/>1100</text:p>
          </table:table-cell>
          <table:table-cell office:value-type="float" office:value="23963">
            <text:p>23963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St. Albans</text:p>
          </table:table-cell>
          <table:table-cell office:value-type="float" office:value="40.6944453852236">
            <text:p>40.6944453852</text:p>
          </table:table-cell>
          <table:table-cell office:value-type="float" office:value="-73.7586760372772">
            <text:p>-73.7586760373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<text:s/>987</text:p>
          </table:table-cell>
          <table:table-cell table:style-name="ce9" office:value-type="float" office:value="51816">
            <text:p>51816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t. George</text:p>
          </table:table-cell>
          <table:table-cell office:value-type="float" office:value="40.6449815710044">
            <text:p>40.644981571</text:p>
          </table:table-cell>
          <table:table-cell office:value-type="float" office:value="-74.079353125128">
            <text:p>-74.0793531251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string">
            <text:p><text:s/>1670</text:p>
          </table:table-cell>
          <table:table-cell table:style-name="ce9" office:value-type="float" office:value="10274">
            <text:p>10274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tapleton</text:p>
          </table:table-cell>
          <table:table-cell office:value-type="float" office:value="40.6269276253818">
            <text:p>40.6269276254</text:p>
          </table:table-cell>
          <table:table-cell office:value-type="float" office:value="-74.0779019266007">
            <text:p>-74.0779019266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string">
            <text:p><text:s/>1275</text:p>
          </table:table-cell>
          <table:table-cell office:value-type="float" office:value="6342">
            <text:p>6342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Starrett City</text:p>
          </table:table-cell>
          <table:table-cell office:value-type="float" office:value="40.6475890523087">
            <text:p>40.6475890523</text:p>
          </table:table-cell>
          <table:table-cell office:value-type="float" office:value="-73.8793697004588">
            <text:p>-73.8793697005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string">
            <text:p><text:s/>1091</text:p>
          </table:table-cell>
          <table:table-cell office:value-type="float" office:value="17038">
            <text:p>1703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Steinway</text:p>
          </table:table-cell>
          <table:table-cell office:value-type="float" office:value="40.7759230156429">
            <text:p>40.7759230156</text:p>
          </table:table-cell>
          <table:table-cell office:value-type="float" office:value="-73.9022896039167">
            <text:p>-73.9022896039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<text:s/>1054</text:p>
          </table:table-cell>
          <table:table-cell office:value-type="float" office:value="25112">
            <text:p>25112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Stuyvesant Town</text:p>
          </table:table-cell>
          <table:table-cell office:value-type="float" office:value="40.7309995547706">
            <text:p>40.7309995548</text:p>
          </table:table-cell>
          <table:table-cell office:value-type="float" office:value="-73.974051704692">
            <text:p>-73.9740517047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<text:s/>3169</text:p>
          </table:table-cell>
          <table:table-cell table:style-name="ce9" office:value-type="float" office:value="22512">
            <text:p>22512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Sunnyside</text:p>
          </table:table-cell>
          <table:table-cell office:value-type="float" office:value="40.7401762835192">
            <text:p>40.7401762835</text:p>
          </table:table-cell>
          <table:table-cell office:value-type="float" office:value="-73.9269161756158">
            <text:p>-73.9269161756</text:p>
          </table:table-cell>
          <table:table-cell table:number-columns-repeated="3"/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string">
            <text:p><text:s/>1614</text:p>
          </table:table-cell>
          <table:table-cell table:style-name="ce9" office:value-type="float" office:value="52278">
            <text:p>52278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unnyside</text:p>
          </table:table-cell>
          <table:table-cell office:value-type="float" office:value="40.6127601575649">
            <text:p>40.6127601576</text:p>
          </table:table-cell>
          <table:table-cell office:value-type="float" office:value="-74.0971255217853">
            <text:p>-74.0971255218</text:p>
          </table:table-cell>
          <table:table-cell table:number-columns-repeated="3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<text:s/>386</text:p>
          </table:table-cell>
          <table:table-cell office:value-type="float" office:value="38280">
            <text:p>38280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Sunnyside Gardens</text:p>
          </table:table-cell>
          <table:table-cell office:value-type="float" office:value="40.7456518060808">
            <text:p>40.7456518061</text:p>
          </table:table-cell>
          <table:table-cell office:value-type="float" office:value="-73.9181928643168">
            <text:p>-73.9181928643</text:p>
          </table:table-cell>
          <table:table-cell table:number-columns-repeated="3"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<text:s/>2001</text:p>
          </table:table-cell>
          <table:table-cell office:value-type="float" office:value="7031">
            <text:p>7031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Sunset Park</text:p>
          </table:table-cell>
          <table:table-cell office:value-type="float" office:value="40.6451029492543">
            <text:p>40.6451029493</text:p>
          </table:table-cell>
          <table:table-cell office:value-type="float" office:value="-74.0103161852778">
            <text:p>-74.0103161853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string">
            <text:p><text:s/>3300</text:p>
          </table:table-cell>
          <table:table-cell office:value-type="float" office:value="79113">
            <text:p>79113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Sutton Place</text:p>
          </table:table-cell>
          <table:table-cell office:value-type="float" office:value="40.7602803313137">
            <text:p>40.7602803313</text:p>
          </table:table-cell>
          <table:table-cell office:value-type="float" office:value="-73.963556140943">
            <text:p>-73.9635561409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string">
            <text:p><text:s/>4390</text:p>
          </table:table-cell>
          <table:table-cell office:value-type="float" office:value="31130">
            <text:p>31130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Theater District</text:p>
          </table:table-cell>
          <table:table-cell office:value-type="float" office:value="40.759043">
            <text:p>40.759043</text:p>
          </table:table-cell>
          <table:table-cell office:value-type="float" office:value="-73.984464">
            <text:p>-73.984464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<text:s/>10759</text:p>
          </table:table-cell>
          <table:table-cell office:value-type="float" office:value="17497">
            <text:p>17497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Throgs Neck</text:p>
          </table:table-cell>
          <table:table-cell office:value-type="float" office:value="40.8151092580401">
            <text:p>40.815109258</text:p>
          </table:table-cell>
          <table:table-cell office:value-type="float" office:value="-73.8163500215844">
            <text:p>-73.8163500216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<text:s/>571</text:p>
          </table:table-cell>
          <table:table-cell office:value-type="float" office:value="24085">
            <text:p>24085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Todt Hill</text:p>
          </table:table-cell>
          <table:table-cell office:value-type="float" office:value="40.5970685181467">
            <text:p>40.5970685181</text:p>
          </table:table-cell>
          <table:table-cell office:value-type="float" office:value="-74.1113288180088">
            <text:p>-74.111328818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80</text:p>
          </table:table-cell>
          <table:table-cell office:value-type="float" office:value="8205">
            <text:p>8205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Tompkinsville</text:p>
          </table:table-cell>
          <table:table-cell office:value-type="float" office:value="40.6373160671103">
            <text:p>40.6373160671</text:p>
          </table:table-cell>
          <table:table-cell office:value-type="float" office:value="-74.0805535179012">
            <text:p>-74.0805535179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<text:s/>1915</text:p>
          </table:table-cell>
          <table:table-cell office:value-type="float" office:value="6342">
            <text:p>6342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Tottenville</text:p>
          </table:table-cell>
          <table:table-cell office:value-type="float" office:value="40.5053337611564">
            <text:p>40.5053337612</text:p>
          </table:table-cell>
          <table:table-cell office:value-type="float" office:value="-74.2465693423528">
            <text:p>-74.2465693424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<text:s/>392</text:p>
          </table:table-cell>
          <table:table-cell office:value-type="float" office:value="8044">
            <text:p>8044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Travis</text:p>
          </table:table-cell>
          <table:table-cell office:value-type="float" office:value="40.5863137510328">
            <text:p>40.586313751</text:p>
          </table:table-cell>
          <table:table-cell office:value-type="float" office:value="-74.1907371753812">
            <text:p>-74.1907371754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<text:s/>96</text:p>
          </table:table-cell>
          <table:table-cell office:value-type="float" office:value="10717">
            <text:p>10717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Tribeca</text:p>
          </table:table-cell>
          <table:table-cell office:value-type="float" office:value="40.7215219674432">
            <text:p>40.7215219674</text:p>
          </table:table-cell>
          <table:table-cell office:value-type="float" office:value="-74.0106832855909">
            <text:p>-74.0106832856</text:p>
          </table:table-cell>
          <table:table-cell table:number-columns-repeated="3"/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string">
            <text:p><text:s/>3956</text:p>
          </table:table-cell>
          <table:table-cell office:value-type="float" office:value="12695">
            <text:p>12695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Tudor City</text:p>
          </table:table-cell>
          <table:table-cell office:value-type="float" office:value="40.7469174107402">
            <text:p>40.7469174107</text:p>
          </table:table-cell>
          <table:table-cell office:value-type="float" office:value="-73.9712192872227">
            <text:p>-73.9712192872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string">
            <text:p><text:s/>3896</text:p>
          </table:table-cell>
          <table:table-cell office:value-type="float" office:value="15846">
            <text:p>15846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Turtle Bay</text:p>
          </table:table-cell>
          <table:table-cell office:value-type="float" office:value="40.7520423695072">
            <text:p>40.7520423695</text:p>
          </table:table-cell>
          <table:table-cell office:value-type="float" office:value="-73.9677082458183">
            <text:p>-73.9677082458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string">
            <text:p><text:s/>3347</text:p>
          </table:table-cell>
          <table:table-cell office:value-type="float" office:value="14827">
            <text:p>14827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Two Bridges</text:p>
          </table:table-cell>
          <table:table-cell office:value-type="float" office:value="40.711727">
            <text:p>40.711727</text:p>
          </table:table-cell>
          <table:table-cell office:value-type="float" office:value="-73.992555">
            <text:p>-73.992555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<text:s/>5842</text:p>
          </table:table-cell>
          <table:table-cell office:value-type="float" office:value="19674">
            <text:p>19674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Unionport</text:p>
          </table:table-cell>
          <table:table-cell office:value-type="float" office:value="40.8297742978716">
            <text:p>40.8297742979</text:p>
          </table:table-cell>
          <table:table-cell office:value-type="float" office:value="-73.8505352445194">
            <text:p>-73.8505352445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<text:s/>2420</text:p>
          </table:table-cell>
          <table:table-cell office:value-type="float" office:value="34584">
            <text:p>34584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University Heights</text:p>
          </table:table-cell>
          <table:table-cell office:value-type="float" office:value="40.8557270771966">
            <text:p>40.8557270772</text:p>
          </table:table-cell>
          <table:table-cell office:value-type="float" office:value="-73.9104159619131">
            <text:p>-73.9104159619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string">
            <text:p><text:s/>6343</text:p>
          </table:table-cell>
          <table:table-cell office:value-type="float" office:value="50610">
            <text:p>50610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Upper East Side</text:p>
          </table:table-cell>
          <table:table-cell office:value-type="float" office:value="40.7756385733018">
            <text:p>40.7756385733</text:p>
          </table:table-cell>
          <table:table-cell office:value-type="float" office:value="-73.96050763135">
            <text:p>-73.9605076314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<text:s/>3808</text:p>
          </table:table-cell>
          <table:table-cell office:value-type="float" office:value="130246">
            <text:p>130246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Upper West Side</text:p>
          </table:table-cell>
          <table:table-cell office:value-type="float" office:value="40.7876579985349">
            <text:p>40.7876579985</text:p>
          </table:table-cell>
          <table:table-cell office:value-type="float" office:value="-73.977059236306">
            <text:p>-73.9770592363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string">
            <text:p><text:s/>3337</text:p>
          </table:table-cell>
          <table:table-cell table:style-name="ce10" office:value-type="float" office:value="101767">
            <text:p>101767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Utopia</text:p>
          </table:table-cell>
          <table:table-cell office:value-type="float" office:value="40.7335002542976">
            <text:p>40.7335002543</text:p>
          </table:table-cell>
          <table:table-cell office:value-type="float" office:value="-73.7967167802835">
            <text:p>-73.7967167803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<text:s/>620</text:p>
          </table:table-cell>
          <table:table-cell office:value-type="float" office:value="5069">
            <text:p>5069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Van Cortlandt Village</text:p>
          </table:table-cell>
          <table:table-cell office:value-type="float" office:value="40.883644">
            <text:p>40.883644</text:p>
          </table:table-cell>
          <table:table-cell office:value-type="float" office:value="-73.894275">
            <text:p>-73.894275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<text:s/>1758</text:p>
          </table:table-cell>
          <table:table-cell office:value-type="float" office:value="17888">
            <text:p>17888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Van Nest</text:p>
          </table:table-cell>
          <table:table-cell office:value-type="float" office:value="40.8436084712472">
            <text:p>40.8436084712</text:p>
          </table:table-cell>
          <table:table-cell office:value-type="float" office:value="-73.8662991807561">
            <text:p>-73.8662991808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<text:s/>2453</text:p>
          </table:table-cell>
          <table:table-cell office:value-type="float" office:value="15245">
            <text:p>15245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Vinegar Hill</text:p>
          </table:table-cell>
          <table:table-cell office:value-type="float" office:value="40.7033214988287">
            <text:p>40.7033214988</text:p>
          </table:table-cell>
          <table:table-cell office:value-type="float" office:value="-73.9811160359239">
            <text:p>-73.9811160359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<text:s/>1734</text:p>
          </table:table-cell>
          <table:table-cell office:value-type="float" office:value="63378">
            <text:p>63378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Wakefield</text:p>
          </table:table-cell>
          <table:table-cell office:value-type="float" office:value="40.89470517661">
            <text:p>40.8947051766</text:p>
          </table:table-cell>
          <table:table-cell office:value-type="float" office:value="-73.847200520549">
            <text:p>-73.8472005205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string">
            <text:p><text:s/>2675</text:p>
          </table:table-cell>
          <table:table-cell table:style-name="ce9" office:value-type="float" office:value="47657">
            <text:p>47657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Washington Heights</text:p>
          </table:table-cell>
          <table:table-cell office:value-type="float" office:value="40.8519025255531">
            <text:p>40.8519025256</text:p>
          </table:table-cell>
          <table:table-cell office:value-type="float" office:value="-73.9369002798523">
            <text:p>-73.9369002799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string">
            <text:p><text:s/>4464</text:p>
          </table:table-cell>
          <table:table-cell office:value-type="float" office:value="143879">
            <text:p>143879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Weeksville</text:p>
          </table:table-cell>
          <table:table-cell office:value-type="float" office:value="40.6750398650324">
            <text:p>40.675039865</text:p>
          </table:table-cell>
          <table:table-cell office:value-type="float" office:value="-73.9305310881734">
            <text:p>-73.9305310882</text:p>
          </table:table-cell>
          <table:table-cell table:number-columns-repeated="3"/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string">
            <text:p><text:s/>5263</text:p>
          </table:table-cell>
          <table:table-cell office:value-type="float" office:value="45364">
            <text:p>45364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West Brighton</text:p>
          </table:table-cell>
          <table:table-cell office:value-type="float" office:value="40.6318789265461">
            <text:p>40.6318789265</text:p>
          </table:table-cell>
          <table:table-cell office:value-type="float" office:value="-74.1071817826561">
            <text:p>-74.1071817827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string">
            <text:p><text:s/>681</text:p>
          </table:table-cell>
          <table:table-cell office:value-type="float" office:value="12337">
            <text:p>12337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West Farms</text:p>
          </table:table-cell>
          <table:table-cell office:value-type="float" office:value="40.8394750567265">
            <text:p>40.8394750567</text:p>
          </table:table-cell>
          <table:table-cell office:value-type="float" office:value="-73.8777447491055">
            <text:p>-73.8777447491</text:p>
          </table:table-cell>
          <table:table-cell table:number-columns-repeated="3"/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<text:s/>4474</text:p>
          </table:table-cell>
          <table:table-cell office:value-type="float" office:value="22147">
            <text:p>22147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West Village</text:p>
          </table:table-cell>
          <table:table-cell office:value-type="float" office:value="40.7344339357243">
            <text:p>40.7344339357</text:p>
          </table:table-cell>
          <table:table-cell office:value-type="float" office:value="-74.0061799812681">
            <text:p>-74.0061799813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<text:s/>4905</text:p>
          </table:table-cell>
          <table:table-cell table:style-name="ce9" office:value-type="float" office:value="35011">
            <text:p>35011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Westchester Square</text:p>
          </table:table-cell>
          <table:table-cell office:value-type="float" office:value="40.8406194964327">
            <text:p>40.8406194964</text:p>
          </table:table-cell>
          <table:table-cell office:value-type="float" office:value="-73.8421940760444">
            <text:p>-73.842194076</text:p>
          </table:table-cell>
          <table:table-cell table:number-columns-repeated="3"/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string">
            <text:p><text:s/>1493</text:p>
          </table:table-cell>
          <table:table-cell table:style-name="ce9" office:value-type="float" office:value="17376">
            <text:p>17376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Westerleigh</text:p>
          </table:table-cell>
          <table:table-cell office:value-type="float" office:value="40.6210904727541">
            <text:p>40.6210904728</text:p>
          </table:table-cell>
          <table:table-cell office:value-type="float" office:value="-74.133041439517">
            <text:p>-74.1330414395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string">
            <text:p><text:s/>515</text:p>
          </table:table-cell>
          <table:table-cell office:value-type="float" office:value="15729">
            <text:p>15729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Whitestone</text:p>
          </table:table-cell>
          <table:table-cell office:value-type="float" office:value="40.7812907660269">
            <text:p>40.781290766</text:p>
          </table:table-cell>
          <table:table-cell office:value-type="float" office:value="-73.8142021661086">
            <text:p>-73.8142021661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string">
            <text:p><text:s/>450</text:p>
          </table:table-cell>
          <table:table-cell table:style-name="ce9" office:value-type="float" office:value="28408">
            <text:p>28408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Williamsbridge</text:p>
          </table:table-cell>
          <table:table-cell office:value-type="float" office:value="40.8810388781921">
            <text:p>40.8810388782</text:p>
          </table:table-cell>
          <table:table-cell office:value-type="float" office:value="-73.8574464297421">
            <text:p>-73.8574464297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<text:s/>3706</text:p>
          </table:table-cell>
          <table:table-cell office:value-type="float" office:value="30673">
            <text:p>30673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Williamsburg</text:p>
          </table:table-cell>
          <table:table-cell office:value-type="float" office:value="40.7071443934425">
            <text:p>40.7071443934</text:p>
          </table:table-cell>
          <table:table-cell office:value-type="float" office:value="-73.9581152922093">
            <text:p>-73.9581152922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string">
            <text:p><text:s/>2999</text:p>
          </table:table-cell>
          <table:table-cell table:style-name="ce9" office:value-type="float" office:value="64444">
            <text:p>64444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Willowbrook</text:p>
          </table:table-cell>
          <table:table-cell office:value-type="float" office:value="40.6037069262737">
            <text:p>40.6037069263</text:p>
          </table:table-cell>
          <table:table-cell office:value-type="float" office:value="-74.132084474843">
            <text:p>-74.1320844748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<text:s/>348</text:p>
          </table:table-cell>
          <table:table-cell office:value-type="float" office:value="10717">
            <text:p>10717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Windsor Terrace</text:p>
          </table:table-cell>
          <table:table-cell office:value-type="float" office:value="40.656945835751">
            <text:p>40.6569458358</text:p>
          </table:table-cell>
          <table:table-cell office:value-type="float" office:value="-73.9800734043017">
            <text:p>-73.9800734043</text:p>
          </table:table-cell>
          <table:table-cell table:number-columns-repeated="3"/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<text:s/>702</text:p>
          </table:table-cell>
          <table:table-cell office:value-type="float" office:value="11811">
            <text:p>11811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Wingate</text:p>
          </table:table-cell>
          <table:table-cell office:value-type="float" office:value="40.6609465618811">
            <text:p>40.6609465619</text:p>
          </table:table-cell>
          <table:table-cell office:value-type="float" office:value="-73.9371868055931">
            <text:p>-73.9371868056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string">
            <text:p><text:s/>3793</text:p>
          </table:table-cell>
          <table:table-cell office:value-type="float" office:value="24756">
            <text:p>24756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Woodhaven</text:p>
          </table:table-cell>
          <table:table-cell office:value-type="float" office:value="40.6898868791579">
            <text:p>40.6898868792</text:p>
          </table:table-cell>
          <table:table-cell office:value-type="float" office:value="-73.8581104655432">
            <text:p>-73.8581104655</text:p>
          </table:table-cell>
          <table:table-cell table:number-columns-repeated="3"/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string">
            <text:p><text:s/>1781</text:p>
          </table:table-cell>
          <table:table-cell table:style-name="ce9" office:value-type="float" office:value="41948">
            <text:p>41948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Woodlawn</text:p>
          </table:table-cell>
          <table:table-cell office:value-type="float" office:value="40.8982726121381">
            <text:p>40.8982726121</text:p>
          </table:table-cell>
          <table:table-cell office:value-type="float" office:value="-73.8673149681418">
            <text:p>-73.8673149681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string">
            <text:p><text:s/>1023</text:p>
          </table:table-cell>
          <table:table-cell table:style-name="ce9" office:value-type="float" office:value="15716">
            <text:p>15716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Woodrow</text:p>
          </table:table-cell>
          <table:table-cell office:value-type="float" office:value="40.5419676228888">
            <text:p>40.5419676229</text:p>
          </table:table-cell>
          <table:table-cell office:value-type="float" office:value="-74.2052458248033">
            <text:p>-74.2052458248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<text:s/>262</text:p>
          </table:table-cell>
          <table:table-cell office:value-type="float" office:value="10133">
            <text:p>10133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Woodside</text:p>
          </table:table-cell>
          <table:table-cell office:value-type="float" office:value="40.7463490886022">
            <text:p>40.7463490886</text:p>
          </table:table-cell>
          <table:table-cell office:value-type="float" office:value="-73.9018416683828">
            <text:p>-73.9018416684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string">
            <text:p><text:s/>2558</text:p>
          </table:table-cell>
          <table:table-cell table:style-name="ce9" office:value-type="float" office:value="53188">
            <text:p>53188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Woodstock</text:p>
          </table:table-cell>
          <table:table-cell office:value-type="float" office:value="40.817445">
            <text:p>40.817445</text:p>
          </table:table-cell>
          <table:table-cell office:value-type="float" office:value="73.903243">
            <text:p>73.903243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<text:s/>6120</text:p>
          </table:table-cell>
          <table:table-cell office:value-type="float" office:value="10729">
            <text:p>10729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Yorkville</text:p>
          </table:table-cell>
          <table:table-cell office:value-type="float" office:value="40.7759298498849">
            <text:p>40.7759298499</text:p>
          </table:table-cell>
          <table:table-cell office:value-type="float" office:value="-73.9471178447183">
            <text:p>-73.9471178447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<text:s/>3796</text:p>
          </table:table-cell>
          <table:table-cell office:value-type="float" office:value="42023">
            <text:p>42023</text:p>
          </table:table-cell>
        </table:table-row>
        <table:table-row table:style-name="ro2" table:number-rows-repeated="1048245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nyc_geo_bak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number-columns-repeated="4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8"/>
        <table:table-column table:style-name="co12" table:default-cell-style-name="Default"/>
        <table:table-row table:style-name="ro1">
          <table:table-cell table:style-name="ce1" office:value-type="string">
            <text:p>borough</text:p>
          </table:table-cell>
          <table:table-cell table:style-name="ce1" office:value-type="string">
            <text:p>neighborhood</text:p>
          </table:table-cell>
          <table:table-cell table:style-name="ce3" office:value-type="string">
            <text:p>latitude</text:p>
          </table:table-cell>
          <table:table-cell table:style-name="ce3" office:value-type="string">
            <text:p>longitude</text:p>
          </table:table-cell>
          <table:table-cell table:style-name="ce3" office:value-type="string">
            <text:p>studio_2021</text:p>
          </table:table-cell>
          <table:table-cell table:style-name="ce3" office:value-type="string">
            <text:p>br_1_2021</text:p>
          </table:table-cell>
          <table:table-cell table:style-name="ce5" office:value-type="string">
            <text:p>br_2_2021</text:p>
          </table:table-cell>
          <table:table-cell table:style-name="ce3" office:value-type="string">
            <text:p>No of schools</text:p>
          </table:table-cell>
          <table:table-cell table:style-name="ce3" office:value-type="string">
            <text:p>No of Hospitals</text:p>
          </table:table-cell>
          <table:table-cell table:style-name="ce3" office:value-type="string">
            <text:p>No of resturants</text:p>
          </table:table-cell>
          <table:table-cell table:style-name="ce3" office:value-type="string">
            <text:p>No of Banks</text:p>
          </table:table-cell>
          <table:table-cell table:style-name="ce3" office:value-type="string">
            <text:p>criminal rate</text:p>
          </table:table-cell>
          <table:table-cell table:style-name="ce6" office:value-type="string">
            <text:p>Population_2020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Allerton</text:p>
          </table:table-cell>
          <table:table-cell office:value-type="float" office:value="40.8657878780298">
            <text:p>40.865787878</text:p>
          </table:table-cell>
          <table:table-cell office:value-type="float" office:value="-73.8593186322165">
            <text:p>-73.8593186322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<text:s/>2704</text:p>
          </table:table-cell>
          <table:table-cell table:style-name="ce7" office:value-type="float" office:value="34623">
            <text:p>34623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Annadale</text:p>
          </table:table-cell>
          <table:table-cell office:value-type="float" office:value="40.5381141747451">
            <text:p>40.5381141747</text:p>
          </table:table-cell>
          <table:table-cell office:value-type="float" office:value="-74.1785486616588">
            <text:p>-74.1785486617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<text:s/>173</text:p>
          </table:table-cell>
          <table:table-cell table:style-name="ce7" office:value-type="float" office:value="10133">
            <text:p>10133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Arden Heights</text:p>
          </table:table-cell>
          <table:table-cell office:value-type="float" office:value="40.5492858227832">
            <text:p>40.5492858228</text:p>
          </table:table-cell>
          <table:table-cell office:value-type="float" office:value="-74.1858867458389">
            <text:p>-74.1858867458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<text:s/>238</text:p>
          </table:table-cell>
          <table:table-cell table:style-name="ce7" office:value-type="float" office:value="15341">
            <text:p>15341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Arlington</text:p>
          </table:table-cell>
          <table:table-cell office:value-type="float" office:value="40.6353250991149">
            <text:p>40.6353250991</text:p>
          </table:table-cell>
          <table:table-cell office:value-type="float" office:value="-74.1651042024112">
            <text:p>-74.1651042024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<text:s/>959</text:p>
          </table:table-cell>
          <table:table-cell office:value-type="float" office:value="11164">
            <text:p>11164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Arrochar</text:p>
          </table:table-cell>
          <table:table-cell office:value-type="float" office:value="40.5963125712767">
            <text:p>40.5963125713</text:p>
          </table:table-cell>
          <table:table-cell office:value-type="float" office:value="-74.0671236322558">
            <text:p>-74.0671236323</text:p>
          </table:table-cell>
          <table:table-cell table:number-columns-repeated="3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string">
            <text:p><text:s/>433</text:p>
          </table:table-cell>
          <table:table-cell office:value-type="float" office:value="9064">
            <text:p>9064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Arverne</text:p>
          </table:table-cell>
          <table:table-cell office:value-type="float" office:value="40.5891439437297">
            <text:p>40.5891439437</text:p>
          </table:table-cell>
          <table:table-cell office:value-type="float" office:value="-73.7919923313694">
            <text:p>-73.7919923314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<text:s/>1033</text:p>
          </table:table-cell>
          <table:table-cell table:style-name="ce9" office:value-type="float" office:value="13789">
            <text:p>13789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Astoria</text:p>
          </table:table-cell>
          <table:table-cell office:value-type="float" office:value="40.7685085933549">
            <text:p>40.7685085934</text:p>
          </table:table-cell>
          <table:table-cell office:value-type="float" office:value="-73.9156537430423">
            <text:p>-73.915653743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office:value-type="string">
            <text:p><text:s/>3061</text:p>
          </table:table-cell>
          <table:table-cell table:style-name="ce7" office:value-type="float" office:value="38673">
            <text:p>38673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Astoria Heights</text:p>
          </table:table-cell>
          <table:table-cell office:value-type="float" office:value="40.7703173929982">
            <text:p>40.770317393</text:p>
          </table:table-cell>
          <table:table-cell office:value-type="float" office:value="-73.8946799627057">
            <text:p>-73.8946799627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string">
            <text:p><text:s/>675</text:p>
          </table:table-cell>
          <table:table-cell table:style-name="ce7" office:value-type="float" office:value="25112">
            <text:p>25112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Auburndale</text:p>
          </table:table-cell>
          <table:table-cell office:value-type="float" office:value="40.7617295490326">
            <text:p>40.761729549</text:p>
          </table:table-cell>
          <table:table-cell office:value-type="float" office:value="-73.7917624372806">
            <text:p>-73.7917624373</text:p>
          </table:table-cell>
          <table:table-cell table:number-columns-repeated="3"/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string">
            <text:p><text:s/>642</text:p>
          </table:table-cell>
          <table:table-cell table:style-name="ce7" office:value-type="float" office:value="36182">
            <text:p>36182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Bath Beach</text:p>
          </table:table-cell>
          <table:table-cell office:value-type="float" office:value="40.5995187028224">
            <text:p>40.5995187028</text:p>
          </table:table-cell>
          <table:table-cell office:value-type="float" office:value="-73.9987522144352">
            <text:p>-73.9987522144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string">
            <text:p><text:s/>1832</text:p>
          </table:table-cell>
          <table:table-cell table:style-name="ce7" office:value-type="float" office:value="33070">
            <text:p>33070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Battery Park City</text:p>
          </table:table-cell>
          <table:table-cell office:value-type="float" office:value="40.7119319839457">
            <text:p>40.7119319839</text:p>
          </table:table-cell>
          <table:table-cell office:value-type="float" office:value="-74.0168693050862">
            <text:p>-74.0168693051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string">
            <text:p><text:s/>3336</text:p>
          </table:table-cell>
          <table:table-cell office:value-type="float" office:value="26496">
            <text:p>26496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Bay Ridge</text:p>
          </table:table-cell>
          <table:table-cell office:value-type="float" office:value="40.6258010650107">
            <text:p>40.625801065</text:p>
          </table:table-cell>
          <table:table-cell office:value-type="float" office:value="-74.0306206935381">
            <text:p>-74.0306206935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string">
            <text:p><text:s/>1783</text:p>
          </table:table-cell>
          <table:table-cell table:style-name="ce7" office:value-type="float" office:value="86779">
            <text:p>86779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Bay Terrace</text:p>
          </table:table-cell>
          <table:table-cell office:value-type="float" office:value="40.7828428062456">
            <text:p>40.7828428062</text:p>
          </table:table-cell>
          <table:table-cell office:value-type="float" office:value="-73.7768022262158">
            <text:p>-73.7768022262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string">
            <text:p><text:s/>215</text:p>
          </table:table-cell>
          <table:table-cell table:style-name="ce7" office:value-type="float" office:value="11643">
            <text:p>11643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Bay Terrace</text:p>
          </table:table-cell>
          <table:table-cell office:value-type="float" office:value="40.5539880085846">
            <text:p>40.5539880086</text:p>
          </table:table-cell>
          <table:table-cell office:value-type="float" office:value="-74.1391662217577">
            <text:p>-74.1391662218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<text:s/>239</text:p>
          </table:table-cell>
          <table:table-cell office:value-type="float" office:value="3749">
            <text:p>3749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Baychester</text:p>
          </table:table-cell>
          <table:table-cell office:value-type="float" office:value="40.8668581072527">
            <text:p>40.8668581073</text:p>
          </table:table-cell>
          <table:table-cell office:value-type="float" office:value="-73.8357975980812">
            <text:p>-73.8357975981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<text:s/>1382</text:p>
          </table:table-cell>
          <table:table-cell table:style-name="ce9" office:value-type="float" office:value="17245">
            <text:p>17245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Bayside</text:p>
          </table:table-cell>
          <table:table-cell office:value-type="float" office:value="40.7660406328106">
            <text:p>40.7660406328</text:p>
          </table:table-cell>
          <table:table-cell office:value-type="float" office:value="-73.7742736306867">
            <text:p>-73.7742736307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string">
            <text:p><text:s/>688</text:p>
          </table:table-cell>
          <table:table-cell table:style-name="ce7" office:value-type="float" office:value="35588">
            <text:p>35588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Bayswater</text:p>
          </table:table-cell>
          <table:table-cell office:value-type="float" office:value="40.6113216912838">
            <text:p>40.6113216913</text:p>
          </table:table-cell>
          <table:table-cell office:value-type="float" office:value="-73.7659678144563">
            <text:p>-73.7659678145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400</text:p>
          </table:table-cell>
          <table:table-cell office:value-type="float" office:value="29324">
            <text:p>29324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Bedford Park</text:p>
          </table:table-cell>
          <table:table-cell office:value-type="float" office:value="40.8701851649753">
            <text:p>40.870185165</text:p>
          </table:table-cell>
          <table:table-cell office:value-type="float" office:value="-73.8855121841913">
            <text:p>-73.8855121842</text:p>
          </table:table-cell>
          <table:table-cell table:number-columns-repeated="3"/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<text:s/>3912</text:p>
          </table:table-cell>
          <table:table-cell table:style-name="ce7" office:value-type="float" office:value="55521">
            <text:p>55521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Bedford Stuyvesant</text:p>
          </table:table-cell>
          <table:table-cell office:value-type="float" office:value="40.6872316077205">
            <text:p>40.6872316077</text:p>
          </table:table-cell>
          <table:table-cell office:value-type="float" office:value="-73.941784886903">
            <text:p>-73.9417848869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string">
            <text:p><text:s/>4740</text:p>
          </table:table-cell>
          <table:table-cell table:style-name="ce7" office:value-type="float" office:value="158534">
            <text:p>158534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Beechhurst</text:p>
          </table:table-cell>
          <table:table-cell office:value-type="float" office:value="40.7927814036005">
            <text:p>40.7927814036</text:p>
          </table:table-cell>
          <table:table-cell office:value-type="float" office:value="-73.8043645172099">
            <text:p>-73.8043645172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string">
            <text:p><text:s/>246</text:p>
          </table:table-cell>
          <table:table-cell table:style-name="ce7" office:value-type="float" office:value="104934">
            <text:p>104934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Beekman/Sutton Place</text:p>
          </table:table-cell>
          <table:table-cell office:value-type="float" office:value="40.753385">
            <text:p>40.753385</text:p>
          </table:table-cell>
          <table:table-cell office:value-type="float" office:value="-73.964809">
            <text:p>-73.964809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<text:s/>3201</text:p>
          </table:table-cell>
          <table:table-cell office:value-type="float" office:value="14172">
            <text:p>14172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ellaire</text:p>
          </table:table-cell>
          <table:table-cell office:value-type="float" office:value="40.7330140402783">
            <text:p>40.7330140403</text:p>
          </table:table-cell>
          <table:table-cell office:value-type="float" office:value="-73.7388919891248">
            <text:p>-73.7388919891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string">
            <text:p><text:s/>922</text:p>
          </table:table-cell>
          <table:table-cell table:style-name="ce10" office:value-type="float" office:value="24576">
            <text:p>24576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elle Harbor</text:p>
          </table:table-cell>
          <table:table-cell office:value-type="float" office:value="40.5761555654311">
            <text:p>40.5761555654</text:p>
          </table:table-cell>
          <table:table-cell office:value-type="float" office:value="-73.8540175039252">
            <text:p>-73.8540175039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/>149</text:p>
          </table:table-cell>
          <table:table-cell office:value-type="float" office:value="6033">
            <text:p>6033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Bellerose</text:p>
          </table:table-cell>
          <table:table-cell office:value-type="float" office:value="40.7285731817668">
            <text:p>40.7285731818</text:p>
          </table:table-cell>
          <table:table-cell office:value-type="float" office:value="-73.720128148269">
            <text:p>-73.7201281483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<text:s/>383</text:p>
          </table:table-cell>
          <table:table-cell table:style-name="ce7" office:value-type="float" office:value="26566">
            <text:p>26566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Belmont</text:p>
          </table:table-cell>
          <table:table-cell office:value-type="float" office:value="40.857277100739">
            <text:p>40.8572771007</text:p>
          </table:table-cell>
          <table:table-cell office:value-type="float" office:value="-73.888451961348">
            <text:p>-73.8884519613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<text:s/>6228</text:p>
          </table:table-cell>
          <table:table-cell table:style-name="ce7" office:value-type="float" office:value="35825">
            <text:p>35825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Bensonhurst</text:p>
          </table:table-cell>
          <table:table-cell office:value-type="float" office:value="40.6110089020204">
            <text:p>40.611008902</text:p>
          </table:table-cell>
          <table:table-cell office:value-type="float" office:value="-73.9951799838073">
            <text:p>-73.9951799838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string">
            <text:p><text:s/>2049</text:p>
          </table:table-cell>
          <table:table-cell table:style-name="ce7" office:value-type="float" office:value="104934">
            <text:p>104934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Bergen Beach</text:p>
          </table:table-cell>
          <table:table-cell office:value-type="float" office:value="40.6151495504531">
            <text:p>40.6151495505</text:p>
          </table:table-cell>
          <table:table-cell office:value-type="float" office:value="-73.8985563363032">
            <text:p>-73.8985563363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<text:s/>92</text:p>
          </table:table-cell>
          <table:table-cell office:value-type="float" office:value="15651">
            <text:p>15651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Blissville</text:p>
          </table:table-cell>
          <table:table-cell office:value-type="float" office:value="40.737250716945">
            <text:p>40.7372507169</text:p>
          </table:table-cell>
          <table:table-cell office:value-type="float" office:value="-73.9324423526018">
            <text:p>-73.9324423526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<text:s/>809</text:p>
          </table:table-cell>
          <table:table-cell office:value-type="float" office:value="32348">
            <text:p>32348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Bloomfield</text:p>
          </table:table-cell>
          <table:table-cell office:value-type="float" office:value="40.6057786845236">
            <text:p>40.6057786845</text:p>
          </table:table-cell>
          <table:table-cell office:value-type="float" office:value="-74.1872563838157">
            <text:p>-74.1872563838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<text:s/>73</text:p>
          </table:table-cell>
          <table:table-cell office:value-type="float" office:value="16342">
            <text:p>16342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oerum Hill</text:p>
          </table:table-cell>
          <table:table-cell office:value-type="float" office:value="40.6856829120915">
            <text:p>40.6856829121</text:p>
          </table:table-cell>
          <table:table-cell office:value-type="float" office:value="-73.983748241158">
            <text:p>-73.9837482412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<text:s/>5921</text:p>
          </table:table-cell>
          <table:table-cell office:value-type="float" office:value="20484">
            <text:p>20484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Borough Park</text:p>
          </table:table-cell>
          <table:table-cell office:value-type="float" office:value="40.633130512758">
            <text:p>40.6331305128</text:p>
          </table:table-cell>
          <table:table-cell office:value-type="float" office:value="-73.9904982304481">
            <text:p>-73.9904982304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  <table:table-cell office:value-type="string">
            <text:p><text:s/>1126</text:p>
          </table:table-cell>
          <table:table-cell table:style-name="ce7" office:value-type="float" office:value="69">
            <text:p>69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Bowery</text:p>
          </table:table-cell>
          <table:table-cell office:value-type="float" office:value="40.721704">
            <text:p>40.721704</text:p>
          </table:table-cell>
          <table:table-cell office:value-type="float" office:value="-73.991557">
            <text:p>-73.991557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string">
            <text:p><text:s/>10091</text:p>
          </table:table-cell>
          <table:table-cell office:value-type="float" office:value="1693">
            <text:p>1693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reezy Point</text:p>
          </table:table-cell>
          <table:table-cell office:value-type="float" office:value="40.5574012884545">
            <text:p>40.5574012885</text:p>
          </table:table-cell>
          <table:table-cell office:value-type="float" office:value="-73.9255119699417">
            <text:p>-73.9255119699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<text:s/>25</text:p>
          </table:table-cell>
          <table:table-cell office:value-type="float" office:value="6033">
            <text:p>6033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Briarwood</text:p>
          </table:table-cell>
          <table:table-cell office:value-type="float" office:value="40.7109354725227">
            <text:p>40.7109354725</text:p>
          </table:table-cell>
          <table:table-cell office:value-type="float" office:value="-73.8117482245863">
            <text:p>-73.8117482246</text:p>
          </table:table-cell>
          <table:table-cell table:number-columns-repeated="3"/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string">
            <text:p><text:s/>1574</text:p>
          </table:table-cell>
          <table:table-cell office:value-type="float" office:value="19646">
            <text:p>19646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Brighton Beach</text:p>
          </table:table-cell>
          <table:table-cell office:value-type="float" office:value="40.576825065666">
            <text:p>40.5768250657</text:p>
          </table:table-cell>
          <table:table-cell office:value-type="float" office:value="-73.9650944878534">
            <text:p>-73.9650944879</text:p>
          </table:table-cell>
          <table:table-cell table:number-columns-repeated="3"/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string">
            <text:p><text:s/>2004</text:p>
          </table:table-cell>
          <table:table-cell office:value-type="float" office:value="33568">
            <text:p>33568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Broad Channel</text:p>
          </table:table-cell>
          <table:table-cell office:value-type="float" office:value="40.6030265835124">
            <text:p>40.6030265835</text:p>
          </table:table-cell>
          <table:table-cell office:value-type="float" office:value="-73.8200548911032">
            <text:p>-73.820054891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<text:s/>73</text:p>
          </table:table-cell>
          <table:table-cell office:value-type="float" office:value="6033">
            <text:p>6033</text:p>
          </table:table-cell>
          <table:table-cell/>
        </table:table-row>
        <table:table-row table:style-name="ro3">
          <table:table-cell office:value-type="string">
            <text:p>Manhattan</text:p>
          </table:table-cell>
          <table:table-cell office:value-type="string">
            <text:p>Broadway Corridor</text:p>
          </table:table-cell>
          <table:table-cell office:value-type="float" office:value="40.812433">
            <text:p>40.812433</text:p>
          </table:table-cell>
          <table:table-cell office:value-type="float" office:value="-73.960534">
            <text:p>-73.960534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<text:s/>4538</text:p>
          </table:table-cell>
          <table:table-cell table:style-name="ce10" office:value-type="float" office:value="110458">
            <text:p>110458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roadway Junction</text:p>
          </table:table-cell>
          <table:table-cell office:value-type="float" office:value="40.6778610476953">
            <text:p>40.6778610477</text:p>
          </table:table-cell>
          <table:table-cell office:value-type="float" office:value="-73.903316848526">
            <text:p>-73.9033168485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<text:s/>3637</text:p>
          </table:table-cell>
          <table:table-cell office:value-type="float" office:value="5327">
            <text:p>5327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Bronxdale</text:p>
          </table:table-cell>
          <table:table-cell office:value-type="float" office:value="40.8527229763302">
            <text:p>40.8527229763</text:p>
          </table:table-cell>
          <table:table-cell office:value-type="float" office:value="-73.8617257755512">
            <text:p>-73.8617257756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<text:s/>2048</text:p>
          </table:table-cell>
          <table:table-cell office:value-type="float" office:value="75714">
            <text:p>7571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rooklyn Heights</text:p>
          </table:table-cell>
          <table:table-cell office:value-type="float" office:value="40.6958637227241">
            <text:p>40.6958637227</text:p>
          </table:table-cell>
          <table:table-cell office:value-type="float" office:value="-73.9937822549642">
            <text:p>-73.993782255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string">
            <text:p><text:s/>3119</text:p>
          </table:table-cell>
          <table:table-cell table:style-name="ce7" office:value-type="float" office:value="25092">
            <text:p>25092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Brooklyn Navy Yard</text:p>
          </table:table-cell>
          <table:table-cell office:value-type="float" office:value="40.702087">
            <text:p>40.702087</text:p>
          </table:table-cell>
          <table:table-cell office:value-type="float" office:value="-73.972412">
            <text:p>-73.972412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<text:s/>1742</text:p>
          </table:table-cell>
          <table:table-cell table:style-name="ce7"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Brookville</text:p>
          </table:table-cell>
          <table:table-cell office:value-type="float" office:value="40.6600032273361">
            <text:p>40.6600032273</text:p>
          </table:table-cell>
          <table:table-cell office:value-type="float" office:value="-73.7517531073115">
            <text:p>-73.7517531073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620</text:p>
          </table:table-cell>
          <table:table-cell office:value-type="float" office:value="11551">
            <text:p>11551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Brownsville</text:p>
          </table:table-cell>
          <table:table-cell office:value-type="float" office:value="40.6639499433975">
            <text:p>40.6639499434</text:p>
          </table:table-cell>
          <table:table-cell office:value-type="float" office:value="-73.9102353617661">
            <text:p>-73.9102353618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<text:s/>6060</text:p>
          </table:table-cell>
          <table:table-cell table:style-name="ce7" office:value-type="float" office:value="60470">
            <text:p>60470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Bulls Head</text:p>
          </table:table-cell>
          <table:table-cell office:value-type="float" office:value="40.6095918004203">
            <text:p>40.6095918004</text:p>
          </table:table-cell>
          <table:table-cell office:value-type="float" office:value="-74.1594094865712">
            <text:p>-74.1594094866</text:p>
          </table:table-cell>
          <table:table-cell table:number-columns-repeated="3"/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string">
            <text:p><text:s/>348</text:p>
          </table:table-cell>
          <table:table-cell office:value-type="float" office:value="10717">
            <text:p>10717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Bushwick</text:p>
          </table:table-cell>
          <table:table-cell office:value-type="float" office:value="40.698116110179">
            <text:p>40.6981161102</text:p>
          </table:table-cell>
          <table:table-cell office:value-type="float" office:value="-73.9252579748704">
            <text:p>-73.9252579749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string">
            <text:p><text:s/>4915</text:p>
          </table:table-cell>
          <table:table-cell office:value-type="float" office:value="120741">
            <text:p>120741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Butler Manor</text:p>
          </table:table-cell>
          <table:table-cell office:value-type="float" office:value="40.5060816534631">
            <text:p>40.5060816535</text:p>
          </table:table-cell>
          <table:table-cell office:value-type="float" office:value="-74.2295035026003">
            <text:p>-74.2295035026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106</text:p>
          </table:table-cell>
          <table:table-cell office:value-type="float" office:value="1835">
            <text:p>1835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Cambria Heights</text:p>
          </table:table-cell>
          <table:table-cell office:value-type="float" office:value="40.6927746391609">
            <text:p>40.6927746392</text:p>
          </table:table-cell>
          <table:table-cell office:value-type="float" office:value="-73.7352687370803">
            <text:p>-73.7352687371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string">
            <text:p><text:s/>635</text:p>
          </table:table-cell>
          <table:table-cell table:style-name="ce7" office:value-type="float" office:value="19081">
            <text:p>19081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Canarsie</text:p>
          </table:table-cell>
          <table:table-cell office:value-type="float" office:value="40.6355643279743">
            <text:p>40.635564328</text:p>
          </table:table-cell>
          <table:table-cell office:value-type="float" office:value="-73.9020926977897">
            <text:p>-73.9020926978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string">
            <text:p><text:s/>1577</text:p>
          </table:table-cell>
          <table:table-cell table:style-name="ce7" office:value-type="float" office:value="89932">
            <text:p>89932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Carnegie Hill</text:p>
          </table:table-cell>
          <table:table-cell office:value-type="float" office:value="40.7826825671257">
            <text:p>40.7826825671</text:p>
          </table:table-cell>
          <table:table-cell office:value-type="float" office:value="-73.9532564683711">
            <text:p>-73.9532564684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<text:s/>4740</text:p>
          </table:table-cell>
          <table:table-cell office:value-type="float" office:value="31205">
            <text:p>31205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Carroll Gardens</text:p>
          </table:table-cell>
          <table:table-cell office:value-type="float" office:value="40.6805402310765">
            <text:p>40.6805402311</text:p>
          </table:table-cell>
          <table:table-cell office:value-type="float" office:value="-73.9946537282801">
            <text:p>-73.9946537283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<text:s/>1943</text:p>
          </table:table-cell>
          <table:table-cell table:style-name="ce7" office:value-type="float" office:value="14791">
            <text:p>14791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Castle Hill</text:p>
          </table:table-cell>
          <table:table-cell office:value-type="float" office:value="40.8190143769883">
            <text:p>40.819014377</text:p>
          </table:table-cell>
          <table:table-cell office:value-type="float" office:value="-73.8480272958274">
            <text:p>-73.8480272958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<text:s/>1348</text:p>
          </table:table-cell>
          <table:table-cell table:style-name="ce7" office:value-type="float" office:value="41420">
            <text:p>41420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Castleton Corners</text:p>
          </table:table-cell>
          <table:table-cell office:value-type="float" office:value="40.6133359376674">
            <text:p>40.6133359377</text:p>
          </table:table-cell>
          <table:table-cell office:value-type="float" office:value="-74.1191805853484">
            <text:p>-74.1191805853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string">
            <text:p><text:s/>363</text:p>
          </table:table-cell>
          <table:table-cell office:value-type="float" office:value="15729">
            <text:p>15729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Central Harlem</text:p>
          </table:table-cell>
          <table:table-cell office:value-type="float" office:value="40.8159760674241">
            <text:p>40.8159760674</text:p>
          </table:table-cell>
          <table:table-cell office:value-type="float" office:value="-73.943211126039">
            <text:p>-73.943211126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string">
            <text:p><text:s/>9038</text:p>
          </table:table-cell>
          <table:table-cell office:value-type="float" office:value="136351">
            <text:p>136351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Central Park</text:p>
          </table:table-cell>
          <table:table-cell office:value-type="float" office:value="40.765215">
            <text:p>40.765215</text:p>
          </table:table-cell>
          <table:table-cell office:value-type="float" office:value="-73.979667">
            <text:p>-73.979667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string">
            <text:p><text:s/>609</text:p>
          </table:table-cell>
          <table:table-cell office:value-type="float" office:value="129">
            <text:p>129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Charleston</text:p>
          </table:table-cell>
          <table:table-cell office:value-type="float" office:value="40.5305314828331">
            <text:p>40.5305314828</text:p>
          </table:table-cell>
          <table:table-cell office:value-type="float" office:value="-74.2321577589653">
            <text:p>-74.232157759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<text:s/>132</text:p>
          </table:table-cell>
          <table:table-cell office:value-type="float" office:value="8044">
            <text:p>8044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Chelsea</text:p>
          </table:table-cell>
          <table:table-cell office:value-type="float" office:value="40.744034706748">
            <text:p>40.7440347067</text:p>
          </table:table-cell>
          <table:table-cell office:value-type="float" office:value="-74.0031163347281">
            <text:p>-74.0031163347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string">
            <text:p><text:s/>5339</text:p>
          </table:table-cell>
          <table:table-cell table:style-name="ce7" office:value-type="float" office:value="69741">
            <text:p>69741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Chelsea</text:p>
          </table:table-cell>
          <table:table-cell office:value-type="float" office:value="40.594726027463">
            <text:p>40.5947260275</text:p>
          </table:table-cell>
          <table:table-cell office:value-type="float" office:value="-74.1895604551969">
            <text:p>-74.1895604552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<text:s/>160</text:p>
          </table:table-cell>
          <table:table-cell office:value-type="float" office:value="3006">
            <text:p>3006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Chinatown</text:p>
          </table:table-cell>
          <table:table-cell office:value-type="float" office:value="40.7156184223143">
            <text:p>40.7156184223</text:p>
          </table:table-cell>
          <table:table-cell office:value-type="float" office:value="-73.9942793625598">
            <text:p>-73.9942793626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<text:s/>8126</text:p>
          </table:table-cell>
          <table:table-cell table:style-name="ce7" office:value-type="float" office:value="42556">
            <text:p>42556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City Island</text:p>
          </table:table-cell>
          <table:table-cell office:value-type="float" office:value="40.8472467049181">
            <text:p>40.8472467049</text:p>
          </table:table-cell>
          <table:table-cell office:value-type="float" office:value="-73.7864884526741">
            <text:p>-73.7864884527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<text:s/>141</text:p>
          </table:table-cell>
          <table:table-cell office:value-type="float" office:value="9820">
            <text:p>9820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City Line</text:p>
          </table:table-cell>
          <table:table-cell office:value-type="float" office:value="40.6785699572748">
            <text:p>40.6785699573</text:p>
          </table:table-cell>
          <table:table-cell office:value-type="float" office:value="-73.8679759808133">
            <text:p>-73.8679759808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<text:s/>3000</text:p>
          </table:table-cell>
          <table:table-cell office:value-type="float" office:value="22779">
            <text:p>22779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Civic Center</text:p>
          </table:table-cell>
          <table:table-cell office:value-type="float" office:value="40.7152289204628">
            <text:p>40.7152289205</text:p>
          </table:table-cell>
          <table:table-cell office:value-type="float" office:value="-74.0054152987336">
            <text:p>-74.0054152987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<text:s/>6267</text:p>
          </table:table-cell>
          <table:table-cell office:value-type="float" office:value="12695">
            <text:p>12695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Claremont Village</text:p>
          </table:table-cell>
          <table:table-cell office:value-type="float" office:value="40.8314283416155">
            <text:p>40.8314283416</text:p>
          </table:table-cell>
          <table:table-cell office:value-type="float" office:value="-73.9011990338767">
            <text:p>-73.9011990339</text:p>
          </table:table-cell>
          <table:table-cell table:number-columns-repeated="3"/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<text:s/>6267</text:p>
          </table:table-cell>
          <table:table-cell office:value-type="float" office:value="12276">
            <text:p>12276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Clason Point</text:p>
          </table:table-cell>
          <table:table-cell office:value-type="float" office:value="40.8065511200359">
            <text:p>40.80655112</text:p>
          </table:table-cell>
          <table:table-cell office:value-type="float" office:value="-73.8541441618927">
            <text:p>-73.8541441619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<text:s/>294</text:p>
          </table:table-cell>
          <table:table-cell office:value-type="float" office:value="18648">
            <text:p>18648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Clearview</text:p>
          </table:table-cell>
          <table:table-cell office:value-type="float" office:value="40.779985">
            <text:p>40.779985</text:p>
          </table:table-cell>
          <table:table-cell office:value-type="float" office:value="-73.796978">
            <text:p>-73.796978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string">
            <text:p><text:s/>2072</text:p>
          </table:table-cell>
          <table:table-cell office:value-type="float" office:value="11643">
            <text:p>11643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Clifton</text:p>
          </table:table-cell>
          <table:table-cell office:value-type="float" office:value="40.6191784520284">
            <text:p>40.619178452</text:p>
          </table:table-cell>
          <table:table-cell office:value-type="float" office:value="-74.072642445484">
            <text:p>-74.0726424455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<text:s/>1240</text:p>
          </table:table-cell>
          <table:table-cell office:value-type="float" office:value="6342">
            <text:p>6342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Clinton</text:p>
          </table:table-cell>
          <table:table-cell office:value-type="float" office:value="40.7591008914621">
            <text:p>40.7591008915</text:p>
          </table:table-cell>
          <table:table-cell office:value-type="float" office:value="-73.9961193630948">
            <text:p>-73.9961193631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string">
            <text:p><text:s/>8392</text:p>
          </table:table-cell>
          <table:table-cell office:value-type="float" office:value="46648">
            <text:p>46648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Clinton Hill</text:p>
          </table:table-cell>
          <table:table-cell office:value-type="float" office:value="40.6932294218815">
            <text:p>40.6932294219</text:p>
          </table:table-cell>
          <table:table-cell office:value-type="float" office:value="-73.9678430621637">
            <text:p>-73.9678430622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<text:s/>2691</text:p>
          </table:table-cell>
          <table:table-cell table:style-name="ce7" office:value-type="float" office:value="28647">
            <text:p>28647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Co-op City</text:p>
          </table:table-cell>
          <table:table-cell office:value-type="float" office:value="40.8742941930301">
            <text:p>40.874294193</text:p>
          </table:table-cell>
          <table:table-cell office:value-type="float" office:value="-73.829939108124">
            <text:p>-73.8299391081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string">
            <text:p><text:s/>1470</text:p>
          </table:table-cell>
          <table:table-cell table:style-name="ce7" office:value-type="float" office:value="37369">
            <text:p>37369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Cobble Hill</text:p>
          </table:table-cell>
          <table:table-cell office:value-type="float" office:value="40.6879197224856">
            <text:p>40.6879197225</text:p>
          </table:table-cell>
          <table:table-cell office:value-type="float" office:value="-73.9985613921846">
            <text:p>-73.9985613922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string">
            <text:p><text:s/>1872</text:p>
          </table:table-cell>
          <table:table-cell office:value-type="float" office:value="14791">
            <text:p>14791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College Point</text:p>
          </table:table-cell>
          <table:table-cell office:value-type="float" office:value="40.7849027492602">
            <text:p>40.7849027493</text:p>
          </table:table-cell>
          <table:table-cell office:value-type="float" office:value="-73.8430452889613">
            <text:p>-73.843045289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string">
            <text:p><text:s/>1156</text:p>
          </table:table-cell>
          <table:table-cell table:style-name="ce7" office:value-type="float" office:value="33625">
            <text:p>33625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Concord</text:p>
          </table:table-cell>
          <table:table-cell office:value-type="float" office:value="40.6044731896879">
            <text:p>40.6044731897</text:p>
          </table:table-cell>
          <table:table-cell office:value-type="float" office:value="-74.0840236474036">
            <text:p>-74.0840236474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824</text:p>
          </table:table-cell>
          <table:table-cell office:value-type="float" office:value="8316">
            <text:p>8316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Concourse</text:p>
          </table:table-cell>
          <table:table-cell office:value-type="float" office:value="40.8342838073385">
            <text:p>40.8342838073</text:p>
          </table:table-cell>
          <table:table-cell office:value-type="float" office:value="-73.9155894177344">
            <text:p>-73.9155894177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<text:s/>7832</text:p>
          </table:table-cell>
          <table:table-cell table:style-name="ce7" office:value-type="float" office:value="34693">
            <text:p>34693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Concourse Village</text:p>
          </table:table-cell>
          <table:table-cell office:value-type="float" office:value="40.8247804908429">
            <text:p>40.8247804908</text:p>
          </table:table-cell>
          <table:table-cell office:value-type="float" office:value="-73.9158465275901">
            <text:p>-73.9158465276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<text:s/>7720</text:p>
          </table:table-cell>
          <table:table-cell office:value-type="float" office:value="34693">
            <text:p>34693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Coney Island</text:p>
          </table:table-cell>
          <table:table-cell office:value-type="float" office:value="40.574292564716">
            <text:p>40.5742925647</text:p>
          </table:table-cell>
          <table:table-cell office:value-type="float" office:value="-73.9886829582164">
            <text:p>-73.9886829582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string">
            <text:p><text:s/>2237</text:p>
          </table:table-cell>
          <table:table-cell table:style-name="ce9" office:value-type="float" office:value="24758">
            <text:p>24758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Corona</text:p>
          </table:table-cell>
          <table:table-cell office:value-type="float" office:value="40.7423817501567">
            <text:p>40.7423817502</text:p>
          </table:table-cell>
          <table:table-cell office:value-type="float" office:value="-73.8568249734526">
            <text:p>-73.8568249735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string">
            <text:p><text:s/>2743</text:p>
          </table:table-cell>
          <table:table-cell table:style-name="ce7" office:value-type="float" office:value="73822">
            <text:p>73822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Country Club</text:p>
          </table:table-cell>
          <table:table-cell office:value-type="float" office:value="40.8442459369474">
            <text:p>40.8442459369</text:p>
          </table:table-cell>
          <table:table-cell office:value-type="float" office:value="-73.8240992675385">
            <text:p>-73.8240992675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<text:s/>859</text:p>
          </table:table-cell>
          <table:table-cell office:value-type="float" office:value="9820">
            <text:p>9820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Crotona Park East</text:p>
          </table:table-cell>
          <table:table-cell office:value-type="float" office:value="40.83656">
            <text:p>40.83656</text:p>
          </table:table-cell>
          <table:table-cell office:value-type="float" office:value="-73.893348">
            <text:p>-73.893348</text:p>
          </table:table-cell>
          <table:table-cell table:number-columns-repeated="3"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<text:s/>5132</text:p>
          </table:table-cell>
          <table:table-cell table:style-name="ce9" office:value-type="float" office:value="30158">
            <text:p>30158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Crown Heights</text:p>
          </table:table-cell>
          <table:table-cell office:value-type="float" office:value="40.6708291769529">
            <text:p>40.670829177</text:p>
          </table:table-cell>
          <table:table-cell office:value-type="float" office:value="-73.9432911907358">
            <text:p>-73.9432911907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<text:s/>4006</text:p>
          </table:table-cell>
          <table:table-cell office:value-type="float" office:value="118623">
            <text:p>118623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Cypress Hills</text:p>
          </table:table-cell>
          <table:table-cell office:value-type="float" office:value="40.6823910114421">
            <text:p>40.6823910114</text:p>
          </table:table-cell>
          <table:table-cell office:value-type="float" office:value="-73.876615964573">
            <text:p>-73.8766159646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<text:s/>2474</text:p>
          </table:table-cell>
          <table:table-cell table:style-name="ce9" office:value-type="float" office:value="43256">
            <text:p>43256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Ditmas Park</text:p>
          </table:table-cell>
          <table:table-cell office:value-type="float" office:value="40.643675183341">
            <text:p>40.6436751833</text:p>
          </table:table-cell>
          <table:table-cell office:value-type="float" office:value="-73.9610131246678">
            <text:p>-73.9610131247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/>3891</text:p>
          </table:table-cell>
          <table:table-cell office:value-type="float" office:value="21508">
            <text:p>21508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Dongan Hills</text:p>
          </table:table-cell>
          <table:table-cell office:value-type="float" office:value="40.5886729481993">
            <text:p>40.5886729482</text:p>
          </table:table-cell>
          <table:table-cell office:value-type="float" office:value="-74.0963990531252">
            <text:p>-74.0963990531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string">
            <text:p><text:s/>580</text:p>
          </table:table-cell>
          <table:table-cell office:value-type="float" office:value="9064">
            <text:p>9064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Douglaston</text:p>
          </table:table-cell>
          <table:table-cell office:value-type="float" office:value="40.7668460979076">
            <text:p>40.7668460979</text:p>
          </table:table-cell>
          <table:table-cell office:value-type="float" office:value="-73.7424982072733">
            <text:p>-73.7424982073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<text:s/>175</text:p>
          </table:table-cell>
          <table:table-cell table:style-name="ce9" office:value-type="float" office:value="12631">
            <text:p>12631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Downtown</text:p>
          </table:table-cell>
          <table:table-cell office:value-type="float" office:value="40.690844021098">
            <text:p>40.6908440211</text:p>
          </table:table-cell>
          <table:table-cell office:value-type="float" office:value="-73.983463374311">
            <text:p>-73.9834633743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<text:s/>6117</text:p>
          </table:table-cell>
          <table:table-cell table:style-name="ce9" office:value-type="float" office:value="20484">
            <text:p>20484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Dumbo</text:p>
          </table:table-cell>
          <table:table-cell office:value-type="float" office:value="40.7031763282269">
            <text:p>40.7031763282</text:p>
          </table:table-cell>
          <table:table-cell office:value-type="float" office:value="-73.9887528074504">
            <text:p>-73.9887528075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<text:s/>1730</text:p>
          </table:table-cell>
          <table:table-cell office:value-type="float" office:value="20484">
            <text:p>20484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Dyker Heights</text:p>
          </table:table-cell>
          <table:table-cell office:value-type="float" office:value="40.6192194577226">
            <text:p>40.6192194577</text:p>
          </table:table-cell>
          <table:table-cell office:value-type="float" office:value="-74.0193137563602">
            <text:p>-74.0193137564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string">
            <text:p><text:s/>1167</text:p>
          </table:table-cell>
          <table:table-cell table:style-name="ce9" office:value-type="float" office:value="46756">
            <text:p>46756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East Elmhurst</text:p>
          </table:table-cell>
          <table:table-cell office:value-type="float" office:value="40.7640732388309">
            <text:p>40.7640732388</text:p>
          </table:table-cell>
          <table:table-cell office:value-type="float" office:value="-73.8670414765877">
            <text:p>-73.8670414766</text:p>
          </table:table-cell>
          <table:table-cell table:number-columns-repeated="3"/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<text:s/>1503</text:p>
          </table:table-cell>
          <table:table-cell table:style-name="ce9" office:value-type="float" office:value="33573">
            <text:p>33573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East Flatbush</text:p>
          </table:table-cell>
          <table:table-cell office:value-type="float" office:value="40.6417177666896">
            <text:p>40.6417177667</text:p>
          </table:table-cell>
          <table:table-cell office:value-type="float" office:value="-73.9361025618584">
            <text:p>-73.9361025619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string">
            <text:p><text:s/>1807</text:p>
          </table:table-cell>
          <table:table-cell table:style-name="ce9" office:value-type="float" office:value="99101">
            <text:p>99101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East Harlem</text:p>
          </table:table-cell>
          <table:table-cell office:value-type="float" office:value="40.7922494666303">
            <text:p>40.7922494666</text:p>
          </table:table-cell>
          <table:table-cell office:value-type="float" office:value="-73.9441822314852">
            <text:p>-73.9441822315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string">
            <text:p><text:s/>8068</text:p>
          </table:table-cell>
          <table:table-cell office:value-type="float" office:value="124469">
            <text:p>124469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East New York</text:p>
          </table:table-cell>
          <table:table-cell office:value-type="float" office:value="40.6699257008471">
            <text:p>40.6699257008</text:p>
          </table:table-cell>
          <table:table-cell office:value-type="float" office:value="-73.8806986391737">
            <text:p>-73.8806986392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string">
            <text:p><text:s/>4232</text:p>
          </table:table-cell>
          <table:table-cell office:value-type="float" office:value="118401">
            <text:p>118401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East Tremont</text:p>
          </table:table-cell>
          <table:table-cell office:value-type="float" office:value="40.8426961578605">
            <text:p>40.8426961579</text:p>
          </table:table-cell>
          <table:table-cell office:value-type="float" office:value="-73.8873561753234">
            <text:p>-73.8873561753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string">
            <text:p><text:s/>4981</text:p>
          </table:table-cell>
          <table:table-cell office:value-type="float" office:value="34453">
            <text:p>34453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East Village</text:p>
          </table:table-cell>
          <table:table-cell office:value-type="float" office:value="40.7278467772702">
            <text:p>40.7278467773</text:p>
          </table:table-cell>
          <table:table-cell office:value-type="float" office:value="-73.9822261650642">
            <text:p>-73.9822261651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office:value-type="float" office:value="26">
            <text:p>26</text:p>
          </table:table-cell>
          <table:table-cell office:value-type="string">
            <text:p><text:s/>7624</text:p>
          </table:table-cell>
          <table:table-cell table:style-name="ce9" office:value-type="float" office:value="71436">
            <text:p>71436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East Williamsburg</text:p>
          </table:table-cell>
          <table:table-cell office:value-type="float" office:value="40.7084924104155">
            <text:p>40.7084924104</text:p>
          </table:table-cell>
          <table:table-cell office:value-type="float" office:value="-73.938858152692">
            <text:p>-73.9388581527</text:p>
          </table:table-cell>
          <table:table-cell table:number-columns-repeated="3"/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string">
            <text:p><text:s/>3614</text:p>
          </table:table-cell>
          <table:table-cell table:style-name="ce9" office:value-type="float" office:value="52998">
            <text:p>52998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Eastchester</text:p>
          </table:table-cell>
          <table:table-cell office:value-type="float" office:value="40.8875556773508">
            <text:p>40.8875556774</text:p>
          </table:table-cell>
          <table:table-cell office:value-type="float" office:value="-73.8278064471641">
            <text:p>-73.8278064472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<text:s/>905</text:p>
          </table:table-cell>
          <table:table-cell table:style-name="ce9" office:value-type="float" office:value="17245">
            <text:p>17245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Edenwald</text:p>
          </table:table-cell>
          <table:table-cell office:value-type="float" office:value="40.8845613030373">
            <text:p>40.884561303</text:p>
          </table:table-cell>
          <table:table-cell office:value-type="float" office:value="-73.8480827187717">
            <text:p>-73.8480827188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<text:s/>3025</text:p>
          </table:table-cell>
          <table:table-cell office:value-type="float" office:value="17245">
            <text:p>17245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Edgemere</text:p>
          </table:table-cell>
          <table:table-cell office:value-type="float" office:value="40.5956418073685">
            <text:p>40.5956418074</text:p>
          </table:table-cell>
          <table:table-cell office:value-type="float" office:value="-73.7761328239171">
            <text:p>-73.7761328239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<text:s/>1029</text:p>
          </table:table-cell>
          <table:table-cell table:style-name="ce9" office:value-type="float" office:value="13789">
            <text:p>13789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Edgewater Park</text:p>
          </table:table-cell>
          <table:table-cell office:value-type="float" office:value="40.8219861181635">
            <text:p>40.8219861182</text:p>
          </table:table-cell>
          <table:table-cell office:value-type="float" office:value="-73.8138851442862">
            <text:p>-73.8138851443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<text:s/>793</text:p>
          </table:table-cell>
          <table:table-cell office:value-type="float" office:value="8930">
            <text:p>8930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Egbertville</text:p>
          </table:table-cell>
          <table:table-cell office:value-type="float" office:value="40.5791187429612">
            <text:p>40.579118743</text:p>
          </table:table-cell>
          <table:table-cell office:value-type="float" office:value="-74.1272724060495">
            <text:p>-74.127272406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<text:s/>138</text:p>
          </table:table-cell>
          <table:table-cell office:value-type="float" office:value="15721">
            <text:p>15721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Elm Park</text:p>
          </table:table-cell>
          <table:table-cell office:value-type="float" office:value="40.6301467411938">
            <text:p>40.6301467412</text:p>
          </table:table-cell>
          <table:table-cell office:value-type="float" office:value="-74.1418167896889">
            <text:p>-74.1418167897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string">
            <text:p><text:s/>1411</text:p>
          </table:table-cell>
          <table:table-cell office:value-type="float" office:value="18037">
            <text:p>18037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Elmhurst</text:p>
          </table:table-cell>
          <table:table-cell office:value-type="float" office:value="40.744048505122">
            <text:p>40.7440485051</text:p>
          </table:table-cell>
          <table:table-cell office:value-type="float" office:value="-73.8816562228839">
            <text:p>-73.8816562229</text:p>
          </table:table-cell>
          <table:table-cell table:number-columns-repeated="3"/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string">
            <text:p><text:s/>4456</text:p>
          </table:table-cell>
          <table:table-cell table:style-name="ce9" office:value-type="float" office:value="107864">
            <text:p>107864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Eltingville</text:p>
          </table:table-cell>
          <table:table-cell office:value-type="float" office:value="40.5422307474507">
            <text:p>40.5422307475</text:p>
          </table:table-cell>
          <table:table-cell office:value-type="float" office:value="-74.1643308041936">
            <text:p>-74.1643308042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string">
            <text:p><text:s/>296</text:p>
          </table:table-cell>
          <table:table-cell office:value-type="float" office:value="27349">
            <text:p>27349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Emerson Hill</text:p>
          </table:table-cell>
          <table:table-cell office:value-type="float" office:value="40.606794394801">
            <text:p>40.6067943948</text:p>
          </table:table-cell>
          <table:table-cell office:value-type="float" office:value="-74.0977620697252">
            <text:p>-74.0977620697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<text:s/>325</text:p>
          </table:table-cell>
          <table:table-cell office:value-type="float" office:value="8205">
            <text:p>8205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Erasmus</text:p>
          </table:table-cell>
          <table:table-cell office:value-type="float" office:value="40.6469260665858">
            <text:p>40.6469260666</text:p>
          </table:table-cell>
          <table:table-cell office:value-type="float" office:value="-73.9481770992018">
            <text:p>-73.9481770992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<text:s/>4161</text:p>
          </table:table-cell>
          <table:table-cell office:value-type="float" office:value="23845">
            <text:p>23845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Far Rockaway</text:p>
          </table:table-cell>
          <table:table-cell office:value-type="float" office:value="40.6031344325009">
            <text:p>40.6031344325</text:p>
          </table:table-cell>
          <table:table-cell office:value-type="float" office:value="-73.7549796804387">
            <text:p>-73.7549796804</text:p>
          </table:table-cell>
          <table:table-cell table:number-columns-repeated="3"/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string">
            <text:p><text:s/>2529</text:p>
          </table:table-cell>
          <table:table-cell office:value-type="float" office:value="29324">
            <text:p>29324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Fieldston</text:p>
          </table:table-cell>
          <table:table-cell office:value-type="float" office:value="40.8954374269038">
            <text:p>40.8954374269</text:p>
          </table:table-cell>
          <table:table-cell office:value-type="float" office:value="-73.9056425959168">
            <text:p>-73.9056425959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<text:s/>465</text:p>
          </table:table-cell>
          <table:table-cell office:value-type="float" office:value="22422">
            <text:p>22422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Financial District</text:p>
          </table:table-cell>
          <table:table-cell office:value-type="float" office:value="40.7071071072705">
            <text:p>40.7071071073</text:p>
          </table:table-cell>
          <table:table-cell office:value-type="float" office:value="-74.0106654452127">
            <text:p>-74.0106654452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string">
            <text:p><text:s/>3854</text:p>
          </table:table-cell>
          <table:table-cell office:value-type="float" office:value="26496">
            <text:p>26496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Flatbush</text:p>
          </table:table-cell>
          <table:table-cell office:value-type="float" office:value="40.6363258902668">
            <text:p>40.6363258903</text:p>
          </table:table-cell>
          <table:table-cell office:value-type="float" office:value="-73.958401065339">
            <text:p>-73.9584010653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string">
            <text:p><text:s/>2874</text:p>
          </table:table-cell>
          <table:table-cell table:style-name="ce9" office:value-type="float" office:value="44995">
            <text:p>44995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Flatiron</text:p>
          </table:table-cell>
          <table:table-cell office:value-type="float" office:value="40.7396730476384">
            <text:p>40.7396730476</text:p>
          </table:table-cell>
          <table:table-cell office:value-type="float" office:value="-73.9909471052826">
            <text:p>-73.9909471053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<text:s/>8867</text:p>
          </table:table-cell>
          <table:table-cell office:value-type="float" office:value="16607">
            <text:p>16607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Flatlands</text:p>
          </table:table-cell>
          <table:table-cell office:value-type="float" office:value="40.6304460437575">
            <text:p>40.6304460438</text:p>
          </table:table-cell>
          <table:table-cell office:value-type="float" office:value="-73.9291130264467">
            <text:p>-73.9291130264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string">
            <text:p><text:s/>1753</text:p>
          </table:table-cell>
          <table:table-cell table:style-name="ce9" office:value-type="float" office:value="67087">
            <text:p>67087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Floral Park</text:p>
          </table:table-cell>
          <table:table-cell office:value-type="float" office:value="40.7413784219454">
            <text:p>40.7413784219</text:p>
          </table:table-cell>
          <table:table-cell office:value-type="float" office:value="-73.7088470588925">
            <text:p>-73.7088470589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<text:s/>443</text:p>
          </table:table-cell>
          <table:table-cell office:value-type="float" office:value="11682">
            <text:p>11682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Flushing</text:p>
          </table:table-cell>
          <table:table-cell office:value-type="float" office:value="40.7644541969785">
            <text:p>40.764454197</text:p>
          </table:table-cell>
          <table:table-cell office:value-type="float" office:value="-73.8317730032958">
            <text:p>-73.8317730033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<text:s/>3102</text:p>
          </table:table-cell>
          <table:table-cell office:value-type="float" office:value="69879">
            <text:p>69879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Fordham</text:p>
          </table:table-cell>
          <table:table-cell office:value-type="float" office:value="40.8609967963865">
            <text:p>40.8609967964</text:p>
          </table:table-cell>
          <table:table-cell office:value-type="float" office:value="-73.8964265598162">
            <text:p>-73.8964265598</text:p>
          </table:table-cell>
          <table:table-cell table:number-columns-repeated="3"/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string">
            <text:p><text:s/>8272</text:p>
          </table:table-cell>
          <table:table-cell office:value-type="float" office:value="23269">
            <text:p>23269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Forest Hills</text:p>
          </table:table-cell>
          <table:table-cell office:value-type="float" office:value="40.725263782165">
            <text:p>40.7252637822</text:p>
          </table:table-cell>
          <table:table-cell office:value-type="float" office:value="-73.8444750078898">
            <text:p>-73.8444750079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string">
            <text:p><text:s/>1780</text:p>
          </table:table-cell>
          <table:table-cell table:style-name="ce9" office:value-type="float" office:value="88965">
            <text:p>88965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Forest Hills Gardens</text:p>
          </table:table-cell>
          <table:table-cell office:value-type="float" office:value="40.7146110815117">
            <text:p>40.7146110815</text:p>
          </table:table-cell>
          <table:table-cell office:value-type="float" office:value="-73.8410221123401">
            <text:p>-73.8410221123</text:p>
          </table:table-cell>
          <table:table-cell table:number-columns-repeated="3"/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string">
            <text:p><text:s/>1360</text:p>
          </table:table-cell>
          <table:table-cell office:value-type="float" office:value="73034">
            <text:p>7303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Fort Greene</text:p>
          </table:table-cell>
          <table:table-cell office:value-type="float" office:value="40.6885272601898">
            <text:p>40.6885272602</text:p>
          </table:table-cell>
          <table:table-cell office:value-type="float" office:value="-73.9729057436909">
            <text:p>-73.9729057437</text:p>
          </table:table-cell>
          <table:table-cell table:number-columns-repeated="3"/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float" office:value="25">
            <text:p>25</text:p>
          </table:table-cell>
          <table:table-cell office:value-type="string">
            <text:p><text:s/>4865</text:p>
          </table:table-cell>
          <table:table-cell table:style-name="ce9" office:value-type="float" office:value="32938">
            <text:p>32938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Fort Hamilton</text:p>
          </table:table-cell>
          <table:table-cell office:value-type="float" office:value="40.6147681269423">
            <text:p>40.6147681269</text:p>
          </table:table-cell>
          <table:table-cell office:value-type="float" office:value="-74.0319791453798">
            <text:p>-74.0319791454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<text:s/>1033</text:p>
          </table:table-cell>
          <table:table-cell table:style-name="ce9" office:value-type="float" office:value="775">
            <text:p>775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Fox Hills</text:p>
          </table:table-cell>
          <table:table-cell office:value-type="float" office:value="40.6173107925298">
            <text:p>40.6173107925</text:p>
          </table:table-cell>
          <table:table-cell office:value-type="float" office:value="-74.0817399221196">
            <text:p>-74.081739922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string">
            <text:p><text:s/>1610</text:p>
          </table:table-cell>
          <table:table-cell office:value-type="float" office:value="6342">
            <text:p>6342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Foxhurst</text:p>
          </table:table-cell>
          <table:table-cell office:value-type="float" office:value="40.825558">
            <text:p>40.825558</text:p>
          </table:table-cell>
          <table:table-cell office:value-type="float" office:value="-73.892691">
            <text:p>-73.892691</text:p>
          </table:table-cell>
          <table:table-cell table:number-columns-repeated="3"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<text:s/>5812</text:p>
          </table:table-cell>
          <table:table-cell office:value-type="float" office:value="48780">
            <text:p>48780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Fresh Meadows</text:p>
          </table:table-cell>
          <table:table-cell office:value-type="float" office:value="40.7343944653313">
            <text:p>40.7343944653</text:p>
          </table:table-cell>
          <table:table-cell office:value-type="float" office:value="-73.7827133700326">
            <text:p>-73.78271337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string">
            <text:p><text:s/>572</text:p>
          </table:table-cell>
          <table:table-cell table:style-name="ce9" office:value-type="float" office:value="23434">
            <text:p>23434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Fulton Ferry</text:p>
          </table:table-cell>
          <table:table-cell office:value-type="float" office:value="40.7032810909301">
            <text:p>40.7032810909</text:p>
          </table:table-cell>
          <table:table-cell office:value-type="float" office:value="-73.9955075188842">
            <text:p>-73.9955075189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string">
            <text:p><text:s/>1518</text:p>
          </table:table-cell>
          <table:table-cell office:value-type="float" office:value="12367">
            <text:p>12367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Garment District</text:p>
          </table:table-cell>
          <table:table-cell office:value-type="float" office:value="40.753735">
            <text:p>40.753735</text:p>
          </table:table-cell>
          <table:table-cell office:value-type="float" office:value="-73.990759">
            <text:p>-73.990759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<text:s/>13024</text:p>
          </table:table-cell>
          <table:table-cell office:value-type="float" office:value="4769">
            <text:p>4769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Georgetown</text:p>
          </table:table-cell>
          <table:table-cell office:value-type="float" office:value="40.6238452447842">
            <text:p>40.6238452448</text:p>
          </table:table-cell>
          <table:table-cell office:value-type="float" office:value="-73.9160748395132">
            <text:p>-73.9160748395</text:p>
          </table:table-cell>
          <table:table-cell table:number-columns-repeated="3"/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string">
            <text:p><text:s/>1051</text:p>
          </table:table-cell>
          <table:table-cell office:value-type="float" office:value="93534">
            <text:p>9353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Gerritsen Beach</text:p>
          </table:table-cell>
          <table:table-cell office:value-type="float" office:value="40.590848433902">
            <text:p>40.5908484339</text:p>
          </table:table-cell>
          <table:table-cell office:value-type="float" office:value="-73.930101706912">
            <text:p>-73.9301017069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<text:s/>799</text:p>
          </table:table-cell>
          <table:table-cell office:value-type="float" office:value="23028">
            <text:p>23028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Glen Oaks</text:p>
          </table:table-cell>
          <table:table-cell office:value-type="float" office:value="40.7494407997433">
            <text:p>40.7494407997</text:p>
          </table:table-cell>
          <table:table-cell office:value-type="float" office:value="-73.7154811899915">
            <text:p>-73.71548119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string">
            <text:p><text:s/>401</text:p>
          </table:table-cell>
          <table:table-cell office:value-type="float" office:value="11682">
            <text:p>11682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Glendale</text:p>
          </table:table-cell>
          <table:table-cell office:value-type="float" office:value="40.7027624296784">
            <text:p>40.7027624297</text:p>
          </table:table-cell>
          <table:table-cell office:value-type="float" office:value="-73.8707416743561">
            <text:p>-73.8707416744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string">
            <text:p><text:s/>575</text:p>
          </table:table-cell>
          <table:table-cell table:style-name="ce9" office:value-type="float" office:value="35135">
            <text:p>35135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Gowanus</text:p>
          </table:table-cell>
          <table:table-cell office:value-type="float" office:value="40.6739311431872">
            <text:p>40.6739311432</text:p>
          </table:table-cell>
          <table:table-cell office:value-type="float" office:value="-73.9944408714534">
            <text:p>-73.9944408715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string">
            <text:p><text:s/>1749</text:p>
          </table:table-cell>
          <table:table-cell office:value-type="float" office:value="14791">
            <text:p>14791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Gramercy</text:p>
          </table:table-cell>
          <table:table-cell office:value-type="float" office:value="40.737209832715">
            <text:p>40.7372098327</text:p>
          </table:table-cell>
          <table:table-cell office:value-type="float" office:value="-73.9813759483354">
            <text:p>-73.9813759483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 office:value-type="string">
            <text:p><text:s/>6467</text:p>
          </table:table-cell>
          <table:table-cell table:style-name="ce9" office:value-type="float" office:value="28628">
            <text:p>28628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Graniteville</text:p>
          </table:table-cell>
          <table:table-cell office:value-type="float" office:value="40.6201715122319">
            <text:p>40.6201715122</text:p>
          </table:table-cell>
          <table:table-cell office:value-type="float" office:value="-74.1531524638776">
            <text:p>-74.1531524639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<text:s/>1013</text:p>
          </table:table-cell>
          <table:table-cell office:value-type="float" office:value="11164">
            <text:p>11164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Grant City</text:p>
          </table:table-cell>
          <table:table-cell office:value-type="float" office:value="40.5762155871179">
            <text:p>40.5762155871</text:p>
          </table:table-cell>
          <table:table-cell office:value-type="float" office:value="-74.1058559854543">
            <text:p>-74.1058559855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<text:s/>734</text:p>
          </table:table-cell>
          <table:table-cell office:value-type="float" office:value="53877">
            <text:p>53877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Grasmere</text:p>
          </table:table-cell>
          <table:table-cell office:value-type="float" office:value="40.5982683595999">
            <text:p>40.5982683596</text:p>
          </table:table-cell>
          <table:table-cell office:value-type="float" office:value="-74.0766743627905">
            <text:p>-74.0766743628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string">
            <text:p><text:s/>661</text:p>
          </table:table-cell>
          <table:table-cell office:value-type="float" office:value="9064">
            <text:p>9064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Gravesend</text:p>
          </table:table-cell>
          <table:table-cell office:value-type="float" office:value="40.5952600130659">
            <text:p>40.5952600131</text:p>
          </table:table-cell>
          <table:table-cell office:value-type="float" office:value="-73.9734708770845">
            <text:p>-73.9734708771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string">
            <text:p><text:s/>1172</text:p>
          </table:table-cell>
          <table:table-cell office:value-type="float" office:value="117297">
            <text:p>117297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Great Kills</text:p>
          </table:table-cell>
          <table:table-cell office:value-type="float" office:value="40.5494802287136">
            <text:p>40.5494802287</text:p>
          </table:table-cell>
          <table:table-cell office:value-type="float" office:value="-74.1493238149099">
            <text:p>-74.1493238149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<text:s/>336</text:p>
          </table:table-cell>
          <table:table-cell office:value-type="float" office:value="27921">
            <text:p>27921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Greenpoint</text:p>
          </table:table-cell>
          <table:table-cell office:value-type="float" office:value="40.7302009848647">
            <text:p>40.7302009849</text:p>
          </table:table-cell>
          <table:table-cell office:value-type="float" office:value="-73.9542409312739">
            <text:p>-73.9542409313</text:p>
          </table:table-cell>
          <table:table-cell table:number-columns-repeated="3"/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string">
            <text:p><text:s/>1523</text:p>
          </table:table-cell>
          <table:table-cell table:style-name="ce11" office:value-type="float" office:value="38980">
            <text:p>38980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Greenridge</text:p>
          </table:table-cell>
          <table:table-cell office:value-type="float" office:value="40.5552952361732">
            <text:p>40.5552952362</text:p>
          </table:table-cell>
          <table:table-cell office:value-type="float" office:value="-74.1707941478609">
            <text:p>-74.1707941479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<text:s/>365</text:p>
          </table:table-cell>
          <table:table-cell office:value-type="float" office:value="8847">
            <text:p>8847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Greenwich Village</text:p>
          </table:table-cell>
          <table:table-cell office:value-type="float" office:value="40.7269328853613">
            <text:p>40.7269328854</text:p>
          </table:table-cell>
          <table:table-cell office:value-type="float" office:value="-73.999914029459">
            <text:p>-73.9999140295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string">
            <text:p><text:s/>7627</text:p>
          </table:table-cell>
          <table:table-cell table:style-name="ce9" office:value-type="float" office:value="34147">
            <text:p>34147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Greenwood Heights</text:p>
          </table:table-cell>
          <table:table-cell office:value-type="float" office:value="40.657649">
            <text:p>40.657649</text:p>
          </table:table-cell>
          <table:table-cell office:value-type="float" office:value="-73.997425">
            <text:p>-73.997425</text:p>
          </table:table-cell>
          <table:table-cell table:number-columns-repeated="3"/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string">
            <text:p><text:s/>1267</text:p>
          </table:table-cell>
          <table:table-cell table:style-name="ce9"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Grymes Hill</text:p>
          </table:table-cell>
          <table:table-cell office:value-type="float" office:value="40.624184791313">
            <text:p>40.6241847913</text:p>
          </table:table-cell>
          <table:table-cell office:value-type="float" office:value="-74.0872481998373">
            <text:p>-74.0872481998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<text:s/>1080</text:p>
          </table:table-cell>
          <table:table-cell office:value-type="float" office:value="12337">
            <text:p>12337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Hamilton Heights</text:p>
          </table:table-cell>
          <table:table-cell office:value-type="float" office:value="40.8236042848119">
            <text:p>40.8236042848</text:p>
          </table:table-cell>
          <table:table-cell office:value-type="float" office:value="-73.9496879188337">
            <text:p>-73.9496879188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string">
            <text:p><text:s/>6734</text:p>
          </table:table-cell>
          <table:table-cell table:style-name="ce9" office:value-type="float" office:value="49410">
            <text:p>49410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Hammels</text:p>
          </table:table-cell>
          <table:table-cell office:value-type="float" office:value="40.5873377401874">
            <text:p>40.5873377402</text:p>
          </table:table-cell>
          <table:table-cell office:value-type="float" office:value="-73.8055300296872">
            <text:p>-73.8055300297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<text:s/>1026</text:p>
          </table:table-cell>
          <table:table-cell office:value-type="float" office:value="13000">
            <text:p>13000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Heartland Village</text:p>
          </table:table-cell>
          <table:table-cell office:value-type="float" office:value="40.5891389487528">
            <text:p>40.5891389488</text:p>
          </table:table-cell>
          <table:table-cell office:value-type="float" office:value="-74.159022081566">
            <text:p>-74.1590220816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<text:s/>535</text:p>
          </table:table-cell>
          <table:table-cell office:value-type="float" office:value="89792">
            <text:p>89792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Hell's Kitchen</text:p>
          </table:table-cell>
          <table:table-cell office:value-type="float" office:value="40.762535">
            <text:p>40.762535</text:p>
          </table:table-cell>
          <table:table-cell office:value-type="float" office:value="-73.993621">
            <text:p>-73.99362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string">
            <text:p><text:s/>8211</text:p>
          </table:table-cell>
          <table:table-cell table:style-name="ce9" office:value-type="float" office:value="59524">
            <text:p>59524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High <text:s/>Bridge</text:p>
          </table:table-cell>
          <table:table-cell office:value-type="float" office:value="40.8366230107061">
            <text:p>40.8366230107</text:p>
          </table:table-cell>
          <table:table-cell office:value-type="float" office:value="-73.9261020935813">
            <text:p>-73.9261020936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string">
            <text:p><text:s/>5927</text:p>
          </table:table-cell>
          <table:table-cell table:style-name="ce9" office:value-type="float" office:value="32456">
            <text:p>32456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Highland Park</text:p>
          </table:table-cell>
          <table:table-cell office:value-type="float" office:value="40.6819989345173">
            <text:p>40.6819989345</text:p>
          </table:table-cell>
          <table:table-cell office:value-type="float" office:value="-73.890345709872">
            <text:p>-73.8903457099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<text:s/>1704</text:p>
          </table:table-cell>
          <table:table-cell office:value-type="float" office:value="27">
            <text:p>27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Hillcrest</text:p>
          </table:table-cell>
          <table:table-cell office:value-type="float" office:value="40.7238249018292">
            <text:p>40.7238249018</text:p>
          </table:table-cell>
          <table:table-cell office:value-type="float" office:value="-73.7976030091267">
            <text:p>-73.7976030091</text:p>
          </table:table-cell>
          <table:table-cell table:number-columns-repeated="3"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string">
            <text:p><text:s/>513</text:p>
          </table:table-cell>
          <table:table-cell office:value-type="float" office:value="17834">
            <text:p>17834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Hollis</text:p>
          </table:table-cell>
          <table:table-cell office:value-type="float" office:value="40.711243441919">
            <text:p>40.7112434419</text:p>
          </table:table-cell>
          <table:table-cell office:value-type="float" office:value="-73.7592500933559">
            <text:p>-73.7592500934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<text:s/>1196</text:p>
          </table:table-cell>
          <table:table-cell table:style-name="ce9" office:value-type="float" office:value="24576">
            <text:p>24576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Holliswood</text:p>
          </table:table-cell>
          <table:table-cell office:value-type="float" office:value="40.7209572076444">
            <text:p>40.7209572076</text:p>
          </table:table-cell>
          <table:table-cell office:value-type="float" office:value="-73.7671416671473">
            <text:p>-73.7671416671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string">
            <text:p><text:s/>700</text:p>
          </table:table-cell>
          <table:table-cell office:value-type="float" office:value="11788">
            <text:p>11788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Homecrest</text:p>
          </table:table-cell>
          <table:table-cell office:value-type="float" office:value="40.5985250951373">
            <text:p>40.5985250951</text:p>
          </table:table-cell>
          <table:table-cell office:value-type="float" office:value="-73.959184594287">
            <text:p>-73.9591845943</text:p>
          </table:table-cell>
          <table:table-cell table:number-columns-repeated="3"/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string">
            <text:p><text:s/>1518</text:p>
          </table:table-cell>
          <table:table-cell office:value-type="float" office:value="26389">
            <text:p>26389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Howard Beach</text:p>
          </table:table-cell>
          <table:table-cell office:value-type="float" office:value="40.6542252773849">
            <text:p>40.6542252774</text:p>
          </table:table-cell>
          <table:table-cell office:value-type="float" office:value="-73.8381376460028">
            <text:p>-73.838137646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<text:s/>397</text:p>
          </table:table-cell>
          <table:table-cell table:style-name="ce9" office:value-type="float" office:value="13660">
            <text:p>13660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Howland Hook</text:p>
          </table:table-cell>
          <table:table-cell office:value-type="float" office:value="40.638432837948">
            <text:p>40.6384328379</text:p>
          </table:table-cell>
          <table:table-cell office:value-type="float" office:value="-74.1862233174982">
            <text:p>-74.1862233175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<text:s/>9</text:p>
          </table:table-cell>
          <table:table-cell office:value-type="float" office:value="1073">
            <text:p>1073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Hudson Yards</text:p>
          </table:table-cell>
          <table:table-cell office:value-type="float" office:value="40.7566580822752">
            <text:p>40.7566580823</text:p>
          </table:table-cell>
          <table:table-cell office:value-type="float" office:value="-74.0001113620264">
            <text:p>-74.000111362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string">
            <text:p><text:s/>6452</text:p>
          </table:table-cell>
          <table:table-cell office:value-type="float" office:value="7762">
            <text:p>7762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Huguenot</text:p>
          </table:table-cell>
          <table:table-cell office:value-type="float" office:value="40.5319119204896">
            <text:p>40.5319119205</text:p>
          </table:table-cell>
          <table:table-cell office:value-type="float" office:value="-74.1917410574781">
            <text:p>-74.1917410575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<text:s/>149</text:p>
          </table:table-cell>
          <table:table-cell office:value-type="float" office:value="10133">
            <text:p>10133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Hunters Point</text:p>
          </table:table-cell>
          <table:table-cell office:value-type="float" office:value="40.7434140900735">
            <text:p>40.7434140901</text:p>
          </table:table-cell>
          <table:table-cell office:value-type="float" office:value="-73.9538678213075">
            <text:p>-73.9538678213</text:p>
          </table:table-cell>
          <table:table-cell table:number-columns-repeated="3"/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string">
            <text:p><text:s/>1324</text:p>
          </table:table-cell>
          <table:table-cell office:value-type="float" office:value="16108">
            <text:p>16108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Hunts Point</text:p>
          </table:table-cell>
          <table:table-cell office:value-type="float" office:value="40.8097298793871">
            <text:p>40.8097298794</text:p>
          </table:table-cell>
          <table:table-cell office:value-type="float" office:value="-73.8833150595529">
            <text:p>-73.8833150596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string">
            <text:p><text:s/>744</text:p>
          </table:table-cell>
          <table:table-cell table:style-name="ce9" office:value-type="float" office:value="15131">
            <text:p>15131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Inwood</text:p>
          </table:table-cell>
          <table:table-cell office:value-type="float" office:value="40.8676839644992">
            <text:p>40.8676839645</text:p>
          </table:table-cell>
          <table:table-cell office:value-type="float" office:value="-73.921210422039">
            <text:p>-73.921210422</text:p>
          </table:table-cell>
          <table:table-cell table:number-columns-repeated="3"/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5">
            <text:p>15</text:p>
          </table:table-cell>
          <table:table-cell office:value-type="string">
            <text:p><text:s/>2624</text:p>
          </table:table-cell>
          <table:table-cell table:style-name="ce9" office:value-type="float" office:value="36299">
            <text:p>36299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Jackson Heights</text:p>
          </table:table-cell>
          <table:table-cell office:value-type="float" office:value="40.7519813800737">
            <text:p>40.7519813801</text:p>
          </table:table-cell>
          <table:table-cell office:value-type="float" office:value="-73.8828210916437">
            <text:p>-73.8828210916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25">
            <text:p>25</text:p>
          </table:table-cell>
          <table:table-cell office:value-type="string">
            <text:p><text:s/>5276</text:p>
          </table:table-cell>
          <table:table-cell table:style-name="ce9" office:value-type="float" office:value="101848">
            <text:p>101848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Jamaica Center</text:p>
          </table:table-cell>
          <table:table-cell office:value-type="float" office:value="40.7046573606872">
            <text:p>40.7046573607</text:p>
          </table:table-cell>
          <table:table-cell office:value-type="float" office:value="-73.7969016588829">
            <text:p>-73.7969016589</text:p>
          </table:table-cell>
          <table:table-cell table:number-columns-repeated="3"/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 office:value-type="string">
            <text:p><text:s/>3919</text:p>
          </table:table-cell>
          <table:table-cell office:value-type="float" office:value="61026">
            <text:p>61026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Jamaica Estates</text:p>
          </table:table-cell>
          <table:table-cell office:value-type="float" office:value="40.7168048301461">
            <text:p>40.7168048301</text:p>
          </table:table-cell>
          <table:table-cell office:value-type="float" office:value="-73.7872269693666">
            <text:p>-73.7872269694</text:p>
          </table:table-cell>
          <table:table-cell table:number-columns-repeated="3"/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string">
            <text:p><text:s/>1176</text:p>
          </table:table-cell>
          <table:table-cell table:style-name="ce9" office:value-type="float" office:value="11788">
            <text:p>11788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Jamaica Hills</text:p>
          </table:table-cell>
          <table:table-cell office:value-type="float" office:value="40.7114596437048">
            <text:p>40.7114596437</text:p>
          </table:table-cell>
          <table:table-cell office:value-type="float" office:value="-73.7964646208159">
            <text:p>-73.7964646208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<text:s/>3386</text:p>
          </table:table-cell>
          <table:table-cell table:style-name="ce9" office:value-type="float" office:value="19646">
            <text:p>19646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Kensington</text:p>
          </table:table-cell>
          <table:table-cell office:value-type="float" office:value="40.6423819580035">
            <text:p>40.642381958</text:p>
          </table:table-cell>
          <table:table-cell office:value-type="float" office:value="-73.9804211055948">
            <text:p>-73.9804211056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  <table:table-cell office:value-type="string">
            <text:p><text:s/>1444</text:p>
          </table:table-cell>
          <table:table-cell table:style-name="ce9" office:value-type="float" office:value="41758">
            <text:p>41758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Kew Gardens</text:p>
          </table:table-cell>
          <table:table-cell office:value-type="float" office:value="40.7051790354148">
            <text:p>40.7051790354</text:p>
          </table:table-cell>
          <table:table-cell office:value-type="float" office:value="-73.829819058257">
            <text:p>-73.8298190583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string">
            <text:p><text:s/>1515</text:p>
          </table:table-cell>
          <table:table-cell table:style-name="ce9" office:value-type="float" office:value="24371">
            <text:p>24371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Kew Gardens Hills</text:p>
          </table:table-cell>
          <table:table-cell office:value-type="float" office:value="40.722578244228">
            <text:p>40.7225782442</text:p>
          </table:table-cell>
          <table:table-cell office:value-type="float" office:value="-73.8208776493357">
            <text:p>-73.8208776493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string">
            <text:p><text:s/>878</text:p>
          </table:table-cell>
          <table:table-cell table:style-name="ce9" office:value-type="float" office:value="36009">
            <text:p>36009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Kingsbridge</text:p>
          </table:table-cell>
          <table:table-cell office:value-type="float" office:value="40.8816873712052">
            <text:p>40.8816873712</text:p>
          </table:table-cell>
          <table:table-cell office:value-type="float" office:value="-73.902817987246">
            <text:p>-73.9028179872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<text:s/>3370</text:p>
          </table:table-cell>
          <table:table-cell office:value-type="float" office:value="11403">
            <text:p>11403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Kingsbridge Heights</text:p>
          </table:table-cell>
          <table:table-cell office:value-type="float" office:value="40.8703923914147">
            <text:p>40.8703923914</text:p>
          </table:table-cell>
          <table:table-cell office:value-type="float" office:value="-73.9015226451314">
            <text:p>-73.9015226451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<text:s/>4976</text:p>
          </table:table-cell>
          <table:table-cell office:value-type="float" office:value="17888">
            <text:p>17888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Kips Bay</text:p>
          </table:table-cell>
          <table:table-cell office:value-type="float" office:value="40.741068">
            <text:p>40.741068</text:p>
          </table:table-cell>
          <table:table-cell office:value-type="float" office:value="-73.977322">
            <text:p>-73.977322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string">
            <text:p><text:s/>4612</text:p>
          </table:table-cell>
          <table:table-cell office:value-type="float" office:value="31760">
            <text:p>31760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Koreatown</text:p>
          </table:table-cell>
          <table:table-cell office:value-type="float" office:value="40.74771">
            <text:p>40.74771</text:p>
          </table:table-cell>
          <table:table-cell office:value-type="float" office:value="-73.98678">
            <text:p>-73.98678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string">
            <text:p><text:s/>11305</text:p>
          </table:table-cell>
          <table:table-cell office:value-type="float" office:value="1785">
            <text:p>1785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Laurelton</text:p>
          </table:table-cell>
          <table:table-cell office:value-type="float" office:value="40.6678838966025">
            <text:p>40.6678838966</text:p>
          </table:table-cell>
          <table:table-cell office:value-type="float" office:value="-73.7402560798982">
            <text:p>-73.7402560799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>
            <text:p><text:s/>745</text:p>
          </table:table-cell>
          <table:table-cell table:style-name="ce9" office:value-type="float" office:value="26088">
            <text:p>26088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Lefrak City</text:p>
          </table:table-cell>
          <table:table-cell office:value-type="float" office:value="40.7360745708308">
            <text:p>40.7360745708</text:p>
          </table:table-cell>
          <table:table-cell office:value-type="float" office:value="-73.8625247141374">
            <text:p>-73.8625247141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string">
            <text:p><text:s/>3380</text:p>
          </table:table-cell>
          <table:table-cell office:value-type="float" office:value="91510">
            <text:p>91510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Lenox Hill</text:p>
          </table:table-cell>
          <table:table-cell office:value-type="float" office:value="40.7681126582873">
            <text:p>40.7681126583</text:p>
          </table:table-cell>
          <table:table-cell office:value-type="float" office:value="-73.9588596881376">
            <text:p>-73.9588596881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<text:s/>4030</text:p>
          </table:table-cell>
          <table:table-cell office:value-type="float" office:value="28509">
            <text:p>28509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Lighthouse Hill</text:p>
          </table:table-cell>
          <table:table-cell office:value-type="float" office:value="40.5765062937949">
            <text:p>40.5765062938</text:p>
          </table:table-cell>
          <table:table-cell office:value-type="float" office:value="-74.1379266377157">
            <text:p>-74.1379266377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string">
            <text:p><text:s/>93</text:p>
          </table:table-cell>
          <table:table-cell office:value-type="float" office:value="8205">
            <text:p>8205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Lincoln Square</text:p>
          </table:table-cell>
          <table:table-cell office:value-type="float" office:value="40.7735288894217">
            <text:p>40.7735288894</text:p>
          </table:table-cell>
          <table:table-cell office:value-type="float" office:value="-73.9853377700126">
            <text:p>-73.98533777</text:p>
          </table:table-cell>
          <table:table-cell table:number-columns-repeated="3"/>
          <table:table-cell office:value-type="float" office:value="49">
            <text:p>49</text:p>
          </table:table-cell>
          <table:table-cell office:value-type="float" office:value="13">
            <text:p>13</text:p>
          </table:table-cell>
          <table:table-cell office:value-type="float" office:value="47">
            <text:p>47</text:p>
          </table:table-cell>
          <table:table-cell office:value-type="float" office:value="42">
            <text:p>42</text:p>
          </table:table-cell>
          <table:table-cell office:value-type="string">
            <text:p><text:s/>4300</text:p>
          </table:table-cell>
          <table:table-cell office:value-type="float" office:value="35348">
            <text:p>35348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Lindenwood</text:p>
          </table:table-cell>
          <table:table-cell office:value-type="float" office:value="40.6639184192514">
            <text:p>40.6639184193</text:p>
          </table:table-cell>
          <table:table-cell office:value-type="float" office:value="-73.8496378240244">
            <text:p>-73.849637824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string">
            <text:p><text:s/>688</text:p>
          </table:table-cell>
          <table:table-cell office:value-type="float" office:value="13660">
            <text:p>13660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Little Italy</text:p>
          </table:table-cell>
          <table:table-cell office:value-type="float" office:value="40.7193237939591">
            <text:p>40.719323794</text:p>
          </table:table-cell>
          <table:table-cell office:value-type="float" office:value="-73.9973046720807">
            <text:p>-73.9973046721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<text:s/>8563</text:p>
          </table:table-cell>
          <table:table-cell office:value-type="float" office:value="7762">
            <text:p>7762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Little Neck</text:p>
          </table:table-cell>
          <table:table-cell office:value-type="float" office:value="40.7708261928267">
            <text:p>40.7708261928</text:p>
          </table:table-cell>
          <table:table-cell office:value-type="float" office:value="-73.7388977558074">
            <text:p>-73.7388977558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string">
            <text:p><text:s/>169</text:p>
          </table:table-cell>
          <table:table-cell office:value-type="float" office:value="12631">
            <text:p>12631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Long Island City</text:p>
          </table:table-cell>
          <table:table-cell office:value-type="float" office:value="40.7502173461053">
            <text:p>40.7502173461</text:p>
          </table:table-cell>
          <table:table-cell office:value-type="float" office:value="-73.9392022391551">
            <text:p>-73.9392022392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string">
            <text:p><text:s/>2753</text:p>
          </table:table-cell>
          <table:table-cell table:style-name="ce9" office:value-type="float" office:value="16108">
            <text:p>16108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Longwood</text:p>
          </table:table-cell>
          <table:table-cell office:value-type="float" office:value="40.8150990454582">
            <text:p>40.8150990455</text:p>
          </table:table-cell>
          <table:table-cell office:value-type="float" office:value="-73.8957882009446">
            <text:p>-73.8957882009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string">
            <text:p><text:s/>4532</text:p>
          </table:table-cell>
          <table:table-cell table:style-name="ce9" office:value-type="float" office:value="40289">
            <text:p>40289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Lower East Side</text:p>
          </table:table-cell>
          <table:table-cell office:value-type="float" office:value="40.7178067489277">
            <text:p>40.7178067489</text:p>
          </table:table-cell>
          <table:table-cell office:value-type="float" office:value="-73.9808903199929">
            <text:p>-73.98089032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<text:s/>7800</text:p>
          </table:table-cell>
          <table:table-cell table:style-name="ce9" office:value-type="float" office:value="49149">
            <text:p>49149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Madison</text:p>
          </table:table-cell>
          <table:table-cell office:value-type="float" office:value="40.6093777011377">
            <text:p>40.6093777011</text:p>
          </table:table-cell>
          <table:table-cell office:value-type="float" office:value="-73.9484151532889">
            <text:p>-73.9484151533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<text:s/>1080</text:p>
          </table:table-cell>
          <table:table-cell table:style-name="ce9" office:value-type="float" office:value="41465">
            <text:p>41465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Malba</text:p>
          </table:table-cell>
          <table:table-cell office:value-type="float" office:value="40.7906015567015">
            <text:p>40.7906015567</text:p>
          </table:table-cell>
          <table:table-cell office:value-type="float" office:value="-73.8266775713864">
            <text:p>-73.8266775714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<text:s/>219</text:p>
          </table:table-cell>
          <table:table-cell office:value-type="float" office:value="18693">
            <text:p>18693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Manhattan Beach</text:p>
          </table:table-cell>
          <table:table-cell office:value-type="float" office:value="40.5779135030866">
            <text:p>40.5779135031</text:p>
          </table:table-cell>
          <table:table-cell office:value-type="float" office:value="-73.9435372289189">
            <text:p>-73.9435372289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<text:s/>348</text:p>
          </table:table-cell>
          <table:table-cell office:value-type="float" office:value="23028">
            <text:p>23028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Manhattan Terrace</text:p>
          </table:table-cell>
          <table:table-cell office:value-type="float" office:value="40.614432513351">
            <text:p>40.6144325134</text:p>
          </table:table-cell>
          <table:table-cell office:value-type="float" office:value="-73.9574384055994">
            <text:p>-73.9574384056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string">
            <text:p><text:s/>1541</text:p>
          </table:table-cell>
          <table:table-cell office:value-type="float" office:value="51973">
            <text:p>51973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Manhattan Valley</text:p>
          </table:table-cell>
          <table:table-cell office:value-type="float" office:value="40.7973070417029">
            <text:p>40.7973070417</text:p>
          </table:table-cell>
          <table:table-cell office:value-type="float" office:value="-73.9642861774066">
            <text:p>-73.9642861774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string">
            <text:p><text:s/>4422</text:p>
          </table:table-cell>
          <table:table-cell office:value-type="float" office:value="25875">
            <text:p>25875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Manhattanville</text:p>
          </table:table-cell>
          <table:table-cell office:value-type="float" office:value="40.8169344294978">
            <text:p>40.8169344295</text:p>
          </table:table-cell>
          <table:table-cell office:value-type="float" office:value="-73.9573853935188">
            <text:p>-73.9573853935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string">
            <text:p><text:s/>4934</text:p>
          </table:table-cell>
          <table:table-cell table:style-name="ce9" office:value-type="float" office:value="22183">
            <text:p>22183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Manor Heights</text:p>
          </table:table-cell>
          <table:table-cell office:value-type="float" office:value="40.6018095763144">
            <text:p>40.6018095763</text:p>
          </table:table-cell>
          <table:table-cell office:value-type="float" office:value="-74.12059399718">
            <text:p>-74.1205939972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<text:s/>375</text:p>
          </table:table-cell>
          <table:table-cell office:value-type="float" office:value="8205">
            <text:p>8205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Mapleton</text:p>
          </table:table-cell>
          <table:table-cell office:value-type="float" office:value="40.619768">
            <text:p>40.619768</text:p>
          </table:table-cell>
          <table:table-cell office:value-type="float" office:value="-73.980701">
            <text:p>-73.980701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<text:s/>1390</text:p>
          </table:table-cell>
          <table:table-cell office:value-type="float" office:value="19568">
            <text:p>19568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Marble Hill</text:p>
          </table:table-cell>
          <table:table-cell office:value-type="float" office:value="40.8765507787996">
            <text:p>40.8765507788</text:p>
          </table:table-cell>
          <table:table-cell office:value-type="float" office:value="-73.9106596586298">
            <text:p>-73.9106596586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string">
            <text:p><text:s/>3070</text:p>
          </table:table-cell>
          <table:table-cell table:style-name="ce9" office:value-type="float" office:value="11403">
            <text:p>11403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Marine Park</text:p>
          </table:table-cell>
          <table:table-cell office:value-type="float" office:value="40.6097477798946">
            <text:p>40.6097477799</text:p>
          </table:table-cell>
          <table:table-cell office:value-type="float" office:value="-73.931344041085">
            <text:p>-73.9313440411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<text:s/>893</text:p>
          </table:table-cell>
          <table:table-cell table:style-name="ce9" office:value-type="float" office:value="15651">
            <text:p>15651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Mariner's Harbor</text:p>
          </table:table-cell>
          <table:table-cell office:value-type="float" office:value="40.6325463904811">
            <text:p>40.6325463905</text:p>
          </table:table-cell>
          <table:table-cell office:value-type="float" office:value="-74.1500853704698">
            <text:p>-74.1500853705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<text:s/>1099</text:p>
          </table:table-cell>
          <table:table-cell table:style-name="ce9" office:value-type="float" office:value="11164">
            <text:p>11164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Maspeth</text:p>
          </table:table-cell>
          <table:table-cell office:value-type="float" office:value="40.7254273740936">
            <text:p>40.7254273741</text:p>
          </table:table-cell>
          <table:table-cell office:value-type="float" office:value="-73.8962171362686">
            <text:p>-73.8962171363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string">
            <text:p><text:s/>842</text:p>
          </table:table-cell>
          <table:table-cell table:style-name="ce9" office:value-type="float" office:value="43257">
            <text:p>43257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Melrose</text:p>
          </table:table-cell>
          <table:table-cell office:value-type="float" office:value="40.8197543705949">
            <text:p>40.8197543706</text:p>
          </table:table-cell>
          <table:table-cell office:value-type="float" office:value="-73.9094216075744">
            <text:p>-73.9094216076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string">
            <text:p><text:s/>8129</text:p>
          </table:table-cell>
          <table:table-cell table:style-name="ce9" office:value-type="float" office:value="42651">
            <text:p>42651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Middle Village</text:p>
          </table:table-cell>
          <table:table-cell office:value-type="float" office:value="40.7164145111582">
            <text:p>40.7164145112</text:p>
          </table:table-cell>
          <table:table-cell office:value-type="float" office:value="-73.881143192006">
            <text:p>-73.881143192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string">
            <text:p><text:s/>619</text:p>
          </table:table-cell>
          <table:table-cell table:style-name="ce9" office:value-type="float" office:value="34474">
            <text:p>34474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Midland Beach</text:p>
          </table:table-cell>
          <table:table-cell office:value-type="float" office:value="40.5735269057428">
            <text:p>40.5735269057</text:p>
          </table:table-cell>
          <table:table-cell office:value-type="float" office:value="-74.0934826630359">
            <text:p>-74.093482663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string">
            <text:p><text:s/>282</text:p>
          </table:table-cell>
          <table:table-cell office:value-type="float" office:value="14541">
            <text:p>14541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Midtown</text:p>
          </table:table-cell>
          <table:table-cell office:value-type="float" office:value="40.7546911027062">
            <text:p>40.7546911027</text:p>
          </table:table-cell>
          <table:table-cell office:value-type="float" office:value="-73.981668827303">
            <text:p>-73.9816688273</text:p>
          </table:table-cell>
          <table:table-cell table:number-columns-repeated="3"/>
          <table:table-cell office:value-type="float" office:value="43">
            <text:p>43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office:value-type="string">
            <text:p><text:s/>12139</text:p>
          </table:table-cell>
          <table:table-cell office:value-type="float" office:value="19568">
            <text:p>19568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Midtown South</text:p>
          </table:table-cell>
          <table:table-cell office:value-type="float" office:value="40.7485096643122">
            <text:p>40.7485096643</text:p>
          </table:table-cell>
          <table:table-cell office:value-type="float" office:value="-73.9887131328525">
            <text:p>-73.9887131329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string">
            <text:p><text:s/>12027</text:p>
          </table:table-cell>
          <table:table-cell table:style-name="ce9" office:value-type="float" office:value="16607">
            <text:p>16607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Midwood</text:p>
          </table:table-cell>
          <table:table-cell office:value-type="float" office:value="40.6255958986984">
            <text:p>40.6255958987</text:p>
          </table:table-cell>
          <table:table-cell office:value-type="float" office:value="-73.9575952348984">
            <text:p>-73.9575952349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string">
            <text:p><text:s/>1340</text:p>
          </table:table-cell>
          <table:table-cell table:style-name="ce9" office:value-type="float" office:value="52891">
            <text:p>52891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Mill Basin</text:p>
          </table:table-cell>
          <table:table-cell office:value-type="float" office:value="40.6159742396234">
            <text:p>40.6159742396</text:p>
          </table:table-cell>
          <table:table-cell office:value-type="float" office:value="-73.915153915504">
            <text:p>-73.9151539155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<text:s/>1077</text:p>
          </table:table-cell>
          <table:table-cell office:value-type="float" office:value="15651">
            <text:p>15651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Mill Island</text:p>
          </table:table-cell>
          <table:table-cell office:value-type="float" office:value="40.6063364216856">
            <text:p>40.6063364217</text:p>
          </table:table-cell>
          <table:table-cell office:value-type="float" office:value="-73.9081857177742">
            <text:p>-73.9081857178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<text:s/>129</text:p>
          </table:table-cell>
          <table:table-cell office:value-type="float" office:value="48356">
            <text:p>48356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Morningside Heights</text:p>
          </table:table-cell>
          <table:table-cell office:value-type="float" office:value="40.8079997381658">
            <text:p>40.8079997382</text:p>
          </table:table-cell>
          <table:table-cell office:value-type="float" office:value="-73.9638962790533">
            <text:p>-73.9638962791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<text:s/>3414</text:p>
          </table:table-cell>
          <table:table-cell table:style-name="ce9" office:value-type="float" office:value="38865">
            <text:p>38865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Morris Heights</text:p>
          </table:table-cell>
          <table:table-cell office:value-type="float" office:value="40.8478979260627">
            <text:p>40.8478979261</text:p>
          </table:table-cell>
          <table:table-cell office:value-type="float" office:value="-73.9196715911957">
            <text:p>-73.9196715912</text:p>
          </table:table-cell>
          <table:table-cell table:number-columns-repeated="3"/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<text:s/>5332</text:p>
          </table:table-cell>
          <table:table-cell office:value-type="float" office:value="27341">
            <text:p>27341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Morris Park</text:p>
          </table:table-cell>
          <table:table-cell office:value-type="float" office:value="40.8475490635363">
            <text:p>40.8475490635</text:p>
          </table:table-cell>
          <table:table-cell office:value-type="float" office:value="-73.8504017803042">
            <text:p>-73.8504017803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<text:s/>1405</text:p>
          </table:table-cell>
          <table:table-cell table:style-name="ce9" office:value-type="float" office:value="25077">
            <text:p>25077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Morrisania</text:p>
          </table:table-cell>
          <table:table-cell office:value-type="float" office:value="40.8235919858553">
            <text:p>40.8235919859</text:p>
          </table:table-cell>
          <table:table-cell office:value-type="float" office:value="-73.9015064894306">
            <text:p>-73.9015064894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string">
            <text:p><text:s/>7406</text:p>
          </table:table-cell>
          <table:table-cell table:style-name="ce9" office:value-type="float" office:value="37607">
            <text:p>37607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Mott Haven</text:p>
          </table:table-cell>
          <table:table-cell office:value-type="float" office:value="40.8062387493518">
            <text:p>40.8062387494</text:p>
          </table:table-cell>
          <table:table-cell office:value-type="float" office:value="-73.9160998748758">
            <text:p>-73.9160998749</text:p>
          </table:table-cell>
          <table:table-cell table:number-columns-repeated="3"/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string">
            <text:p><text:s/>4338</text:p>
          </table:table-cell>
          <table:table-cell office:value-type="float" office:value="28859">
            <text:p>28859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Mount Eden</text:p>
          </table:table-cell>
          <table:table-cell office:value-type="float" office:value="40.8438261767165">
            <text:p>40.8438261767</text:p>
          </table:table-cell>
          <table:table-cell office:value-type="float" office:value="-73.9165555196442">
            <text:p>-73.9165555196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<text:s/>6942</text:p>
          </table:table-cell>
          <table:table-cell table:style-name="ce9" office:value-type="float" office:value="49651">
            <text:p>49651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Mount Hope</text:p>
          </table:table-cell>
          <table:table-cell office:value-type="float" office:value="40.8488416072466">
            <text:p>40.8488416072</text:p>
          </table:table-cell>
          <table:table-cell office:value-type="float" office:value="-73.9082993088199">
            <text:p>-73.9082993088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<text:s/>7340</text:p>
          </table:table-cell>
          <table:table-cell table:style-name="ce9" office:value-type="float" office:value="49099">
            <text:p>49099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Murray Hill</text:p>
          </table:table-cell>
          <table:table-cell office:value-type="float" office:value="40.7483030772522">
            <text:p>40.7483030773</text:p>
          </table:table-cell>
          <table:table-cell office:value-type="float" office:value="-73.9783320792413">
            <text:p>-73.9783320792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string">
            <text:p><text:s/>8577</text:p>
          </table:table-cell>
          <table:table-cell table:style-name="ce9" office:value-type="float" office:value="31760">
            <text:p>31760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Murray Hill</text:p>
          </table:table-cell>
          <table:table-cell office:value-type="float" office:value="40.7641261226141">
            <text:p>40.7641261226</text:p>
          </table:table-cell>
          <table:table-cell office:value-type="float" office:value="-73.8127626913587">
            <text:p>-73.8127626914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string">
            <text:p><text:s/>1061</text:p>
          </table:table-cell>
          <table:table-cell table:style-name="ce9" office:value-type="float" office:value="57387">
            <text:p>57387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Neponsit</text:p>
          </table:table-cell>
          <table:table-cell office:value-type="float" office:value="40.572036730217">
            <text:p>40.5720367302</text:p>
          </table:table-cell>
          <table:table-cell office:value-type="float" office:value="-73.8575467241083">
            <text:p>-73.8575467241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<text:s/>93</text:p>
          </table:table-cell>
          <table:table-cell office:value-type="float" office:value="21202">
            <text:p>21202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New Brighton</text:p>
          </table:table-cell>
          <table:table-cell office:value-type="float" office:value="40.6406145591351">
            <text:p>40.6406145591</text:p>
          </table:table-cell>
          <table:table-cell office:value-type="float" office:value="-74.0870165051662">
            <text:p>-74.0870165052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<text:s/>2052</text:p>
          </table:table-cell>
          <table:table-cell table:style-name="ce9" office:value-type="float" office:value="10274">
            <text:p>10274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New Dorp</text:p>
          </table:table-cell>
          <table:table-cell office:value-type="float" office:value="40.5725723182063">
            <text:p>40.5725723182</text:p>
          </table:table-cell>
          <table:table-cell office:value-type="float" office:value="-74.1164794360638">
            <text:p>-74.1164794361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string">
            <text:p><text:s/>786</text:p>
          </table:table-cell>
          <table:table-cell office:value-type="float" office:value="14541">
            <text:p>14541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New Dorp Beach</text:p>
          </table:table-cell>
          <table:table-cell office:value-type="float" office:value="40.5642554930734">
            <text:p>40.5642554931</text:p>
          </table:table-cell>
          <table:table-cell office:value-type="float" office:value="-74.1043270746912">
            <text:p>-74.1043270747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<text:s/>531</text:p>
          </table:table-cell>
          <table:table-cell office:value-type="float" office:value="14541">
            <text:p>14541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New Lots</text:p>
          </table:table-cell>
          <table:table-cell office:value-type="float" office:value="40.6627442796966">
            <text:p>40.6627442797</text:p>
          </table:table-cell>
          <table:table-cell office:value-type="float" office:value="-73.8851177637929">
            <text:p>-73.8851177638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<text:s/>4182</text:p>
          </table:table-cell>
          <table:table-cell office:value-type="float" office:value="40016">
            <text:p>40016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New Springville</text:p>
          </table:table-cell>
          <table:table-cell office:value-type="float" office:value="40.5942523791617">
            <text:p>40.5942523792</text:p>
          </table:table-cell>
          <table:table-cell office:value-type="float" office:value="-74.1649603132983">
            <text:p>-74.1649603133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string">
            <text:p><text:s/>381</text:p>
          </table:table-cell>
          <table:table-cell office:value-type="float" office:value="10717">
            <text:p>10717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Noho</text:p>
          </table:table-cell>
          <table:table-cell office:value-type="float" office:value="40.7232590188577">
            <text:p>40.7232590189</text:p>
          </table:table-cell>
          <table:table-cell office:value-type="float" office:value="-73.988433680236">
            <text:p>-73.9884336802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string">
            <text:p><text:s/>9915</text:p>
          </table:table-cell>
          <table:table-cell office:value-type="float" office:value="5532">
            <text:p>5532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NoLiTa</text:p>
          </table:table-cell>
          <table:table-cell office:value-type="float" office:value="40.722386">
            <text:p>40.722386</text:p>
          </table:table-cell>
          <table:table-cell office:value-type="float" office:value="-73.995149">
            <text:p>-73.995149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9255</text:p>
          </table:table-cell>
          <table:table-cell office:value-type="float" office:value="4843">
            <text:p>4843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NoMad</text:p>
          </table:table-cell>
          <table:table-cell office:value-type="float" office:value="40.744109">
            <text:p>40.744109</text:p>
          </table:table-cell>
          <table:table-cell office:value-type="float" office:value="-73.986659">
            <text:p>-73.986659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10476</text:p>
          </table:table-cell>
          <table:table-cell office:value-type="float" office:value="20015">
            <text:p>20015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North Corona</text:p>
          </table:table-cell>
          <table:table-cell office:value-type="float" office:value="40.7540709990489">
            <text:p>40.754070999</text:p>
          </table:table-cell>
          <table:table-cell office:value-type="float" office:value="-73.8575179067645">
            <text:p>-73.8575179068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<text:s/>2820</text:p>
          </table:table-cell>
          <table:table-cell table:style-name="ce9" office:value-type="float" office:value="43434">
            <text:p>43434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North Riverdale</text:p>
          </table:table-cell>
          <table:table-cell office:value-type="float" office:value="40.9085428295067">
            <text:p>40.9085428295</text:p>
          </table:table-cell>
          <table:table-cell office:value-type="float" office:value="-73.9045305490893">
            <text:p>-73.9045305491</text:p>
          </table:table-cell>
          <table:table-cell table:number-columns-repeated="3"/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<text:s/>334</text:p>
          </table:table-cell>
          <table:table-cell office:value-type="float" office:value="23963">
            <text:p>23963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North Side</text:p>
          </table:table-cell>
          <table:table-cell office:value-type="float" office:value="40.714822906532">
            <text:p>40.7148229065</text:p>
          </table:table-cell>
          <table:table-cell office:value-type="float" office:value="-73.9588085758758">
            <text:p>-73.9588085759</text:p>
          </table:table-cell>
          <table:table-cell table:number-columns-repeated="3"/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<text:s/>3122</text:p>
          </table:table-cell>
          <table:table-cell office:value-type="float" office:value="61391">
            <text:p>61391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Norwood</text:p>
          </table:table-cell>
          <table:table-cell office:value-type="float" office:value="40.8772241559945">
            <text:p>40.877224156</text:p>
          </table:table-cell>
          <table:table-cell office:value-type="float" office:value="-73.8793907395681">
            <text:p>-73.8793907396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string">
            <text:p><text:s/>3401</text:p>
          </table:table-cell>
          <table:table-cell table:style-name="ce9" office:value-type="float" office:value="43466">
            <text:p>43466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Oakland Gardens</text:p>
          </table:table-cell>
          <table:table-cell office:value-type="float" office:value="40.7456185714185">
            <text:p>40.7456185714</text:p>
          </table:table-cell>
          <table:table-cell office:value-type="float" office:value="-73.7549497623433">
            <text:p>-73.7549497623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string">
            <text:p><text:s/>520</text:p>
          </table:table-cell>
          <table:table-cell table:style-name="ce9" office:value-type="float" office:value="25249">
            <text:p>25249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Oakwood</text:p>
          </table:table-cell>
          <table:table-cell office:value-type="float" office:value="40.5584622432888">
            <text:p>40.5584622433</text:p>
          </table:table-cell>
          <table:table-cell office:value-type="float" office:value="-74.121565937719">
            <text:p>-74.1215659377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<text:s/>327</text:p>
          </table:table-cell>
          <table:table-cell office:value-type="float" office:value="11194">
            <text:p>11194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Ocean Hill</text:p>
          </table:table-cell>
          <table:table-cell office:value-type="float" office:value="40.6784025547954">
            <text:p>40.6784025548</text:p>
          </table:table-cell>
          <table:table-cell office:value-type="float" office:value="-73.913068317874">
            <text:p>-73.9130683179</text:p>
          </table:table-cell>
          <table:table-cell table:number-columns-repeated="3"/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string">
            <text:p><text:s/>4995</text:p>
          </table:table-cell>
          <table:table-cell table:style-name="ce9" office:value-type="float" office:value="32625">
            <text:p>32625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Ocean Parkway</text:p>
          </table:table-cell>
          <table:table-cell office:value-type="float" office:value="40.6130597666794">
            <text:p>40.6130597667</text:p>
          </table:table-cell>
          <table:table-cell office:value-type="float" office:value="-73.9683667803554">
            <text:p>-73.9683667804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<text:s/>1347</text:p>
          </table:table-cell>
          <table:table-cell office:value-type="float" office:value="44840">
            <text:p>44840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Old Town</text:p>
          </table:table-cell>
          <table:table-cell office:value-type="float" office:value="40.5963289137951">
            <text:p>40.5963289138</text:p>
          </table:table-cell>
          <table:table-cell office:value-type="float" office:value="-74.0875111800558">
            <text:p>-74.0875111801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<text:s/>657</text:p>
          </table:table-cell>
          <table:table-cell office:value-type="float" office:value="8589">
            <text:p>8589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Olinville</text:p>
          </table:table-cell>
          <table:table-cell office:value-type="float" office:value="40.8713707819237">
            <text:p>40.8713707819</text:p>
          </table:table-cell>
          <table:table-cell office:value-type="float" office:value="-73.8633236165278">
            <text:p>-73.8633236165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string">
            <text:p><text:s/>3329</text:p>
          </table:table-cell>
          <table:table-cell office:value-type="float" office:value="30673">
            <text:p>30673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Ozone Park</text:p>
          </table:table-cell>
          <table:table-cell office:value-type="float" office:value="40.6807084682654">
            <text:p>40.6807084683</text:p>
          </table:table-cell>
          <table:table-cell office:value-type="float" office:value="-73.8432026617345">
            <text:p>-73.8432026617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string">
            <text:p><text:s/>1960</text:p>
          </table:table-cell>
          <table:table-cell table:style-name="ce9" office:value-type="float" office:value="23518">
            <text:p>23518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Paerdegat Basin</text:p>
          </table:table-cell>
          <table:table-cell office:value-type="float" office:value="40.6313175503967">
            <text:p>40.6313175504</text:p>
          </table:table-cell>
          <table:table-cell office:value-type="float" office:value="-73.9023347429584">
            <text:p>-73.902334743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<text:s/>1092</text:p>
          </table:table-cell>
          <table:table-cell office:value-type="float" office:value="22191">
            <text:p>22191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Park Hill</text:p>
          </table:table-cell>
          <table:table-cell office:value-type="float" office:value="40.6091904443456">
            <text:p>40.6091904443</text:p>
          </table:table-cell>
          <table:table-cell office:value-type="float" office:value="-74.080157349363">
            <text:p>-74.0801573494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<text:s/>1173</text:p>
          </table:table-cell>
          <table:table-cell office:value-type="float" office:value="8503">
            <text:p>8503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Park Slope</text:p>
          </table:table-cell>
          <table:table-cell office:value-type="float" office:value="40.672320522682">
            <text:p>40.6723205227</text:p>
          </table:table-cell>
          <table:table-cell office:value-type="float" office:value="-73.9770503018392">
            <text:p>-73.9770503018</text:p>
          </table:table-cell>
          <table:table-cell table:number-columns-repeated="3"/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string">
            <text:p><text:s/>1956</text:p>
          </table:table-cell>
          <table:table-cell table:style-name="ce9" office:value-type="float" office:value="57405">
            <text:p>57405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Park/Fifth Ave. to 79th St.</text:p>
          </table:table-cell>
          <table:table-cell office:value-type="float" office:value="40.773673">
            <text:p>40.773673</text:p>
          </table:table-cell>
          <table:table-cell office:value-type="float" office:value="-73.955823">
            <text:p>-73.955823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<text:s/>4340</text:p>
          </table:table-cell>
          <table:table-cell office:value-type="float" office:value="8239">
            <text:p>8239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Parkchester</text:p>
          </table:table-cell>
          <table:table-cell office:value-type="float" office:value="40.8379378222673">
            <text:p>40.8379378223</text:p>
          </table:table-cell>
          <table:table-cell office:value-type="float" office:value="-73.8560031053578">
            <text:p>-73.8560031054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8">
            <text:p>18</text:p>
          </table:table-cell>
          <table:table-cell office:value-type="string">
            <text:p><text:s/>3166</text:p>
          </table:table-cell>
          <table:table-cell office:value-type="float" office:value="33602">
            <text:p>33602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Pelham Bay</text:p>
          </table:table-cell>
          <table:table-cell office:value-type="float" office:value="40.8506414094034">
            <text:p>40.8506414094</text:p>
          </table:table-cell>
          <table:table-cell office:value-type="float" office:value="-73.8320737824047">
            <text:p>-73.8320737824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<text:s/>922</text:p>
          </table:table-cell>
          <table:table-cell office:value-type="float" office:value="9820">
            <text:p>9820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Pelham Gardens</text:p>
          </table:table-cell>
          <table:table-cell office:value-type="float" office:value="40.86296562478">
            <text:p>40.8629656248</text:p>
          </table:table-cell>
          <table:table-cell office:value-type="float" office:value="-73.8416119483122">
            <text:p>-73.8416119483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<text:s/>1314</text:p>
          </table:table-cell>
          <table:table-cell table:style-name="ce9" office:value-type="float" office:value="29402">
            <text:p>29402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Pelham Parkway</text:p>
          </table:table-cell>
          <table:table-cell office:value-type="float" office:value="40.8574134980887">
            <text:p>40.8574134981</text:p>
          </table:table-cell>
          <table:table-cell office:value-type="float" office:value="-73.85475564018">
            <text:p>-73.8547556402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string">
            <text:p><text:s/>1642</text:p>
          </table:table-cell>
          <table:table-cell table:style-name="ce9" office:value-type="float" office:value="32425">
            <text:p>32425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Pleasant Plains</text:p>
          </table:table-cell>
          <table:table-cell office:value-type="float" office:value="40.5246993761181">
            <text:p>40.5246993761</text:p>
          </table:table-cell>
          <table:table-cell office:value-type="float" office:value="-74.2198310661678">
            <text:p>-74.2198310662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string">
            <text:p><text:s/>133</text:p>
          </table:table-cell>
          <table:table-cell office:value-type="float" office:value="6704">
            <text:p>670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Pomonok</text:p>
          </table:table-cell>
          <table:table-cell office:value-type="float" office:value="40.7349361807548">
            <text:p>40.7349361808</text:p>
          </table:table-cell>
          <table:table-cell office:value-type="float" office:value="-73.8048612004054">
            <text:p>-73.8048612004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<text:s/>1396</text:p>
          </table:table-cell>
          <table:table-cell table:style-name="ce9" office:value-type="float" office:value="17834">
            <text:p>17834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Port Ivory</text:p>
          </table:table-cell>
          <table:table-cell office:value-type="float" office:value="40.6396829784554">
            <text:p>40.6396829785</text:p>
          </table:table-cell>
          <table:table-cell office:value-type="float" office:value="-74.1746453299354">
            <text:p>-74.1746453299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<text:s/>355</text:p>
          </table:table-cell>
          <table:table-cell office:value-type="float" office:value="3918">
            <text:p>3918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Port Morris</text:p>
          </table:table-cell>
          <table:table-cell office:value-type="float" office:value="40.8016636277562">
            <text:p>40.8016636278</text:p>
          </table:table-cell>
          <table:table-cell office:value-type="float" office:value="-73.9132213938614">
            <text:p>-73.9132213939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<text:s/>1791</text:p>
          </table:table-cell>
          <table:table-cell office:value-type="float" office:value="28859">
            <text:p>28859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Port Richmond</text:p>
          </table:table-cell>
          <table:table-cell office:value-type="float" office:value="40.6336693055436">
            <text:p>40.6336693055</text:p>
          </table:table-cell>
          <table:table-cell office:value-type="float" office:value="-74.1294342679701">
            <text:p>-74.129434268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string">
            <text:p><text:s/>1411</text:p>
          </table:table-cell>
          <table:table-cell table:style-name="ce9" office:value-type="float" office:value="22609">
            <text:p>22609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Prince's Bay</text:p>
          </table:table-cell>
          <table:table-cell office:value-type="float" office:value="40.5262640673481">
            <text:p>40.5262640673</text:p>
          </table:table-cell>
          <table:table-cell office:value-type="float" office:value="-74.2015255645766">
            <text:p>-74.2015255646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<text:s/>138</text:p>
          </table:table-cell>
          <table:table-cell office:value-type="float" office:value="10133">
            <text:p>10133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Prospect Heights</text:p>
          </table:table-cell>
          <table:table-cell office:value-type="float" office:value="40.6768222622547">
            <text:p>40.6768222623</text:p>
          </table:table-cell>
          <table:table-cell office:value-type="float" office:value="-73.9648592426269">
            <text:p>-73.9648592426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string">
            <text:p><text:s/>2625</text:p>
          </table:table-cell>
          <table:table-cell table:style-name="ce9" office:value-type="float" office:value="23515">
            <text:p>23515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Prospect Lefferts Gardens</text:p>
          </table:table-cell>
          <table:table-cell office:value-type="float" office:value="40.6584200174698">
            <text:p>40.6584200175</text:p>
          </table:table-cell>
          <table:table-cell office:value-type="float" office:value="-73.9548986707771">
            <text:p>-73.9548986708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string">
            <text:p><text:s/>4351</text:p>
          </table:table-cell>
          <table:table-cell table:style-name="ce9" office:value-type="float" office:value="24756">
            <text:p>24756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Prospect Park South</text:p>
          </table:table-cell>
          <table:table-cell office:value-type="float" office:value="40.6470086031852">
            <text:p>40.6470086032</text:p>
          </table:table-cell>
          <table:table-cell office:value-type="float" office:value="-73.9626131671605">
            <text:p>-73.9626131672</text:p>
          </table:table-cell>
          <table:table-cell table:number-columns-repeated="3"/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string">
            <text:p><text:s/>3886</text:p>
          </table:table-cell>
          <table:table-cell office:value-type="float" office:value="15">
            <text:p>15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Queens Village</text:p>
          </table:table-cell>
          <table:table-cell office:value-type="float" office:value="40.7188930921674">
            <text:p>40.7188930922</text:p>
          </table:table-cell>
          <table:table-cell office:value-type="float" office:value="-73.7387148457843">
            <text:p>-73.7387148458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string">
            <text:p><text:s/>1235</text:p>
          </table:table-cell>
          <table:table-cell table:style-name="ce9" office:value-type="float" office:value="54345">
            <text:p>54345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Queensboro Hill</text:p>
          </table:table-cell>
          <table:table-cell office:value-type="float" office:value="40.7445723092867">
            <text:p>40.7445723093</text:p>
          </table:table-cell>
          <table:table-cell office:value-type="float" office:value="-73.8258091511056">
            <text:p>-73.8258091511</text:p>
          </table:table-cell>
          <table:table-cell table:number-columns-repeated="3"/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string">
            <text:p><text:s/>815</text:p>
          </table:table-cell>
          <table:table-cell table:style-name="ce9" office:value-type="float" office:value="23638">
            <text:p>23638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Queensbridge</text:p>
          </table:table-cell>
          <table:table-cell office:value-type="float" office:value="40.7560912970947">
            <text:p>40.7560912971</text:p>
          </table:table-cell>
          <table:table-cell office:value-type="float" office:value="-73.9456307033409">
            <text:p>-73.9456307033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<text:s/>2414</text:p>
          </table:table-cell>
          <table:table-cell table:style-name="ce9" office:value-type="float" office:value="16477">
            <text:p>16477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Randall Manor</text:p>
          </table:table-cell>
          <table:table-cell office:value-type="float" office:value="40.6356300068115">
            <text:p>40.6356300068</text:p>
          </table:table-cell>
          <table:table-cell office:value-type="float" office:value="-74.0980506237389">
            <text:p>-74.0980506237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<text:s/>582</text:p>
          </table:table-cell>
          <table:table-cell office:value-type="float" office:value="10239">
            <text:p>10239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Ravenswood</text:p>
          </table:table-cell>
          <table:table-cell office:value-type="float" office:value="40.7617045260542">
            <text:p>40.7617045261</text:p>
          </table:table-cell>
          <table:table-cell office:value-type="float" office:value="-73.9315750607288">
            <text:p>-73.9315750607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office:value-type="string">
            <text:p><text:s/>2921</text:p>
          </table:table-cell>
          <table:table-cell office:value-type="float" office:value="16477">
            <text:p>16477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Red Hook</text:p>
          </table:table-cell>
          <table:table-cell office:value-type="float" office:value="40.6762532302509">
            <text:p>40.6762532303</text:p>
          </table:table-cell>
          <table:table-cell office:value-type="float" office:value="-74.0127589747356">
            <text:p>-74.0127589747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string">
            <text:p><text:s/>865</text:p>
          </table:table-cell>
          <table:table-cell office:value-type="float" office:value="14791">
            <text:p>14791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Rego Park</text:p>
          </table:table-cell>
          <table:table-cell office:value-type="float" office:value="40.7289740948074">
            <text:p>40.7289740948</text:p>
          </table:table-cell>
          <table:table-cell office:value-type="float" office:value="-73.8578268690537">
            <text:p>-73.8578268691</text:p>
          </table:table-cell>
          <table:table-cell table:number-columns-repeated="3"/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string">
            <text:p><text:s/>2145</text:p>
          </table:table-cell>
          <table:table-cell table:style-name="ce9" office:value-type="float" office:value="30741">
            <text:p>30741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Remsen Village</text:p>
          </table:table-cell>
          <table:table-cell office:value-type="float" office:value="40.6521174517935">
            <text:p>40.6521174518</text:p>
          </table:table-cell>
          <table:table-cell office:value-type="float" office:value="-73.9166533197805">
            <text:p>-73.9166533198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string">
            <text:p><text:s/>2877</text:p>
          </table:table-cell>
          <table:table-cell office:value-type="float" office:value="19557">
            <text:p>19557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Richmond Hill</text:p>
          </table:table-cell>
          <table:table-cell office:value-type="float" office:value="40.6979473147176">
            <text:p>40.6979473147</text:p>
          </table:table-cell>
          <table:table-cell office:value-type="float" office:value="-73.8318332144689">
            <text:p>-73.8318332145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<text:s/>1864</text:p>
          </table:table-cell>
          <table:table-cell table:style-name="ce9" office:value-type="float" office:value="34100">
            <text:p>34100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Richmond Town</text:p>
          </table:table-cell>
          <table:table-cell office:value-type="float" office:value="40.569605942755">
            <text:p>40.5696059428</text:p>
          </table:table-cell>
          <table:table-cell office:value-type="float" office:value="-74.1340572986257">
            <text:p>-74.1340572986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<text:s/>239</text:p>
          </table:table-cell>
          <table:table-cell office:value-type="float" office:value="11194">
            <text:p>11194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Richmond Valley</text:p>
          </table:table-cell>
          <table:table-cell office:value-type="float" office:value="40.5195414574891">
            <text:p>40.5195414575</text:p>
          </table:table-cell>
          <table:table-cell office:value-type="float" office:value="-74.2295708062694">
            <text:p>-74.2295708063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<text:s/>116</text:p>
          </table:table-cell>
          <table:table-cell office:value-type="float" office:value="34058">
            <text:p>34058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Ridgewood</text:p>
          </table:table-cell>
          <table:table-cell office:value-type="float" office:value="40.7083231561386">
            <text:p>40.7083231561</text:p>
          </table:table-cell>
          <table:table-cell office:value-type="float" office:value="-73.9014351755959">
            <text:p>-73.9014351756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string">
            <text:p><text:s/>2254</text:p>
          </table:table-cell>
          <table:table-cell table:style-name="ce9" office:value-type="float" office:value="66402">
            <text:p>66402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Riverdale</text:p>
          </table:table-cell>
          <table:table-cell office:value-type="float" office:value="40.8908344938913">
            <text:p>40.8908344939</text:p>
          </table:table-cell>
          <table:table-cell office:value-type="float" office:value="-73.9125854610857">
            <text:p>-73.9125854611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string">
            <text:p><text:s/>574</text:p>
          </table:table-cell>
          <table:table-cell table:style-name="ce9" office:value-type="float" office:value="47927">
            <text:p>47927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Riverside Dr./West End Ave.</text:p>
          </table:table-cell>
          <table:table-cell office:value-type="float" office:value="40.836572">
            <text:p>40.836572</text:p>
          </table:table-cell>
          <table:table-cell office:value-type="float" office:value="-73.948488">
            <text:p>-73.948488</text:p>
          </table:table-cell>
          <table:table-cell table:number-columns-repeated="3"/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string">
            <text:p><text:s/>3511</text:p>
          </table:table-cell>
          <table:table-cell office:value-type="float" office:value="472">
            <text:p>472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Rochdale</text:p>
          </table:table-cell>
          <table:table-cell office:value-type="float" office:value="40.6752113959173">
            <text:p>40.6752113959</text:p>
          </table:table-cell>
          <table:table-cell office:value-type="float" office:value="-73.7725878762091">
            <text:p>-73.7725878762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<text:s/>2179</text:p>
          </table:table-cell>
          <table:table-cell office:value-type="float" office:value="16441">
            <text:p>16441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Rockaway Beach</text:p>
          </table:table-cell>
          <table:table-cell office:value-type="float" office:value="40.5828016968456">
            <text:p>40.5828016968</text:p>
          </table:table-cell>
          <table:table-cell office:value-type="float" office:value="-73.8223612108875">
            <text:p>-73.8223612109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<text:s/>722</text:p>
          </table:table-cell>
          <table:table-cell table:style-name="ce9" office:value-type="float" office:value="13789">
            <text:p>13789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Rockaway Park</text:p>
          </table:table-cell>
          <table:table-cell office:value-type="float" office:value="40.5803429564613">
            <text:p>40.5803429565</text:p>
          </table:table-cell>
          <table:table-cell office:value-type="float" office:value="-73.8415337022619">
            <text:p>-73.8415337023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string">
            <text:p><text:s/>392</text:p>
          </table:table-cell>
          <table:table-cell table:style-name="ce9" office:value-type="float" office:value="6033">
            <text:p>6033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Roosevelt Island</text:p>
          </table:table-cell>
          <table:table-cell office:value-type="float" office:value="40.7621596057628">
            <text:p>40.7621596058</text:p>
          </table:table-cell>
          <table:table-cell office:value-type="float" office:value="-73.9491676922795">
            <text:p>-73.9491676923</text:p>
          </table:table-cell>
          <table:table-cell table:number-columns-repeated="3"/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string">
            <text:p><text:s/>2038</text:p>
          </table:table-cell>
          <table:table-cell office:value-type="float" office:value="28509">
            <text:p>28509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Rosebank</text:p>
          </table:table-cell>
          <table:table-cell office:value-type="float" office:value="40.6153049465276">
            <text:p>40.6153049465</text:p>
          </table:table-cell>
          <table:table-cell office:value-type="float" office:value="-74.0698052671614">
            <text:p>-74.0698052672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string">
            <text:p><text:s/>570</text:p>
          </table:table-cell>
          <table:table-cell office:value-type="float" office:value="8503">
            <text:p>8503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Rosedale</text:p>
          </table:table-cell>
          <table:table-cell office:value-type="float" office:value="40.6598164334281">
            <text:p>40.6598164334</text:p>
          </table:table-cell>
          <table:table-cell office:value-type="float" office:value="-73.7352607942828">
            <text:p>-73.7352607943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string">
            <text:p><text:s/>738</text:p>
          </table:table-cell>
          <table:table-cell table:style-name="ce9" office:value-type="float" office:value="27101">
            <text:p>27101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Rossville</text:p>
          </table:table-cell>
          <table:table-cell office:value-type="float" office:value="40.5494040065007">
            <text:p>40.5494040065</text:p>
          </table:table-cell>
          <table:table-cell office:value-type="float" office:value="-74.2157285111395">
            <text:p>-74.215728511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<text:s/>214</text:p>
          </table:table-cell>
          <table:table-cell office:value-type="float" office:value="15341">
            <text:p>15341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Roxbury</text:p>
          </table:table-cell>
          <table:table-cell office:value-type="float" office:value="40.5673758895703">
            <text:p>40.5673758896</text:p>
          </table:table-cell>
          <table:table-cell office:value-type="float" office:value="-73.8921376023282">
            <text:p>-73.8921376023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<text:s/>12</text:p>
          </table:table-cell>
          <table:table-cell office:value-type="float" office:value="2247">
            <text:p>2247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Rugby</text:p>
          </table:table-cell>
          <table:table-cell office:value-type="float" office:value="40.6555723132808">
            <text:p>40.6555723133</text:p>
          </table:table-cell>
          <table:table-cell office:value-type="float" office:value="-73.9268821261696">
            <text:p>-73.9268821262</text:p>
          </table:table-cell>
          <table:table-cell table:number-columns-repeated="3"/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<text:s/>3630</text:p>
          </table:table-cell>
          <table:table-cell office:value-type="float" office:value="21381">
            <text:p>21381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andy Ground</text:p>
          </table:table-cell>
          <table:table-cell office:value-type="float" office:value="40.5411399220918">
            <text:p>40.5411399221</text:p>
          </table:table-cell>
          <table:table-cell office:value-type="float" office:value="-74.2177663606857">
            <text:p>-74.2177663607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string">
            <text:p><text:s/>273</text:p>
          </table:table-cell>
          <table:table-cell office:value-type="float" office:value="782">
            <text:p>782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Schuylerville</text:p>
          </table:table-cell>
          <table:table-cell office:value-type="float" office:value="40.8265795168692">
            <text:p>40.8265795169</text:p>
          </table:table-cell>
          <table:table-cell office:value-type="float" office:value="-73.8262027599407">
            <text:p>-73.8262027599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string">
            <text:p><text:s/>1512</text:p>
          </table:table-cell>
          <table:table-cell office:value-type="float" office:value="24085">
            <text:p>24085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Sea Gate</text:p>
          </table:table-cell>
          <table:table-cell office:value-type="float" office:value="40.5763753789022">
            <text:p>40.5763753789</text:p>
          </table:table-cell>
          <table:table-cell office:value-type="float" office:value="-74.0078731120024">
            <text:p>-74.007873112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<text:s/>917</text:p>
          </table:table-cell>
          <table:table-cell office:value-type="float" office:value="24758">
            <text:p>24758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Sheepshead Bay</text:p>
          </table:table-cell>
          <table:table-cell office:value-type="float" office:value="40.5868901267838">
            <text:p>40.5868901268</text:p>
          </table:table-cell>
          <table:table-cell office:value-type="float" office:value="-73.9431864048298">
            <text:p>-73.9431864048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string">
            <text:p><text:s/>1144</text:p>
          </table:table-cell>
          <table:table-cell office:value-type="float" office:value="23028">
            <text:p>23028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hore Acres</text:p>
          </table:table-cell>
          <table:table-cell office:value-type="float" office:value="40.6097193407928">
            <text:p>40.6097193408</text:p>
          </table:table-cell>
          <table:table-cell office:value-type="float" office:value="-74.0666776606177">
            <text:p>-74.0666776606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<text:s/>458</text:p>
          </table:table-cell>
          <table:table-cell office:value-type="float" office:value="8503">
            <text:p>8503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ilver Lake</text:p>
          </table:table-cell>
          <table:table-cell office:value-type="float" office:value="40.6191931079268">
            <text:p>40.6191931079</text:p>
          </table:table-cell>
          <table:table-cell office:value-type="float" office:value="-74.0962902923546">
            <text:p>-74.0962902924</text:p>
          </table:table-cell>
          <table:table-cell table:number-columns-repeated="3"/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<text:s/>305</text:p>
          </table:table-cell>
          <table:table-cell office:value-type="float" office:value="12337">
            <text:p>12337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Soho</text:p>
          </table:table-cell>
          <table:table-cell office:value-type="float" office:value="40.7221838413179">
            <text:p>40.7221838413</text:p>
          </table:table-cell>
          <table:table-cell office:value-type="float" office:value="-74.0006566695976">
            <text:p>-74.0006566696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6777</text:p>
          </table:table-cell>
          <table:table-cell office:value-type="float" office:value="7762">
            <text:p>7762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Somerville</text:p>
          </table:table-cell>
          <table:table-cell office:value-type="float" office:value="40.5977106156577">
            <text:p>40.5977106157</text:p>
          </table:table-cell>
          <table:table-cell office:value-type="float" office:value="-73.7966475084405">
            <text:p>-73.7966475084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string">
            <text:p><text:s/>858</text:p>
          </table:table-cell>
          <table:table-cell office:value-type="float" office:value="13113">
            <text:p>13113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Soundview</text:p>
          </table:table-cell>
          <table:table-cell office:value-type="float" office:value="40.821012197914">
            <text:p>40.8210121979</text:p>
          </table:table-cell>
          <table:table-cell office:value-type="float" office:value="-73.8657460955492">
            <text:p>-73.8657460955</text:p>
          </table:table-cell>
          <table:table-cell table:number-columns-repeated="3"/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<text:s/>3227</text:p>
          </table:table-cell>
          <table:table-cell table:style-name="ce9" office:value-type="float" office:value="92990">
            <text:p>92990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outh Beach</text:p>
          </table:table-cell>
          <table:table-cell office:value-type="float" office:value="40.5802474135096">
            <text:p>40.5802474135</text:p>
          </table:table-cell>
          <table:table-cell office:value-type="float" office:value="-74.0795529253982">
            <text:p>-74.0795529254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<text:s/>86</text:p>
          </table:table-cell>
          <table:table-cell office:value-type="float" office:value="9064">
            <text:p>9064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South Jamaica</text:p>
          </table:table-cell>
          <table:table-cell office:value-type="float" office:value="40.6969112537899">
            <text:p>40.6969112538</text:p>
          </table:table-cell>
          <table:table-cell office:value-type="float" office:value="-73.7904261313554">
            <text:p>-73.7904261314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<text:s/>2039</text:p>
          </table:table-cell>
          <table:table-cell table:style-name="ce9" office:value-type="float" office:value="44401">
            <text:p>44401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South Ozone Park</text:p>
          </table:table-cell>
          <table:table-cell office:value-type="float" office:value="40.668549577672">
            <text:p>40.6685495777</text:p>
          </table:table-cell>
          <table:table-cell office:value-type="float" office:value="-73.8098647864904">
            <text:p>-73.8098647865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<text:s/>988</text:p>
          </table:table-cell>
          <table:table-cell table:style-name="ce9" office:value-type="float" office:value="79540">
            <text:p>79540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South Side</text:p>
          </table:table-cell>
          <table:table-cell office:value-type="float" office:value="40.7108614726506">
            <text:p>40.7108614727</text:p>
          </table:table-cell>
          <table:table-cell office:value-type="float" office:value="-73.9580009515333">
            <text:p>-73.9580009515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3423</text:p>
          </table:table-cell>
          <table:table-cell office:value-type="float" office:value="64728">
            <text:p>64728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South Slope - Greenwood Heights</text:p>
          </table:table-cell>
          <table:table-cell office:value-type="float" office:value="40.660932">
            <text:p>40.660932</text:p>
          </table:table-cell>
          <table:table-cell office:value-type="float" office:value="-73.987796">
            <text:p>-73.987796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<text:s/>1505</text:p>
          </table:table-cell>
          <table:table-cell office:value-type="float" office:value="11811">
            <text:p>11811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Springfield Gardens</text:p>
          </table:table-cell>
          <table:table-cell office:value-type="float" office:value="40.6662304903686">
            <text:p>40.6662304904</text:p>
          </table:table-cell>
          <table:table-cell office:value-type="float" office:value="-73.7604209268229">
            <text:p>-73.7604209268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<text:s/>1048</text:p>
          </table:table-cell>
          <table:table-cell office:value-type="float" office:value="39545">
            <text:p>39545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Spuyten Duyvil</text:p>
          </table:table-cell>
          <table:table-cell office:value-type="float" office:value="40.8813949772709">
            <text:p>40.8813949773</text:p>
          </table:table-cell>
          <table:table-cell office:value-type="float" office:value="-73.9171904821039">
            <text:p>-73.9171904821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<text:s/>1100</text:p>
          </table:table-cell>
          <table:table-cell office:value-type="float" office:value="23963">
            <text:p>23963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St. Albans</text:p>
          </table:table-cell>
          <table:table-cell office:value-type="float" office:value="40.6944453852236">
            <text:p>40.6944453852</text:p>
          </table:table-cell>
          <table:table-cell office:value-type="float" office:value="-73.7586760372772">
            <text:p>-73.7586760373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<text:s/>987</text:p>
          </table:table-cell>
          <table:table-cell table:style-name="ce9" office:value-type="float" office:value="51816">
            <text:p>51816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t. George</text:p>
          </table:table-cell>
          <table:table-cell office:value-type="float" office:value="40.6449815710044">
            <text:p>40.644981571</text:p>
          </table:table-cell>
          <table:table-cell office:value-type="float" office:value="-74.079353125128">
            <text:p>-74.0793531251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string">
            <text:p><text:s/>1670</text:p>
          </table:table-cell>
          <table:table-cell table:style-name="ce9" office:value-type="float" office:value="10274">
            <text:p>10274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tapleton</text:p>
          </table:table-cell>
          <table:table-cell office:value-type="float" office:value="40.6269276253818">
            <text:p>40.6269276254</text:p>
          </table:table-cell>
          <table:table-cell office:value-type="float" office:value="-74.0779019266007">
            <text:p>-74.0779019266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string">
            <text:p><text:s/>1275</text:p>
          </table:table-cell>
          <table:table-cell office:value-type="float" office:value="6342">
            <text:p>6342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Starrett City</text:p>
          </table:table-cell>
          <table:table-cell office:value-type="float" office:value="40.6475890523087">
            <text:p>40.6475890523</text:p>
          </table:table-cell>
          <table:table-cell office:value-type="float" office:value="-73.8793697004588">
            <text:p>-73.8793697005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string">
            <text:p><text:s/>1091</text:p>
          </table:table-cell>
          <table:table-cell office:value-type="float" office:value="17038">
            <text:p>17038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Steinway</text:p>
          </table:table-cell>
          <table:table-cell office:value-type="float" office:value="40.7759230156429">
            <text:p>40.7759230156</text:p>
          </table:table-cell>
          <table:table-cell office:value-type="float" office:value="-73.9022896039167">
            <text:p>-73.9022896039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<text:s/>1054</text:p>
          </table:table-cell>
          <table:table-cell office:value-type="float" office:value="25112">
            <text:p>25112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Stuyvesant Town</text:p>
          </table:table-cell>
          <table:table-cell office:value-type="float" office:value="40.7309995547706">
            <text:p>40.7309995548</text:p>
          </table:table-cell>
          <table:table-cell office:value-type="float" office:value="-73.974051704692">
            <text:p>-73.9740517047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<text:s/>3169</text:p>
          </table:table-cell>
          <table:table-cell table:style-name="ce9" office:value-type="float" office:value="22512">
            <text:p>22512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Sunnyside</text:p>
          </table:table-cell>
          <table:table-cell office:value-type="float" office:value="40.7401762835192">
            <text:p>40.7401762835</text:p>
          </table:table-cell>
          <table:table-cell office:value-type="float" office:value="-73.9269161756158">
            <text:p>-73.9269161756</text:p>
          </table:table-cell>
          <table:table-cell table:number-columns-repeated="3"/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string">
            <text:p><text:s/>1614</text:p>
          </table:table-cell>
          <table:table-cell table:style-name="ce9" office:value-type="float" office:value="52278">
            <text:p>52278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unnyside</text:p>
          </table:table-cell>
          <table:table-cell office:value-type="float" office:value="40.6127601575649">
            <text:p>40.6127601576</text:p>
          </table:table-cell>
          <table:table-cell office:value-type="float" office:value="-74.0971255217853">
            <text:p>-74.0971255218</text:p>
          </table:table-cell>
          <table:table-cell table:number-columns-repeated="3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<text:s/>386</text:p>
          </table:table-cell>
          <table:table-cell office:value-type="float" office:value="38280">
            <text:p>38280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Sunnyside Gardens</text:p>
          </table:table-cell>
          <table:table-cell office:value-type="float" office:value="40.7456518060808">
            <text:p>40.7456518061</text:p>
          </table:table-cell>
          <table:table-cell office:value-type="float" office:value="-73.9181928643168">
            <text:p>-73.9181928643</text:p>
          </table:table-cell>
          <table:table-cell table:number-columns-repeated="3"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<text:s/>2001</text:p>
          </table:table-cell>
          <table:table-cell office:value-type="float" office:value="7031">
            <text:p>7031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Sunset Park</text:p>
          </table:table-cell>
          <table:table-cell office:value-type="float" office:value="40.6451029492543">
            <text:p>40.6451029493</text:p>
          </table:table-cell>
          <table:table-cell office:value-type="float" office:value="-74.0103161852778">
            <text:p>-74.0103161853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string">
            <text:p><text:s/>3300</text:p>
          </table:table-cell>
          <table:table-cell office:value-type="float" office:value="79113">
            <text:p>79113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Sutton Place</text:p>
          </table:table-cell>
          <table:table-cell office:value-type="float" office:value="40.7602803313137">
            <text:p>40.7602803313</text:p>
          </table:table-cell>
          <table:table-cell office:value-type="float" office:value="-73.963556140943">
            <text:p>-73.9635561409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string">
            <text:p><text:s/>4390</text:p>
          </table:table-cell>
          <table:table-cell office:value-type="float" office:value="31130">
            <text:p>31130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Theater District</text:p>
          </table:table-cell>
          <table:table-cell office:value-type="float" office:value="40.759043">
            <text:p>40.759043</text:p>
          </table:table-cell>
          <table:table-cell office:value-type="float" office:value="-73.984464">
            <text:p>-73.984464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<text:s/>10759</text:p>
          </table:table-cell>
          <table:table-cell office:value-type="float" office:value="17497">
            <text:p>17497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Throgs Neck</text:p>
          </table:table-cell>
          <table:table-cell office:value-type="float" office:value="40.8151092580401">
            <text:p>40.815109258</text:p>
          </table:table-cell>
          <table:table-cell office:value-type="float" office:value="-73.8163500215844">
            <text:p>-73.8163500216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<text:s/>571</text:p>
          </table:table-cell>
          <table:table-cell office:value-type="float" office:value="24085">
            <text:p>24085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Todt Hill</text:p>
          </table:table-cell>
          <table:table-cell office:value-type="float" office:value="40.5970685181467">
            <text:p>40.5970685181</text:p>
          </table:table-cell>
          <table:table-cell office:value-type="float" office:value="-74.1113288180088">
            <text:p>-74.111328818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80</text:p>
          </table:table-cell>
          <table:table-cell office:value-type="float" office:value="8205">
            <text:p>8205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Tompkinsville</text:p>
          </table:table-cell>
          <table:table-cell office:value-type="float" office:value="40.6373160671103">
            <text:p>40.6373160671</text:p>
          </table:table-cell>
          <table:table-cell office:value-type="float" office:value="-74.0805535179012">
            <text:p>-74.0805535179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<text:s/>1915</text:p>
          </table:table-cell>
          <table:table-cell office:value-type="float" office:value="6342">
            <text:p>6342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Tottenville</text:p>
          </table:table-cell>
          <table:table-cell office:value-type="float" office:value="40.5053337611564">
            <text:p>40.5053337612</text:p>
          </table:table-cell>
          <table:table-cell office:value-type="float" office:value="-74.2465693423528">
            <text:p>-74.2465693424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<text:s/>392</text:p>
          </table:table-cell>
          <table:table-cell office:value-type="float" office:value="8044">
            <text:p>8044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Travis</text:p>
          </table:table-cell>
          <table:table-cell office:value-type="float" office:value="40.5863137510328">
            <text:p>40.586313751</text:p>
          </table:table-cell>
          <table:table-cell office:value-type="float" office:value="-74.1907371753812">
            <text:p>-74.1907371754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<text:s/>96</text:p>
          </table:table-cell>
          <table:table-cell office:value-type="float" office:value="10717">
            <text:p>10717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Tribeca</text:p>
          </table:table-cell>
          <table:table-cell office:value-type="float" office:value="40.7215219674432">
            <text:p>40.7215219674</text:p>
          </table:table-cell>
          <table:table-cell office:value-type="float" office:value="-74.0106832855909">
            <text:p>-74.0106832856</text:p>
          </table:table-cell>
          <table:table-cell table:number-columns-repeated="3"/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string">
            <text:p><text:s/>3956</text:p>
          </table:table-cell>
          <table:table-cell office:value-type="float" office:value="12695">
            <text:p>12695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Tudor City</text:p>
          </table:table-cell>
          <table:table-cell office:value-type="float" office:value="40.7469174107402">
            <text:p>40.7469174107</text:p>
          </table:table-cell>
          <table:table-cell office:value-type="float" office:value="-73.9712192872227">
            <text:p>-73.9712192872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string">
            <text:p><text:s/>3896</text:p>
          </table:table-cell>
          <table:table-cell office:value-type="float" office:value="15846">
            <text:p>15846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Turtle Bay</text:p>
          </table:table-cell>
          <table:table-cell office:value-type="float" office:value="40.7520423695072">
            <text:p>40.7520423695</text:p>
          </table:table-cell>
          <table:table-cell office:value-type="float" office:value="-73.9677082458183">
            <text:p>-73.9677082458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string">
            <text:p><text:s/>3347</text:p>
          </table:table-cell>
          <table:table-cell office:value-type="float" office:value="14827">
            <text:p>14827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Two Bridges</text:p>
          </table:table-cell>
          <table:table-cell office:value-type="float" office:value="40.711727">
            <text:p>40.711727</text:p>
          </table:table-cell>
          <table:table-cell office:value-type="float" office:value="-73.992555">
            <text:p>-73.992555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<text:s/>5842</text:p>
          </table:table-cell>
          <table:table-cell office:value-type="float" office:value="19674">
            <text:p>1967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Unionport</text:p>
          </table:table-cell>
          <table:table-cell office:value-type="float" office:value="40.8297742978716">
            <text:p>40.8297742979</text:p>
          </table:table-cell>
          <table:table-cell office:value-type="float" office:value="-73.8505352445194">
            <text:p>-73.8505352445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<text:s/>2420</text:p>
          </table:table-cell>
          <table:table-cell office:value-type="float" office:value="34584">
            <text:p>3458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University Heights</text:p>
          </table:table-cell>
          <table:table-cell office:value-type="float" office:value="40.8557270771966">
            <text:p>40.8557270772</text:p>
          </table:table-cell>
          <table:table-cell office:value-type="float" office:value="-73.9104159619131">
            <text:p>-73.9104159619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string">
            <text:p><text:s/>6343</text:p>
          </table:table-cell>
          <table:table-cell office:value-type="float" office:value="50610">
            <text:p>50610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Upper East Side</text:p>
          </table:table-cell>
          <table:table-cell office:value-type="float" office:value="40.7756385733018">
            <text:p>40.7756385733</text:p>
          </table:table-cell>
          <table:table-cell office:value-type="float" office:value="-73.96050763135">
            <text:p>-73.9605076314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<text:s/>3808</text:p>
          </table:table-cell>
          <table:table-cell office:value-type="float" office:value="130246">
            <text:p>130246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Upper West Side</text:p>
          </table:table-cell>
          <table:table-cell office:value-type="float" office:value="40.7876579985349">
            <text:p>40.7876579985</text:p>
          </table:table-cell>
          <table:table-cell office:value-type="float" office:value="-73.977059236306">
            <text:p>-73.9770592363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string">
            <text:p><text:s/>3337</text:p>
          </table:table-cell>
          <table:table-cell table:style-name="ce10" office:value-type="float" office:value="101767">
            <text:p>101767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Utopia</text:p>
          </table:table-cell>
          <table:table-cell office:value-type="float" office:value="40.7335002542976">
            <text:p>40.7335002543</text:p>
          </table:table-cell>
          <table:table-cell office:value-type="float" office:value="-73.7967167802835">
            <text:p>-73.7967167803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<text:s/>620</text:p>
          </table:table-cell>
          <table:table-cell office:value-type="float" office:value="5069">
            <text:p>5069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Van Cortlandt Village</text:p>
          </table:table-cell>
          <table:table-cell office:value-type="float" office:value="40.883644">
            <text:p>40.883644</text:p>
          </table:table-cell>
          <table:table-cell office:value-type="float" office:value="-73.894275">
            <text:p>-73.894275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<text:s/>1758</text:p>
          </table:table-cell>
          <table:table-cell office:value-type="float" office:value="17888">
            <text:p>17888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Van Nest</text:p>
          </table:table-cell>
          <table:table-cell office:value-type="float" office:value="40.8436084712472">
            <text:p>40.8436084712</text:p>
          </table:table-cell>
          <table:table-cell office:value-type="float" office:value="-73.8662991807561">
            <text:p>-73.8662991808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<text:s/>2453</text:p>
          </table:table-cell>
          <table:table-cell office:value-type="float" office:value="15245">
            <text:p>15245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Vinegar Hill</text:p>
          </table:table-cell>
          <table:table-cell office:value-type="float" office:value="40.7033214988287">
            <text:p>40.7033214988</text:p>
          </table:table-cell>
          <table:table-cell office:value-type="float" office:value="-73.9811160359239">
            <text:p>-73.9811160359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<text:s/>1734</text:p>
          </table:table-cell>
          <table:table-cell office:value-type="float" office:value="63378">
            <text:p>63378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Wakefield</text:p>
          </table:table-cell>
          <table:table-cell office:value-type="float" office:value="40.89470517661">
            <text:p>40.8947051766</text:p>
          </table:table-cell>
          <table:table-cell office:value-type="float" office:value="-73.847200520549">
            <text:p>-73.8472005205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string">
            <text:p><text:s/>2675</text:p>
          </table:table-cell>
          <table:table-cell table:style-name="ce9" office:value-type="float" office:value="47657">
            <text:p>47657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Washington Heights</text:p>
          </table:table-cell>
          <table:table-cell office:value-type="float" office:value="40.8519025255531">
            <text:p>40.8519025256</text:p>
          </table:table-cell>
          <table:table-cell office:value-type="float" office:value="-73.9369002798523">
            <text:p>-73.9369002799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string">
            <text:p><text:s/>4464</text:p>
          </table:table-cell>
          <table:table-cell office:value-type="float" office:value="143879">
            <text:p>143879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Weeksville</text:p>
          </table:table-cell>
          <table:table-cell office:value-type="float" office:value="40.6750398650324">
            <text:p>40.675039865</text:p>
          </table:table-cell>
          <table:table-cell office:value-type="float" office:value="-73.9305310881734">
            <text:p>-73.9305310882</text:p>
          </table:table-cell>
          <table:table-cell table:number-columns-repeated="3"/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string">
            <text:p><text:s/>5263</text:p>
          </table:table-cell>
          <table:table-cell office:value-type="float" office:value="45364">
            <text:p>4536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West Brighton</text:p>
          </table:table-cell>
          <table:table-cell office:value-type="float" office:value="40.6318789265461">
            <text:p>40.6318789265</text:p>
          </table:table-cell>
          <table:table-cell office:value-type="float" office:value="-74.1071817826561">
            <text:p>-74.1071817827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string">
            <text:p><text:s/>681</text:p>
          </table:table-cell>
          <table:table-cell office:value-type="float" office:value="12337">
            <text:p>12337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West Farms</text:p>
          </table:table-cell>
          <table:table-cell office:value-type="float" office:value="40.8394750567265">
            <text:p>40.8394750567</text:p>
          </table:table-cell>
          <table:table-cell office:value-type="float" office:value="-73.8777447491055">
            <text:p>-73.8777447491</text:p>
          </table:table-cell>
          <table:table-cell table:number-columns-repeated="3"/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<text:s/>4474</text:p>
          </table:table-cell>
          <table:table-cell office:value-type="float" office:value="22147">
            <text:p>22147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West Village</text:p>
          </table:table-cell>
          <table:table-cell office:value-type="float" office:value="40.7344339357243">
            <text:p>40.7344339357</text:p>
          </table:table-cell>
          <table:table-cell office:value-type="float" office:value="-74.0061799812681">
            <text:p>-74.0061799813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<text:s/>4905</text:p>
          </table:table-cell>
          <table:table-cell table:style-name="ce9" office:value-type="float" office:value="35011">
            <text:p>35011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Westchester Square</text:p>
          </table:table-cell>
          <table:table-cell office:value-type="float" office:value="40.8406194964327">
            <text:p>40.8406194964</text:p>
          </table:table-cell>
          <table:table-cell office:value-type="float" office:value="-73.8421940760444">
            <text:p>-73.842194076</text:p>
          </table:table-cell>
          <table:table-cell table:number-columns-repeated="3"/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string">
            <text:p><text:s/>1493</text:p>
          </table:table-cell>
          <table:table-cell table:style-name="ce9" office:value-type="float" office:value="17376">
            <text:p>17376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Westerleigh</text:p>
          </table:table-cell>
          <table:table-cell office:value-type="float" office:value="40.6210904727541">
            <text:p>40.6210904728</text:p>
          </table:table-cell>
          <table:table-cell office:value-type="float" office:value="-74.133041439517">
            <text:p>-74.1330414395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string">
            <text:p><text:s/>515</text:p>
          </table:table-cell>
          <table:table-cell office:value-type="float" office:value="15729">
            <text:p>15729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Whitestone</text:p>
          </table:table-cell>
          <table:table-cell office:value-type="float" office:value="40.7812907660269">
            <text:p>40.781290766</text:p>
          </table:table-cell>
          <table:table-cell office:value-type="float" office:value="-73.8142021661086">
            <text:p>-73.8142021661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string">
            <text:p><text:s/>450</text:p>
          </table:table-cell>
          <table:table-cell table:style-name="ce9" office:value-type="float" office:value="28408">
            <text:p>28408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Williamsbridge</text:p>
          </table:table-cell>
          <table:table-cell office:value-type="float" office:value="40.8810388781921">
            <text:p>40.8810388782</text:p>
          </table:table-cell>
          <table:table-cell office:value-type="float" office:value="-73.8574464297421">
            <text:p>-73.8574464297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<text:s/>3706</text:p>
          </table:table-cell>
          <table:table-cell office:value-type="float" office:value="30673">
            <text:p>30673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Williamsburg</text:p>
          </table:table-cell>
          <table:table-cell office:value-type="float" office:value="40.7071443934425">
            <text:p>40.7071443934</text:p>
          </table:table-cell>
          <table:table-cell office:value-type="float" office:value="-73.9581152922093">
            <text:p>-73.9581152922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string">
            <text:p><text:s/>2999</text:p>
          </table:table-cell>
          <table:table-cell table:style-name="ce9" office:value-type="float" office:value="64444">
            <text:p>64444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Willowbrook</text:p>
          </table:table-cell>
          <table:table-cell office:value-type="float" office:value="40.6037069262737">
            <text:p>40.6037069263</text:p>
          </table:table-cell>
          <table:table-cell office:value-type="float" office:value="-74.132084474843">
            <text:p>-74.1320844748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<text:s/>348</text:p>
          </table:table-cell>
          <table:table-cell office:value-type="float" office:value="10717">
            <text:p>10717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Windsor Terrace</text:p>
          </table:table-cell>
          <table:table-cell office:value-type="float" office:value="40.656945835751">
            <text:p>40.6569458358</text:p>
          </table:table-cell>
          <table:table-cell office:value-type="float" office:value="-73.9800734043017">
            <text:p>-73.9800734043</text:p>
          </table:table-cell>
          <table:table-cell table:number-columns-repeated="3"/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<text:s/>702</text:p>
          </table:table-cell>
          <table:table-cell office:value-type="float" office:value="11811">
            <text:p>11811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Wingate</text:p>
          </table:table-cell>
          <table:table-cell office:value-type="float" office:value="40.6609465618811">
            <text:p>40.6609465619</text:p>
          </table:table-cell>
          <table:table-cell office:value-type="float" office:value="-73.9371868055931">
            <text:p>-73.9371868056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string">
            <text:p><text:s/>3793</text:p>
          </table:table-cell>
          <table:table-cell office:value-type="float" office:value="24756">
            <text:p>24756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Woodhaven</text:p>
          </table:table-cell>
          <table:table-cell office:value-type="float" office:value="40.6898868791579">
            <text:p>40.6898868792</text:p>
          </table:table-cell>
          <table:table-cell office:value-type="float" office:value="-73.8581104655432">
            <text:p>-73.8581104655</text:p>
          </table:table-cell>
          <table:table-cell table:number-columns-repeated="3"/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string">
            <text:p><text:s/>1781</text:p>
          </table:table-cell>
          <table:table-cell table:style-name="ce9" office:value-type="float" office:value="41948">
            <text:p>41948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Woodlawn</text:p>
          </table:table-cell>
          <table:table-cell office:value-type="float" office:value="40.8982726121381">
            <text:p>40.8982726121</text:p>
          </table:table-cell>
          <table:table-cell office:value-type="float" office:value="-73.8673149681418">
            <text:p>-73.8673149681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string">
            <text:p><text:s/>1023</text:p>
          </table:table-cell>
          <table:table-cell table:style-name="ce9" office:value-type="float" office:value="15716">
            <text:p>15716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Woodrow</text:p>
          </table:table-cell>
          <table:table-cell office:value-type="float" office:value="40.5419676228888">
            <text:p>40.5419676229</text:p>
          </table:table-cell>
          <table:table-cell office:value-type="float" office:value="-74.2052458248033">
            <text:p>-74.2052458248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<text:s/>262</text:p>
          </table:table-cell>
          <table:table-cell office:value-type="float" office:value="10133">
            <text:p>10133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Woodside</text:p>
          </table:table-cell>
          <table:table-cell office:value-type="float" office:value="40.7463490886022">
            <text:p>40.7463490886</text:p>
          </table:table-cell>
          <table:table-cell office:value-type="float" office:value="-73.9018416683828">
            <text:p>-73.9018416684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string">
            <text:p><text:s/>2558</text:p>
          </table:table-cell>
          <table:table-cell table:style-name="ce9" office:value-type="float" office:value="53188">
            <text:p>53188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Woodstock</text:p>
          </table:table-cell>
          <table:table-cell office:value-type="float" office:value="40.817445">
            <text:p>40.817445</text:p>
          </table:table-cell>
          <table:table-cell office:value-type="float" office:value="73.903243">
            <text:p>73.903243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<text:s/>6120</text:p>
          </table:table-cell>
          <table:table-cell office:value-type="float" office:value="10729">
            <text:p>10729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Yorkville</text:p>
          </table:table-cell>
          <table:table-cell office:value-type="float" office:value="40.7759298498849">
            <text:p>40.7759298499</text:p>
          </table:table-cell>
          <table:table-cell office:value-type="float" office:value="-73.9471178447183">
            <text:p>-73.9471178447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<text:s/>3796</text:p>
          </table:table-cell>
          <table:table-cell office:value-type="float" office:value="42023">
            <text:p>42023</text:p>
          </table:table-cell>
          <table:table-cell/>
        </table:table-row>
        <table:table-row table:style-name="ro2" table:number-rows-repeated="1048245">
          <table:table-cell table:number-columns-repeated="14"/>
        </table:table-row>
        <table:table-row table:style-name="ro2"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HK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percentage-style style:name="N118">
      <number:number number:decimal-places="1" number:min-integer-digits="1"/>
      <number:text>%</number:text>
    </number:percentage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">
      <number:number number:decimal-places="1" number:min-integer-digits="1" number:grouping="true"/>
    </number:number-style>
    <number:number-style style:name="N124">
      <number:number number:decimal-places="1" number:min-integer-digits="1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8116P0" style:volatile="true" number:language="en" number:country="HK">
      <number:number number:decimal-places="0" number:min-integer-digits="1" number:grouping="true"/>
    </number:number-style>
    <number:number-style style:name="N8116" number:language="en" number:country="HK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HK">
      <number:number number:decimal-places="0" number:min-integer-digits="1" number:grouping="true"/>
    </number:number-style>
    <number:number-style style:name="N8117" number:language="en" number:country="HK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 number:country="HK">
      <number:number number:decimal-places="2" number:min-integer-digits="1" number:grouping="true"/>
    </number:number-style>
    <number:number-style style:name="N8118" number:language="en" number:country="HK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HK">
      <number:number number:decimal-places="2" number:min-integer-digits="1" number:grouping="true"/>
    </number:number-style>
    <number:number-style style:name="N8119" number:language="en" number:country="HK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 number:country="HK">
      <number:number number:decimal-places="0" number:min-integer-digits="1" number:grouping="true"/>
      <number:text> </number:text>
    </number:number-style>
    <number:number-style style:name="N8123P1" style:volatile="true" number:language="en" number:country="HK">
      <number:text>-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HK">
      <number:text> - </number:text>
    </number:number-style>
    <number:text-style style:name="N8123" number:language="en" number:country="HK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HK">
      <number:number number:decimal-places="2" number:min-integer-digits="1" number:grouping="true"/>
      <number:text> </number:text>
    </number:number-style>
    <number:number-style style:name="N8127P1" style:volatile="true" number:language="en" number:country="HK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HK">
      <number:text> -</number:text>
      <number:number number:decimal-places="0" number:min-integer-digits="0"/>
      <number:text> </number:text>
    </number:number-style>
    <number:text-style style:name="N8127" number:language="en" number:country="HK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time-style style:name="N8128" number:language="en" number:country="HK">
      <number:minutes number:style="long"/>
      <number:text>:</number:text>
      <number:seconds number:style="long"/>
    </number:time-style>
    <number:time-style style:name="N8129" number:language="en" number:country="HK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0" number:language="en" number:country="HK">
      <number:minutes number:style="long"/>
      <number:text>:</number:text>
      <number:seconds number:style="long" number:decimal-places="1"/>
    </number:time-style>
    <number:number-style style:name="N8131" number:language="en" number:country="HK">
      <number:scientific-number number:decimal-places="1" number:min-integer-digits="3" number:min-exponent-digits="1"/>
    </number:number-style>
    <number:number-style style:name="N8132" number:language="en" number:country="HK">
      <number:number number:decimal-places="1" number:min-integer-digits="1" number:grouping="true"/>
    </number:number-style>
    <number:number-style style:name="N16106" number:language="en" number:country="CA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6">03/16/2022</text:date>, <text:time>16:4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16T16:45:05</dc:date>
    <dc:creator>Kay Cheung</dc:creator>
    <meta:generator>OpenOffice/4.1.10$Unix OpenOffice.org_project/4110m2$Build-9807</meta:generator>
    <meta:editing-duration>PT22H56M35S</meta:editing-duration>
    <meta:editing-cycles>177</meta:editing-cycles>
    <meta:document-statistic meta:table-count="2" meta:cell-count="6672" meta:object-count="0"/>
  </office:meta>
</office:document-meta>
</file>